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Arial1" svg:font-family="Arial1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style="italic" style:font-style-asian="italic" style:font-style-complex="italic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 fo:font-style="italic" style:font-style-asian="italic" style:font-style-complex="italic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7" style:family="table-cell" style:parent-style-name="Default" style:data-style-name="N36">
      <style:table-cell-properties fo:border-top="none" fo:border-bottom="thin solid #000000" fo:border-left="thin solid #000000" fo:border-right="thin solid #000000"/>
    </style:style>
    <style:style style:name="ce8" style:family="table-cell" style:parent-style-name="Default" style:data-style-name="N2">
      <style:table-cell-properties fo:border-top="none" fo:border-bottom="thin solid #000000" fo:border-left="thin solid #000000" fo:border-right="thin solid #000000"/>
    </style:style>
    <style:style style:name="ce9" style:family="table-cell" style:parent-style-name="Default" style:data-style-name="N2">
      <style:table-cell-properties fo:border="thin solid #000000"/>
    </style:style>
    <style:style style:name="ce10" style:family="table-cell" style:parent-style-name="Default" style:data-style-name="N2">
      <style:table-cell-properties fo:border="thin solid #000000" fo:background-color="#FFFF00"/>
    </style:style>
    <style:style style:name="ce11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13" style:family="table-cell" style:parent-style-name="Default" style:data-style-name="N0">
      <style:table-cell-properties fo:border-top="2pt solid #000000" fo:border-bottom="thin solid #000000" fo:border-left="thin solid #000000" fo:border-right="none"/>
    </style:style>
    <style:style style:name="ce14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  <style:text-properties fo:color="#000000" style:font-name="Liberation Sans" style:font-name-asian="Liberation Sans" style:font-name-complex="Liberation Sans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  <style:text-properties fo:color="#000000" style:font-name="Liberation Sans" style:font-name-asian="Liberation Sans" style:font-name-complex="Liberation Sans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  <style:text-properties fo:color="#000000" style:font-name="Liberation Sans" style:font-name-asian="Liberation Sans" style:font-name-complex="Liberation Sans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="thin solid #000000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20" style:family="table-cell" style:parent-style-name="Default" style:data-style-name="N2">
      <style:table-cell-properties fo:border-top="thin solid #000000" fo:border-bottom="thin solid #000000" fo:border-left="2pt solid #000000" fo:border-right="thin solid #000000"/>
    </style:style>
    <style:style style:name="ce21" style:family="table-cell" style:parent-style-name="Default" style:data-style-name="N2">
      <style:table-cell-properties fo:border="thin solid #000000"/>
    </style:style>
    <style:style style:name="ce22" style:family="table-cell" style:parent-style-name="Default" style:data-style-name="N38">
      <style:table-cell-properties fo:border-top="thin solid #000000" fo:border-bottom="thin solid #000000" fo:border-left="thin solid #000000" fo:border-right="2pt solid #000000"/>
    </style:style>
    <style:style style:name="ce23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end" fo:margin-right="0cm"/>
    </style:style>
    <style:style style:name="ce24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25" style:family="table-cell" style:parent-style-name="Default" style:data-style-name="N0">
      <style:table-cell-properties fo:border-top="thin solid #000000" fo:border-bottom="2pt solid #000000" fo:border-left="thin solid #000000" fo:border-right="none"/>
    </style:style>
    <style:style style:name="ce26" style:family="table-cell" style:parent-style-name="Default" style:data-style-name="N2">
      <style:table-cell-properties fo:border-top="thin solid #000000" fo:border-bottom="2pt solid #000000" fo:border-left="2pt solid #000000" fo:border-right="thin solid #000000"/>
    </style:style>
    <style:style style:name="ce27" style:family="table-cell" style:parent-style-name="Default" style:data-style-name="N2">
      <style:table-cell-properties fo:border-top="thin solid #000000" fo:border-bottom="2pt solid #000000" fo:border-left="thin solid #000000" fo:border-right="thin solid #000000" fo:background-color="#FFFF00"/>
    </style:style>
    <style:style style:name="ce28" style:family="table-cell" style:parent-style-name="Default" style:data-style-name="N38">
      <style:table-cell-properties fo:border-top="thin solid #000000" fo:border-bottom="2pt solid #000000" fo:border-left="thin solid #000000" fo:border-right="2pt solid #000000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0.529166666666667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0.687916666666667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3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8">
      <style:graphic-properties style:vertical-pos="middl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complex="Times New Roman" style:font-family-generic-complex="roman" style:font-pitch-complex="variable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imes New Roman" style:font-family-generic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complex="Times New Roman" style:font-family-generic-complex="roman" style:font-pitch-complex="variable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imes New Roman" style:font-family-generic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complex="Times New Roman" style:font-family-generic-complex="roman" style:font-pitch-complex="variable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imes New Roman" style:font-family-generic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complex="Times New Roman" style:font-family-generic-complex="roman" style:font-pitch-complex="variable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imes New Roman" style:font-family-generic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complex="Times New Roman" style:font-family-generic-complex="roman" style:font-pitch-complex="variable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imes New Roman" style:font-family-generic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complex="Times New Roman" style:font-family-generic-complex="roman" style:font-pitch-complex="variable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imes New Roman" style:font-family-generic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complex="Times New Roman" style:font-family-generic-complex="roman" style:font-pitch-complex="variable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imes New Roman" style:font-family-generic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complex="Times New Roman" style:font-family-generic-complex="roman" style:font-pitch-complex="variable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imes New Roman" style:font-family-generic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complex="Times New Roman" style:font-family-generic-complex="roman" style:font-pitch-complex="variable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imes New Roman" style:font-family-generic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complex="Times New Roman" style:font-family-generic-complex="roman" style:font-pitch-complex="variable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imes New Roman" style:font-family-generic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0">
      <style:graphic-properties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imes New Roman" style:font-family-generic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complex="Times New Roman" style:font-family-generic-complex="roman" style:font-pitch-complex="variable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imes New Roman" style:font-family-generic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complex="Times New Roman" style:font-family-generic-complex="roman" style:font-pitch-complex="variable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style:vertical-pos="middl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imes New Roman" style:font-family-generic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complex="Times New Roman" style:font-family-generic-complex="roman" style:font-pitch-complex="variable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imes New Roman" style:font-family-generic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complex="Times New Roman" style:font-family-generic-complex="roman" style:font-pitch-complex="variable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imes New Roman" style:font-family-generic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complex="Times New Roman" style:font-family-generic-complex="roman" style:font-pitch-complex="variable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" style:font-family-asian="Segoe UI" style:font-family-complex="Times New Roman" style:font-family-generic="roman" style:font-family-generic-complex="roman" style:font-pitch-asian="variable" style:font-pitch-complex="variable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" style:font-family-complex="Times New Roman" style:font-family-generic="roman" style:font-family-generic-complex="roman" style:font-pitch-complex="variable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imes New Roman" style:font-family-generic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complex="Times New Roman" style:font-family-generic-complex="roman" style:font-pitch-complex="variable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imes New Roman" style:font-family-generic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complex="Times New Roman" style:font-family-generic-complex="roman" style:font-pitch-complex="variable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untge-Kutta" table:style-name="ta1">
        <table:table-column table:style-name="co1" table:default-cell-style-name="ce1"/>
        <table:table-column table:style-name="co2" table:number-columns-repeated="53" table:default-cell-style-name="ce1"/>
        <table:table-column table:style-name="co3" table:number-columns-repeated="1633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Parámetros</text:p>
          </table:table-cell>
          <table:table-cell table:number-columns-repeated="5" table:style-name="ce1"/>
          <table:table-cell table:style-name="ce1">
            <draw:frame draw:z-index="1" draw:id="id0" draw:style-name="a0" draw:name="Gráfico 1" svg:x="0.26736in" svg:y="0.02083in" svg:width="6.55208in" svg:height="4.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">
            <text:p>W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kg/min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string" table:style-name="ce4">
            <text:p>C<text:span text:style-name="T2">P</text:span></text:p>
          </table:table-cell>
          <table:table-cell office:value-type="float" office:value="2.2999999999999998" table:style-name="ce4">
            <text:p>2,3</text:p>
          </table:table-cell>
          <table:table-cell office:value-type="string" table:style-name="ce4">
            <text:p>kJ/kg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string" table:style-name="ce4">
            <text:p>T<text:span text:style-name="T2">0</text:span>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°C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4">
            <text:p>UA<text:s text:c="2"/></text:p>
          </table:table-cell>
          <table:table-cell office:value-type="float" office:value="111.5" table:style-name="ce4">
            <text:p>111,5</text:p>
          </table:table-cell>
          <table:table-cell office:value-type="string" table:style-name="ce4">
            <text:p>kJ/min/K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4">
            <text:p>Tvapor</text:p>
          </table:table-cell>
          <table:table-cell office:value-type="float" office:value="150" table:style-name="ce4">
            <text:p>150</text:p>
          </table:table-cell>
          <table:table-cell office:value-type="string" table:style-name="ce4">
            <text:p>°C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4">
            <text:p>M</text:p>
          </table:table-cell>
          <table:table-cell office:value-type="float" office:value="760" table:style-name="ce4">
            <text:p>760</text:p>
          </table:table-cell>
          <table:table-cell office:value-type="string" table:style-name="ce4">
            <text:p>kg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4">
            <text:p>h</text:p>
          </table:table-cell>
          <table:table-cell office:value-type="float" office:value="0.5" table:style-name="ce4">
            <text:p>0,5</text:p>
          </table:table-cell>
          <table:table-cell office:value-type="string" table:style-name="ce4">
            <text:p>min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Táboa de valore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Tempo</text:p>
          </table:table-cell>
          <table:table-cell office:value-type="string" table:style-name="ce3">
            <text:p>T<text:span text:style-name="T3">1<text:s/></text:span><text:span text:style-name="T4">(t) (°C)</text:span></text:p>
          </table:table-cell>
          <table:table-cell office:value-type="string" table:style-name="ce3">
            <text:p>k<text:span text:style-name="T3">11</text:span></text:p>
          </table:table-cell>
          <table:table-cell office:value-type="string" table:style-name="ce3">
            <text:p>k<text:span text:style-name="T3">12</text:span></text:p>
          </table:table-cell>
          <table:table-cell office:value-type="string" table:style-name="ce3">
            <text:p>k<text:span text:style-name="T3">13</text:span></text:p>
          </table:table-cell>
          <table:table-cell office:value-type="string" table:style-name="ce3">
            <text:p>k<text:span text:style-name="T3">14</text:span>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0" table:style-name="ce6">
            <text:p>0</text:p>
          </table:table-cell>
          <table:table-cell office:value-type="float" office:value="25" table:style-name="ce8">
            <text:p>25,00</text:p>
          </table:table-cell>
          <table:table-cell office:value-type="float" office:value="3.8288043478260874" table:formula="of:=[.$C$9]*(([.$C$3]*[.$C$4]*([.$C$5]-[.$C13])+[.$C$6]*([.$C$7]-[.$C13]))/[.$C$8]/[.$C$4])" table:style-name="ce7">
            <text:p>3,828804</text:p>
          </table:table-cell>
          <table:table-cell office:value-type="float" office:value="3.7526334832976826" table:formula="of:=[.$C$9]*(([.$C$3]*[.$C$4]*([.$C$5]-([.$C13]+1/2*[.D13]))+[.$C$6]*([.$C$7]-([.$C13]+1/2*[.D13])))/[.$C$8]/[.$C$4])" table:style-name="ce7">
            <text:p>3,752633</text:p>
          </table:table-cell>
          <table:table-cell office:value-type="float" office:value="3.7541488390265005" table:formula="of:=[.$C$9]*(([.$C$3]*[.$C$4]*([.$C$5]-([.$C13]+1/2*[.E13]))+[.$C$6]*([.$C$7]-([.$C13]+1/2*[.E13])))/[.$C$8]/[.$C$4])" table:style-name="ce7">
            <text:p>3,754149</text:p>
          </table:table-cell>
          <table:table-cell office:value-type="float" office:value="3.6794330367538373" table:formula="of:=[.$C$9]*(([.$C$3]*[.$C$4]*([.$C$5]-([.$C13]+[.F13]))+[.$C$6]*([.$C$7]-([.$C13]+[.F13])))/[.$C$8]/[.$C$4])" table:style-name="ce7">
            <text:p>3,67943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0.5" table:formula="of:=[.B13]+[.$C$9]" table:style-name="ce4">
            <text:p>0,5</text:p>
          </table:table-cell>
          <table:table-cell office:value-type="float" office:value="28.753633671538047" table:formula="of:=[.C13]+1/6*([.D13]+2*[.E13]+2*[.F13]+[.G13])" table:style-name="ce9">
            <text:p>28,75</text:p>
          </table:table-cell>
          <table:table-cell office:value-type="float" office:value="3.6794535344076262" table:formula="of:=[.$C$9]*(([.$C$3]*[.$C$4]*([.$C$5]-[.$C14])+[.$C$6]*([.$C$7]-[.$C14]))/[.$C$8]/[.$C$4])" table:style-name="ce2">
            <text:p>3,679454</text:p>
          </table:table-cell>
          <table:table-cell office:value-type="float" office:value="3.6062538795683663" table:formula="of:=[.$C$9]*(([.$C$3]*[.$C$4]*([.$C$5]-([.$C14]+1/2*[.D14]))+[.$C$6]*([.$C$7]-([.$C14]+1/2*[.D14])))/[.$C$8]/[.$C$4])" table:style-name="ce2">
            <text:p>3,606254</text:p>
          </table:table-cell>
          <table:table-cell office:value-type="float" office:value="3.6077101255620936" table:formula="of:=[.$C$9]*(([.$C$3]*[.$C$4]*([.$C$5]-([.$C14]+1/2*[.E14]))+[.$C$6]*([.$C$7]-([.$C14]+1/2*[.E14])))/[.$C$8]/[.$C$4])" table:style-name="ce2">
            <text:p>3,607710</text:p>
          </table:table-cell>
          <table:table-cell office:value-type="float" office:value="3.5359087751211011" table:formula="of:=[.$C$9]*(([.$C$3]*[.$C$4]*([.$C$5]-([.$C14]+[.F14]))+[.$C$6]*([.$C$7]-([.$C14]+[.F14])))/[.$C$8]/[.$C$4])" table:style-name="ce2">
            <text:p>3,53590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formula="of:=[.B14]+[.$C$9]" table:style-name="ce4">
            <text:p>1</text:p>
          </table:table-cell>
          <table:table-cell office:value-type="float" office:value="32.360848724836323" table:formula="of:=[.C14]+1/6*([.D14]+2*[.E14]+2*[.F14]+[.G14])" table:style-name="ce9">
            <text:p>32,36</text:p>
          </table:table-cell>
          <table:table-cell office:value-type="float" office:value="3.53592847321947" table:formula="of:=[.$C$9]*(([.$C$3]*[.$C$4]*([.$C$5]-[.$C15])+[.$C$6]*([.$C$7]-[.$C15]))/[.$C$8]/[.$C$4])" table:style-name="ce2">
            <text:p>3,535928</text:p>
          </table:table-cell>
          <table:table-cell office:value-type="float" office:value="3.4655841295946379" table:formula="of:=[.$C$9]*(([.$C$3]*[.$C$4]*([.$C$5]-([.$C15]+1/2*[.D15]))+[.$C$6]*([.$C$7]-([.$C15]+1/2*[.D15])))/[.$C$8]/[.$C$4])" table:style-name="ce2">
            <text:p>3,465584</text:p>
          </table:table-cell>
          <table:table-cell office:value-type="float" office:value="3.4669835715566255" table:formula="of:=[.$C$9]*(([.$C$3]*[.$C$4]*([.$C$5]-([.$C15]+1/2*[.E15]))+[.$C$6]*([.$C$7]-([.$C15]+1/2*[.E15])))/[.$C$8]/[.$C$4])" table:style-name="ce2">
            <text:p>3,466984</text:p>
          </table:table-cell>
          <table:table-cell office:value-type="float" office:value="3.397982988435853" table:formula="of:=[.$C$9]*(([.$C$3]*[.$C$4]*([.$C$5]-([.$C15]+[.F15]))+[.$C$6]*([.$C$7]-([.$C15]+[.F15])))/[.$C$8]/[.$C$4])" table:style-name="ce2">
            <text:p>3,39798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.5" table:formula="of:=[.B15]+[.$C$9]" table:style-name="ce4">
            <text:p>1,5</text:p>
          </table:table-cell>
          <table:table-cell office:value-type="float" office:value="35.827356535495966" table:formula="of:=[.C15]+1/6*([.D15]+2*[.E15]+2*[.F15]+[.G15])" table:style-name="ce9">
            <text:p>35,83</text:p>
          </table:table-cell>
          <table:table-cell office:value-type="float" office:value="3.3980019181671945" table:formula="of:=[.$C$9]*(([.$C$3]*[.$C$4]*([.$C$5]-[.$C16])+[.$C$6]*([.$C$7]-[.$C16]))/[.$C$8]/[.$C$4])" table:style-name="ce2">
            <text:p>3,398002</text:p>
          </table:table-cell>
          <table:table-cell office:value-type="float" office:value="3.3304015081533134" table:formula="of:=[.$C$9]*(([.$C$3]*[.$C$4]*([.$C$5]-([.$C16]+1/2*[.D16]))+[.$C$6]*([.$C$7]-([.$C16]+1/2*[.D16])))/[.$C$8]/[.$C$4])" table:style-name="ce2">
            <text:p>3,330402</text:p>
          </table:table-cell>
          <table:table-cell office:value-type="float" office:value="3.3317463618479546" table:formula="of:=[.$C$9]*(([.$C$3]*[.$C$4]*([.$C$5]-([.$C16]+1/2*[.E16]))+[.$C$6]*([.$C$7]-([.$C16]+1/2*[.E16])))/[.$C$8]/[.$C$4])" table:style-name="ce2">
            <text:p>3,331746</text:p>
          </table:table-cell>
          <table:table-cell office:value-type="float" office:value="3.2654372960467568" table:formula="of:=[.$C$9]*(([.$C$3]*[.$C$4]*([.$C$5]-([.$C16]+[.F16]))+[.$C$6]*([.$C$7]-([.$C16]+[.F16])))/[.$C$8]/[.$C$4])" table:style-name="ce2">
            <text:p>3,26543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table:formula="of:=[.B16]+[.$C$9]" table:style-name="ce4">
            <text:p>2</text:p>
          </table:table-cell>
          <table:table-cell office:value-type="float" office:value="39.158645694532048" table:formula="of:=[.C16]+1/6*([.D16]+2*[.E16]+2*[.F16]+[.G16])" table:style-name="ce9">
            <text:p>39,16</text:p>
          </table:table-cell>
          <table:table-cell office:value-type="float" office:value="3.2654554873828925" table:formula="of:=[.$C$9]*(([.$C$3]*[.$C$4]*([.$C$5]-[.$C17])+[.$C$6]*([.$C$7]-[.$C17]))/[.$C$8]/[.$C$4])" table:style-name="ce2">
            <text:p>3,265455</text:p>
          </table:table-cell>
          <table:table-cell office:value-type="float" office:value="3.2004919779013479" table:formula="of:=[.$C$9]*(([.$C$3]*[.$C$4]*([.$C$5]-([.$C17]+1/2*[.D17]))+[.$C$6]*([.$C$7]-([.$C17]+1/2*[.D17])))/[.$C$8]/[.$C$4])" table:style-name="ce2">
            <text:p>3,200492</text:p>
          </table:table-cell>
          <table:table-cell office:value-type="float" office:value="3.2017843726623445" table:formula="of:=[.$C$9]*(([.$C$3]*[.$C$4]*([.$C$5]-([.$C17]+1/2*[.E17]))+[.$C$6]*([.$C$7]-([.$C17]+1/2*[.E17])))/[.$C$8]/[.$C$4])" table:style-name="ce2">
            <text:p>3,201784</text:p>
          </table:table-cell>
          <table:table-cell office:value-type="float" office:value="3.1380618357131755" table:formula="of:=[.$C$9]*(([.$C$3]*[.$C$4]*([.$C$5]-([.$C17]+[.F17]))+[.$C$6]*([.$C$7]-([.$C17]+[.F17])))/[.$C$8]/[.$C$4])" table:style-name="ce2">
            <text:p>3,13806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.5" table:formula="of:=[.B17]+[.$C$9]" table:style-name="ce4">
            <text:p>2,5</text:p>
          </table:table-cell>
          <table:table-cell office:value-type="float" office:value="42.359990698569291" table:formula="of:=[.C17]+1/6*([.D17]+2*[.E17]+2*[.F17]+[.G17])" table:style-name="ce9">
            <text:p>42,36</text:p>
          </table:table-cell>
          <table:table-cell office:value-type="float" office:value="3.1380793174568113" table:formula="of:=[.$C$9]*(([.$C$3]*[.$C$4]*([.$C$5]-[.$C18])+[.$C$6]*([.$C$7]-[.$C18]))/[.$C$8]/[.$C$4])" table:style-name="ce2">
            <text:p>3,138079</text:p>
          </table:table-cell>
          <table:table-cell office:value-type="float" office:value="3.0756498504862386" table:formula="of:=[.$C$9]*(([.$C$3]*[.$C$4]*([.$C$5]-([.$C18]+1/2*[.D18]))+[.$C$6]*([.$C$7]-([.$C18]+1/2*[.D18])))/[.$C$8]/[.$C$4])" table:style-name="ce2">
            <text:p>3,075650</text:p>
          </table:table-cell>
          <table:table-cell office:value-type="float" office:value="3.076891832588013" table:formula="of:=[.$C$9]*(([.$C$3]*[.$C$4]*([.$C$5]-([.$C18]+1/2*[.E18]))+[.$C$6]*([.$C$7]-([.$C18]+1/2*[.E18])))/[.$C$8]/[.$C$4])" table:style-name="ce2">
            <text:p>3,076892</text:p>
          </table:table-cell>
          <table:table-cell office:value-type="float" office:value="3.0156549313260927" table:formula="of:=[.$C$9]*(([.$C$3]*[.$C$4]*([.$C$5]-([.$C18]+[.F18]))+[.$C$6]*([.$C$7]-([.$C18]+[.F18])))/[.$C$8]/[.$C$4])" table:style-name="ce2">
            <text:p>3,01565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" table:formula="of:=[.B18]+[.$C$9]" table:style-name="ce4">
            <text:p>3</text:p>
          </table:table-cell>
          <table:table-cell office:value-type="float" office:value="45.436460301057856" table:formula="of:=[.C18]+1/6*([.D18]+2*[.E18]+2*[.F18]+[.G18])" table:style-name="ce9">
            <text:p>45,44</text:p>
          </table:table-cell>
          <table:table-cell office:value-type="float" office:value="3.0156717311564227" table:formula="of:=[.$C$9]*(([.$C$3]*[.$C$4]*([.$C$5]-[.$C19])+[.$C$6]*([.$C$7]-[.$C19]))/[.$C$8]/[.$C$4])" table:style-name="ce2">
            <text:p>3,015672</text:p>
          </table:table-cell>
          <table:table-cell office:value-type="float" office:value="2.9556774608755503" table:formula="of:=[.$C$9]*(([.$C$3]*[.$C$4]*([.$C$5]-([.$C19]+1/2*[.D19]))+[.$C$6]*([.$C$7]-([.$C19]+1/2*[.D19])))/[.$C$8]/[.$C$4])" table:style-name="ce2">
            <text:p>2,955677</text:p>
          </table:table-cell>
          <table:table-cell office:value-type="float" office:value="2.9568709967731577" table:formula="of:=[.$C$9]*(([.$C$3]*[.$C$4]*([.$C$5]-([.$C19]+1/2*[.E19]))+[.$C$6]*([.$C$7]-([.$C19]+1/2*[.E19])))/[.$C$8]/[.$C$4])" table:style-name="ce2">
            <text:p>2,956871</text:p>
          </table:table-cell>
          <table:table-cell office:value-type="float" office:value="2.8980227735903052" table:formula="of:=[.$C$9]*(([.$C$3]*[.$C$4]*([.$C$5]-([.$C19]+[.F19]))+[.$C$6]*([.$C$7]-([.$C19]+[.F19])))/[.$C$8]/[.$C$4])" table:style-name="ce2">
            <text:p>2,89802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.5" table:formula="of:=[.B19]+[.$C$9]" table:style-name="ce4">
            <text:p>3,5</text:p>
          </table:table-cell>
          <table:table-cell office:value-type="float" office:value="48.392925537731884" table:formula="of:=[.C19]+1/6*([.D19]+2*[.E19]+2*[.F19]+[.G19])" table:style-name="ce9">
            <text:p>48,39</text:p>
          </table:table-cell>
          <table:table-cell office:value-type="float" office:value="2.8980389181068347" table:formula="of:=[.$C$9]*(([.$C$3]*[.$C$4]*([.$C$5]-[.$C20])+[.$C$6]*([.$C$7]-[.$C20]))/[.$C$8]/[.$C$4])" table:style-name="ce2">
            <text:p>2,898039</text:p>
          </table:table-cell>
          <table:table-cell office:value-type="float" office:value="2.8403848543899213" table:formula="of:=[.$C$9]*(([.$C$3]*[.$C$4]*([.$C$5]-([.$C20]+1/2*[.D20]))+[.$C$6]*([.$C$7]-([.$C20]+1/2*[.D20])))/[.$C$8]/[.$C$4])" table:style-name="ce2">
            <text:p>2,840385</text:p>
          </table:table-cell>
          <table:table-cell office:value-type="float" office:value="2.8415318338325735" table:formula="of:=[.$C$9]*(([.$C$3]*[.$C$4]*([.$C$5]-([.$C20]+1/2*[.E20]))+[.$C$6]*([.$C$7]-([.$C20]+1/2*[.E20])))/[.$C$8]/[.$C$4])" table:style-name="ce2">
            <text:p>2,841532</text:p>
          </table:table-cell>
          <table:table-cell office:value-type="float" office:value="2.7849791131622954" table:formula="of:=[.$C$9]*(([.$C$3]*[.$C$4]*([.$C$5]-([.$C20]+[.F20]))+[.$C$6]*([.$C$7]-([.$C20]+[.F20])))/[.$C$8]/[.$C$4])" table:style-name="ce2">
            <text:p>2,78497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" table:formula="of:=[.B20]+[.$C$9]" table:style-name="ce4">
            <text:p>4</text:p>
          </table:table-cell>
          <table:table-cell office:value-type="float" office:value="51.234067439017572" table:formula="of:=[.C20]+1/6*([.D20]+2*[.E20]+2*[.F20]+[.G20])" table:style-name="ce9">
            <text:p>51,23</text:p>
          </table:table-cell>
          <table:table-cell office:value-type="float" office:value="2.7849946279269613" table:formula="of:=[.$C$9]*(([.$C$3]*[.$C$4]*([.$C$5]-[.$C21])+[.$C$6]*([.$C$7]-[.$C21]))/[.$C$8]/[.$C$4])" table:style-name="ce2">
            <text:p>2,784995</text:p>
          </table:table-cell>
          <table:table-cell office:value-type="float" office:value="2.7295894859440315" table:formula="of:=[.$C$9]*(([.$C$3]*[.$C$4]*([.$C$5]-([.$C21]+1/2*[.D21]))+[.$C$6]*([.$C$7]-([.$C21]+1/2*[.D21])))/[.$C$8]/[.$C$4])" table:style-name="ce2">
            <text:p>2,729589</text:p>
          </table:table-cell>
          <table:table-cell office:value-type="float" office:value="2.7306917249671763" table:formula="of:=[.$C$9]*(([.$C$3]*[.$C$4]*([.$C$5]-([.$C21]+1/2*[.E21]))+[.$C$6]*([.$C$7]-([.$C21]+1/2*[.E21])))/[.$C$8]/[.$C$4])" table:style-name="ce2">
            <text:p>2,730692</text:p>
          </table:table-cell>
          <table:table-cell office:value-type="float" office:value="2.6763449657579299" table:formula="of:=[.$C$9]*(([.$C$3]*[.$C$4]*([.$C$5]-([.$C21]+[.F21]))+[.$C$6]*([.$C$7]-([.$C21]+[.F21])))/[.$C$8]/[.$C$4])" table:style-name="ce2">
            <text:p>2,67634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.5" table:formula="of:=[.B21]+[.$C$9]" table:style-name="ce4">
            <text:p>4,5</text:p>
          </table:table-cell>
          <table:table-cell office:value-type="float" office:value="53.964384441602121" table:formula="of:=[.C21]+1/6*([.D21]+2*[.E21]+2*[.F21]+[.G21])" table:style-name="ce9">
            <text:p>53,96</text:p>
          </table:table-cell>
          <table:table-cell office:value-type="float" office:value="2.6763598753355677" table:formula="of:=[.$C$9]*(([.$C$3]*[.$C$4]*([.$C$5]-[.$C22])+[.$C$6]*([.$C$7]-[.$C22]))/[.$C$8]/[.$C$4])" table:style-name="ce2">
            <text:p>2,676360</text:p>
          </table:table-cell>
          <table:table-cell office:value-type="float" office:value="2.6231159310193237" table:formula="of:=[.$C$9]*(([.$C$3]*[.$C$4]*([.$C$5]-([.$C22]+1/2*[.D22]))+[.$C$6]*([.$C$7]-([.$C22]+1/2*[.D22])))/[.$C$8]/[.$C$4])" table:style-name="ce2">
            <text:p>2,623116</text:p>
          </table:table-cell>
          <table:table-cell office:value-type="float" office:value="2.6241751748200093" table:formula="of:=[.$C$9]*(([.$C$3]*[.$C$4]*([.$C$5]-([.$C22]+1/2*[.E22]))+[.$C$6]*([.$C$7]-([.$C22]+1/2*[.E22])))/[.$C$8]/[.$C$4])" table:style-name="ce2">
            <text:p>2,624175</text:p>
          </table:table-cell>
          <table:table-cell office:value-type="float" office:value="2.5719483287630673" table:formula="of:=[.$C$9]*(([.$C$3]*[.$C$4]*([.$C$5]-([.$C22]+[.F22]))+[.$C$6]*([.$C$7]-([.$C22]+[.F22])))/[.$C$8]/[.$C$4])" table:style-name="ce2">
            <text:p>2,57194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" table:formula="of:=[.B22]+[.$C$9]" table:style-name="ce4">
            <text:p>5</text:p>
          </table:table-cell>
          <table:table-cell office:value-type="float" office:value="56.588199510898335" table:formula="of:=[.C22]+1/6*([.D22]+2*[.E22]+2*[.F22]+[.G22])" table:style-name="ce9">
            <text:p>56,59</text:p>
          </table:table-cell>
          <table:table-cell office:value-type="float" office:value="2.5719626567603093" table:formula="of:=[.$C$9]*(([.$C$3]*[.$C$4]*([.$C$5]-[.$C23])+[.$C$6]*([.$C$7]-[.$C23]))/[.$C$8]/[.$C$4])" table:style-name="ce2">
            <text:p>2,571963</text:p>
          </table:table-cell>
          <table:table-cell office:value-type="float" office:value="2.5207956079108587" table:formula="of:=[.$C$9]*(([.$C$3]*[.$C$4]*([.$C$5]-([.$C23]+1/2*[.D23]))+[.$C$6]*([.$C$7]-([.$C23]+1/2*[.D23])))/[.$C$8]/[.$C$4])" table:style-name="ce2">
            <text:p>2,520796</text:p>
          </table:table-cell>
          <table:table-cell office:value-type="float" office:value="2.5218135336109389" table:formula="of:=[.$C$9]*(([.$C$3]*[.$C$4]*([.$C$5]-([.$C23]+1/2*[.E23]))+[.$C$6]*([.$C$7]-([.$C23]+1/2*[.E23])))/[.$C$8]/[.$C$4])" table:style-name="ce2">
            <text:p>2,521814</text:p>
          </table:table-cell>
          <table:table-cell office:value-type="float" office:value="2.4716239088983869" table:formula="of:=[.$C$9]*(([.$C$3]*[.$C$4]*([.$C$5]-([.$C23]+[.F23]))+[.$C$6]*([.$C$7]-([.$C23]+[.F23])))/[.$C$8]/[.$C$4])" table:style-name="ce2">
            <text:p>2,47162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.5" table:formula="of:=[.B23]+[.$C$9]" table:style-name="ce4">
            <text:p>5,5</text:p>
          </table:table-cell>
          <table:table-cell office:value-type="float" office:value="59.109666985682047" table:formula="of:=[.C23]+1/6*([.D23]+2*[.E23]+2*[.F23]+[.G23])" table:style-name="ce9">
            <text:p>59,11</text:p>
          </table:table-cell>
          <table:table-cell office:value-type="float" office:value="2.4716376780010374" table:formula="of:=[.$C$9]*(([.$C$3]*[.$C$4]*([.$C$5]-[.$C24])+[.$C$6]*([.$C$7]-[.$C24]))/[.$C$8]/[.$C$4])" table:style-name="ce2">
            <text:p>2,471638</text:p>
          </table:table-cell>
          <table:table-cell office:value-type="float" office:value="2.4224665108085404" table:formula="of:=[.$C$9]*(([.$C$3]*[.$C$4]*([.$C$5]-([.$C24]+1/2*[.D24]))+[.$C$6]*([.$C$7]-([.$C24]+1/2*[.D24])))/[.$C$8]/[.$C$4])" table:style-name="ce2">
            <text:p>2,422467</text:p>
          </table:table-cell>
          <table:table-cell office:value-type="float" office:value="2.4234447301100954" table:formula="of:=[.$C$9]*(([.$C$3]*[.$C$4]*([.$C$5]-([.$C24]+1/2*[.E24]))+[.$C$6]*([.$C$7]-([.$C24]+1/2*[.E24])))/[.$C$8]/[.$C$4])" table:style-name="ce2">
            <text:p>2,423445</text:p>
          </table:table-cell>
          <table:table-cell office:value-type="float" office:value="2.3752128605072409" table:formula="of:=[.$C$9]*(([.$C$3]*[.$C$4]*([.$C$5]-([.$C24]+[.F24]))+[.$C$6]*([.$C$7]-([.$C24]+[.F24])))/[.$C$8]/[.$C$4])" table:style-name="ce2">
            <text:p>2,37521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" table:formula="of:=[.B24]+[.$C$9]" table:style-name="ce4">
            <text:p>6</text:p>
          </table:table-cell>
          <table:table-cell office:value-type="float" office:value="61.53277915573964" table:formula="of:=[.C24]+1/6*([.D24]+2*[.E24]+2*[.F24]+[.G24])" table:style-name="ce9">
            <text:p>61,53</text:p>
          </table:table-cell>
          <table:table-cell office:value-type="float" office:value="2.3752260925161948" table:formula="of:=[.$C$9]*(([.$C$3]*[.$C$4]*([.$C$5]-[.$C25])+[.$C$6]*([.$C$7]-[.$C25]))/[.$C$8]/[.$C$4])" table:style-name="ce2">
            <text:p>2,375226</text:p>
          </table:table-cell>
          <table:table-cell office:value-type="float" office:value="2.3279729532900784" table:formula="of:=[.$C$9]*(([.$C$3]*[.$C$4]*([.$C$5]-([.$C25]+1/2*[.D25]))+[.$C$6]*([.$C$7]-([.$C25]+1/2*[.D25])))/[.$C$8]/[.$C$4])" table:style-name="ce2">
            <text:p>2,327973</text:p>
          </table:table-cell>
          <table:table-cell office:value-type="float" office:value="2.3289130150272577" table:formula="of:=[.$C$9]*(([.$C$3]*[.$C$4]*([.$C$5]-([.$C25]+1/2*[.E25]))+[.$C$6]*([.$C$7]-([.$C25]+1/2*[.E25])))/[.$C$8]/[.$C$4])" table:style-name="ce2">
            <text:p>2,328913</text:p>
          </table:table-cell>
          <table:table-cell office:value-type="float" office:value="2.2825625340521523" table:formula="of:=[.$C$9]*(([.$C$3]*[.$C$4]*([.$C$5]-([.$C25]+[.F25]))+[.$C$6]*([.$C$7]-([.$C25]+[.F25])))/[.$C$8]/[.$C$4])" table:style-name="ce2">
            <text:p>2,28256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.5" table:formula="of:=[.B25]+[.$C$9]" table:style-name="ce4">
            <text:p>6,5</text:p>
          </table:table-cell>
          <table:table-cell office:value-type="float" office:value="63.861372582940142" table:formula="of:=[.C25]+1/6*([.D25]+2*[.E25]+2*[.F25]+[.G25])" table:style-name="ce9">
            <text:p>63,86</text:p>
          </table:table-cell>
          <table:table-cell office:value-type="float" office:value="2.2825752499179144" table:formula="of:=[.$C$9]*(([.$C$3]*[.$C$4]*([.$C$5]-[.$C26])+[.$C$6]*([.$C$7]-[.$C26]))/[.$C$8]/[.$C$4])" table:style-name="ce2">
            <text:p>2,282575</text:p>
          </table:table-cell>
          <table:table-cell office:value-type="float" office:value="2.2371653218195755" table:formula="of:=[.$C$9]*(([.$C$3]*[.$C$4]*([.$C$5]-([.$C26]+1/2*[.D26]))+[.$C$6]*([.$C$7]-([.$C26]+1/2*[.D26])))/[.$C$8]/[.$C$4])" table:style-name="ce2">
            <text:p>2,237165</text:p>
          </table:table-cell>
          <table:table-cell office:value-type="float" office:value="2.2380687144108911" table:formula="of:=[.$C$9]*(([.$C$3]*[.$C$4]*([.$C$5]-([.$C26]+1/2*[.E26]))+[.$C$6]*([.$C$7]-([.$C26]+1/2*[.E26])))/[.$C$8]/[.$C$4])" table:style-name="ce2">
            <text:p>2,238069</text:p>
          </table:table-cell>
          <table:table-cell office:value-type="float" office:value="2.1935262344217592" table:formula="of:=[.$C$9]*(([.$C$3]*[.$C$4]*([.$C$5]-([.$C26]+[.F26]))+[.$C$6]*([.$C$7]-([.$C26]+[.F26])))/[.$C$8]/[.$C$4])" table:style-name="ce2">
            <text:p>2,19352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" table:formula="of:=[.B26]+[.$C$9]" table:style-name="ce4">
            <text:p>7</text:p>
          </table:table-cell>
          <table:table-cell office:value-type="float" office:value="66.099134175740247" table:formula="of:=[.C26]+1/6*([.D26]+2*[.E26]+2*[.F26]+[.G26])" table:style-name="ce9">
            <text:p>66,10</text:p>
          </table:table-cell>
          <table:table-cell office:value-type="float" office:value="2.1935384542776117" table:formula="of:=[.$C$9]*(([.$C$3]*[.$C$4]*([.$C$5]-[.$C27])+[.$C$6]*([.$C$7]-[.$C27]))/[.$C$8]/[.$C$4])" table:style-name="ce2">
            <text:p>2,193538</text:p>
          </table:table-cell>
          <table:table-cell office:value-type="float" office:value="2.1498998388614199" table:formula="of:=[.$C$9]*(([.$C$3]*[.$C$4]*([.$C$5]-([.$C27]+1/2*[.D27]))+[.$C$6]*([.$C$7]-([.$C27]+1/2*[.D27])))/[.$C$8]/[.$C$4])" table:style-name="ce2">
            <text:p>2,149900</text:p>
          </table:table-cell>
          <table:table-cell office:value-type="float" office:value="2.1507679926663958" table:formula="of:=[.$C$9]*(([.$C$3]*[.$C$4]*([.$C$5]-([.$C27]+1/2*[.E27]))+[.$C$6]*([.$C$7]-([.$C27]+1/2*[.E27])))/[.$C$8]/[.$C$4])" table:style-name="ce2">
            <text:p>2,150768</text:p>
          </table:table-cell>
          <table:table-cell office:value-type="float" office:value="2.107962988665514" table:formula="of:=[.$C$9]*(([.$C$3]*[.$C$4]*([.$C$5]-([.$C27]+[.F27]))+[.$C$6]*([.$C$7]-([.$C27]+[.F27])))/[.$C$8]/[.$C$4])" table:style-name="ce2">
            <text:p>2,10796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.5" table:formula="of:=[.B27]+[.$C$9]" table:style-name="ce4">
            <text:p>7,5</text:p>
          </table:table-cell>
          <table:table-cell office:value-type="float" office:value="68.249607026740037" table:formula="of:=[.C27]+1/6*([.D27]+2*[.E27]+2*[.F27]+[.G27])" table:style-name="ce9">
            <text:p>68,25</text:p>
          </table:table-cell>
          <table:table-cell office:value-type="float" office:value="2.1079747318593998" table:formula="of:=[.$C$9]*(([.$C$3]*[.$C$4]*([.$C$5]-[.$C28])+[.$C$6]*([.$C$7]-[.$C28]))/[.$C$8]/[.$C$4])" table:style-name="ce2">
            <text:p>2,107975</text:p>
          </table:table-cell>
          <table:table-cell office:value-type="float" office:value="2.0660383352344511" table:formula="of:=[.$C$9]*(([.$C$3]*[.$C$4]*([.$C$5]-([.$C28]+1/2*[.D28]))+[.$C$6]*([.$C$7]-([.$C28]+1/2*[.D28])))/[.$C$8]/[.$C$4])" table:style-name="ce2">
            <text:p>2,066038</text:p>
          </table:table-cell>
          <table:table-cell office:value-type="float" office:value="2.0668726248183371" table:formula="of:=[.$C$9]*(([.$C$3]*[.$C$4]*([.$C$5]-([.$C28]+1/2*[.E28]))+[.$C$6]*([.$C$7]-([.$C28]+1/2*[.E28])))/[.$C$8]/[.$C$4])" table:style-name="ce2">
            <text:p>2,066873</text:p>
          </table:table-cell>
          <table:table-cell office:value-type="float" office:value="2.0257373227883959" table:formula="of:=[.$C$9]*(([.$C$3]*[.$C$4]*([.$C$5]-([.$C28]+[.F28]))+[.$C$6]*([.$C$7]-([.$C28]+[.F28])))/[.$C$8]/[.$C$4])" table:style-name="ce2">
            <text:p>2,02573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" table:formula="of:=[.B28]+[.$C$9]" table:style-name="ce4">
            <text:p>8</text:p>
          </table:table-cell>
          <table:table-cell office:value-type="float" office:value="70.316196022532267" table:formula="of:=[.C28]+1/6*([.D28]+2*[.E28]+2*[.F28]+[.G28])" table:style-name="ce9">
            <text:p>70,32</text:p>
          </table:table-cell>
          <table:table-cell office:value-type="float" office:value="2.025748607913548" table:formula="of:=[.$C$9]*(([.$C$3]*[.$C$4]*([.$C$5]-[.$C29])+[.$C$6]*([.$C$7]-[.$C29]))/[.$C$8]/[.$C$4])" table:style-name="ce2">
            <text:p>2,025749</text:p>
          </table:table-cell>
          <table:table-cell office:value-type="float" office:value="1.9854480313459311" table:formula="of:=[.$C$9]*(([.$C$3]*[.$C$4]*([.$C$5]-([.$C29]+1/2*[.D29]))+[.$C$6]*([.$C$7]-([.$C29]+1/2*[.D29])))/[.$C$8]/[.$C$4])" table:style-name="ce2">
            <text:p>1,985448</text:p>
          </table:table-cell>
          <table:table-cell office:value-type="float" office:value="1.9862497776560792" table:formula="of:=[.$C$9]*(([.$C$3]*[.$C$4]*([.$C$5]-([.$C29]+1/2*[.E29]))+[.$C$6]*([.$C$7]-([.$C29]+1/2*[.E29])))/[.$C$8]/[.$C$4])" table:style-name="ce2">
            <text:p>1,986250</text:p>
          </table:table-cell>
          <table:table-cell office:value-type="float" office:value="1.9467190472522315" table:formula="of:=[.$C$9]*(([.$C$3]*[.$C$4]*([.$C$5]-([.$C29]+[.F29]))+[.$C$6]*([.$C$7]-([.$C29]+[.F29])))/[.$C$8]/[.$C$4])" table:style-name="ce2">
            <text:p>1,94671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.5" table:formula="of:=[.B29]+[.$C$9]" table:style-name="ce4">
            <text:p>8,5</text:p>
          </table:table-cell>
          <table:table-cell office:value-type="float" office:value="72.302173234727235" table:formula="of:=[.C29]+1/6*([.D29]+2*[.E29]+2*[.F29]+[.G29])" table:style-name="ce9">
            <text:p>72,30</text:p>
          </table:table-cell>
          <table:table-cell office:value-type="float" office:value="1.9467298921766143" table:formula="of:=[.$C$9]*(([.$C$3]*[.$C$4]*([.$C$5]-[.$C30])+[.$C$6]*([.$C$7]-[.$C30]))/[.$C$8]/[.$C$4])" table:style-name="ce2">
            <text:p>1,946730</text:p>
          </table:table-cell>
          <table:table-cell office:value-type="float" office:value="1.9080013269589695" table:formula="of:=[.$C$9]*(([.$C$3]*[.$C$4]*([.$C$5]-([.$C30]+1/2*[.D30]))+[.$C$6]*([.$C$7]-([.$C30]+1/2*[.D30])))/[.$C$8]/[.$C$4])" table:style-name="ce2">
            <text:p>1,908001</text:p>
          </table:table-cell>
          <table:table-cell office:value-type="float" office:value="1.9087717994163176" table:formula="of:=[.$C$9]*(([.$C$3]*[.$C$4]*([.$C$5]-([.$C30]+1/2*[.E30]))+[.$C$6]*([.$C$7]-([.$C30]+1/2*[.E30])))/[.$C$8]/[.$C$4])" table:style-name="ce2">
            <text:p>1,908772</text:p>
          </table:table-cell>
          <table:table-cell office:value-type="float" office:value="1.8707830508440024" table:formula="of:=[.$C$9]*(([.$C$3]*[.$C$4]*([.$C$5]-([.$C30]+[.F30]))+[.$C$6]*([.$C$7]-([.$C30]+[.F30])))/[.$C$8]/[.$C$4])" table:style-name="ce2">
            <text:p>1,87078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" table:formula="of:=[.B30]+[.$C$9]" table:style-name="ce4">
            <text:p>9</text:p>
          </table:table-cell>
          <table:table-cell office:value-type="float" office:value="74.210683100689096" table:formula="of:=[.C30]+1/6*([.D30]+2*[.E30]+2*[.F30]+[.G30])" table:style-name="ce9">
            <text:p>74,21</text:p>
          </table:table-cell>
          <table:table-cell office:value-type="float" office:value="1.8707934727386004" table:formula="of:=[.$C$9]*(([.$C$3]*[.$C$4]*([.$C$5]-[.$C31])+[.$C$6]*([.$C$7]-[.$C31]))/[.$C$8]/[.$C$4])" table:style-name="ce2">
            <text:p>1,870793</text:p>
          </table:table-cell>
          <table:table-cell office:value-type="float" office:value="1.83357559916052" table:formula="of:=[.$C$9]*(([.$C$3]*[.$C$4]*([.$C$5]-([.$C31]+1/2*[.D31]))+[.$C$6]*([.$C$7]-([.$C31]+1/2*[.D31])))/[.$C$8]/[.$C$4])" table:style-name="ce2">
            <text:p>1,833576</text:p>
          </table:table-cell>
          <table:table-cell office:value-type="float" office:value="1.8343160176694886" table:formula="of:=[.$C$9]*(([.$C$3]*[.$C$4]*([.$C$5]-([.$C31]+1/2*[.E31]))+[.$C$6]*([.$C$7]-([.$C31]+1/2*[.E31])))/[.$C$8]/[.$C$4])" table:style-name="ce2">
            <text:p>1,834316</text:p>
          </table:table-cell>
          <table:table-cell office:value-type="float" office:value="1.7978091025847596" table:formula="of:=[.$C$9]*(([.$C$3]*[.$C$4]*([.$C$5]-([.$C31]+[.F31]))+[.$C$6]*([.$C$7]-([.$C31]+[.F31])))/[.$C$8]/[.$C$4])" table:style-name="ce2">
            <text:p>1,79780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.5" table:formula="of:=[.B31]+[.$C$9]" table:style-name="ce4">
            <text:p>9,5</text:p>
          </table:table-cell>
          <table:table-cell office:value-type="float" office:value="76.044747402186331" table:formula="of:=[.C31]+1/6*([.D31]+2*[.E31]+2*[.F31]+[.G31])" table:style-name="ce9">
            <text:p>76,04</text:p>
          </table:table-cell>
          <table:table-cell office:value-type="float" office:value="1.797819117950767" table:formula="of:=[.$C$9]*(([.$C$3]*[.$C$4]*([.$C$5]-[.$C32])+[.$C$6]*([.$C$7]-[.$C32]))/[.$C$8]/[.$C$4])" table:style-name="ce2">
            <text:p>1,797819</text:p>
          </table:table-cell>
          <table:table-cell office:value-type="float" office:value="1.76205300821007" table:formula="of:=[.$C$9]*(([.$C$3]*[.$C$4]*([.$C$5]-([.$C32]+1/2*[.D32]))+[.$C$6]*([.$C$7]-([.$C32]+1/2*[.D32])))/[.$C$8]/[.$C$4])" table:style-name="ce2">
            <text:p>1,762053</text:p>
          </table:table-cell>
          <table:table-cell office:value-type="float" office:value="1.762764545090066" table:formula="of:=[.$C$9]*(([.$C$3]*[.$C$4]*([.$C$5]-([.$C32]+1/2*[.E32]))+[.$C$6]*([.$C$7]-([.$C32]+1/2*[.E32])))/[.$C$8]/[.$C$4])" table:style-name="ce2">
            <text:p>1,762765</text:p>
          </table:table-cell>
          <table:table-cell office:value-type="float" office:value="1.7276816613655188" table:formula="of:=[.$C$9]*(([.$C$3]*[.$C$4]*([.$C$5]-([.$C32]+[.F32]))+[.$C$6]*([.$C$7]-([.$C32]+[.F32])))/[.$C$8]/[.$C$4])" table:style-name="ce2">
            <text:p>1,72768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" table:formula="of:=[.B32]+[.$C$9]" table:style-name="ce4">
            <text:p>10</text:p>
          </table:table-cell>
          <table:table-cell office:value-type="float" office:value="77.80727004983909" table:formula="of:=[.C32]+1/6*([.D32]+2*[.E32]+2*[.F32]+[.G32])" table:style-name="ce9">
            <text:p>77,81</text:p>
          </table:table-cell>
          <table:table-cell office:value-type="float" office:value="1.7276912860604643" table:formula="of:=[.$C$9]*(([.$C$3]*[.$C$4]*([.$C$5]-[.$C33])+[.$C$6]*([.$C$7]-[.$C33]))/[.$C$8]/[.$C$4])" table:style-name="ce2">
            <text:p>1,727691</text:p>
          </table:table-cell>
          <table:table-cell office:value-type="float" office:value="1.6933203109616357" table:formula="of:=[.$C$9]*(([.$C$3]*[.$C$4]*([.$C$5]-([.$C33]+1/2*[.D33]))+[.$C$6]*([.$C$7]-([.$C33]+1/2*[.D33])))/[.$C$8]/[.$C$4])" table:style-name="ce2">
            <text:p>1,693320</text:p>
          </table:table-cell>
          <table:table-cell office:value-type="float" office:value="1.6940040928032041" table:formula="of:=[.$C$9]*(([.$C$3]*[.$C$4]*([.$C$5]-([.$C33]+1/2*[.E33]))+[.$C$6]*([.$C$7]-([.$C33]+1/2*[.E33])))/[.$C$8]/[.$C$4])" table:style-name="ce2">
            <text:p>1,694004</text:p>
          </table:table-cell>
          <table:table-cell office:value-type="float" office:value="1.6602896930087128" table:formula="of:=[.$C$9]*(([.$C$3]*[.$C$4]*([.$C$5]-([.$C33]+[.F33]))+[.$C$6]*([.$C$7]-([.$C33]+[.F33])))/[.$C$8]/[.$C$4])" table:style-name="ce2">
            <text:p>1,66029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.5" table:formula="of:=[.B33]+[.$C$9]" table:style-name="ce4">
            <text:p>10,5</text:p>
          </table:table-cell>
          <table:table-cell office:value-type="float" office:value="79.501041680938897" table:formula="of:=[.C33]+1/6*([.D33]+2*[.E33]+2*[.F33]+[.G33])" table:style-name="ce9">
            <text:p>79,50</text:p>
          </table:table-cell>
          <table:table-cell office:value-type="float" office:value="1.6602989422715675" table:formula="of:=[.$C$9]*(([.$C$3]*[.$C$4]*([.$C$5]-[.$C34])+[.$C$6]*([.$C$7]-[.$C34]))/[.$C$8]/[.$C$4])" table:style-name="ce2">
            <text:p>1,660299</text:p>
          </table:table-cell>
          <table:table-cell office:value-type="float" office:value="1.6272686815636193" table:formula="of:=[.$C$9]*(([.$C$3]*[.$C$4]*([.$C$5]-([.$C34]+1/2*[.D34]))+[.$C$6]*([.$C$7]-([.$C34]+1/2*[.D34])))/[.$C$8]/[.$C$4])" table:style-name="ce2">
            <text:p>1,627269</text:p>
          </table:table-cell>
          <table:table-cell office:value-type="float" office:value="1.6279257910121998" table:formula="of:=[.$C$9]*(([.$C$3]*[.$C$4]*([.$C$5]-([.$C34]+1/2*[.E34]))+[.$C$6]*([.$C$7]-([.$C34]+1/2*[.E34])))/[.$C$8]/[.$C$4])" table:style-name="ce2">
            <text:p>1,627926</text:p>
          </table:table-cell>
          <table:table-cell office:value-type="float" office:value="1.5955264944655612" table:formula="of:=[.$C$9]*(([.$C$3]*[.$C$4]*([.$C$5]-([.$C34]+[.F34]))+[.$C$6]*([.$C$7]-([.$C34]+[.F34])))/[.$C$8]/[.$C$4])" table:style-name="ce2">
            <text:p>1,59552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" table:formula="of:=[.B34]+[.$C$9]" table:style-name="ce4">
            <text:p>11</text:p>
          </table:table-cell>
          <table:table-cell office:value-type="float" office:value="81.128744077920359" table:formula="of:=[.C34]+1/6*([.D34]+2*[.E34]+2*[.F34]+[.G34])" table:style-name="ce9">
            <text:p>81,13</text:p>
          </table:table-cell>
          <table:table-cell office:value-type="float" office:value="1.5955353829408692" table:formula="of:=[.$C$9]*(([.$C$3]*[.$C$4]*([.$C$5]-[.$C35])+[.$C$6]*([.$C$7]-[.$C35]))/[.$C$8]/[.$C$4])" table:style-name="ce2">
            <text:p>1,595535</text:p>
          </table:table-cell>
          <table:table-cell office:value-type="float" office:value="1.5637935391526716" table:formula="of:=[.$C$9]*(([.$C$3]*[.$C$4]*([.$C$5]-([.$C35]+1/2*[.D35]))+[.$C$6]*([.$C$7]-([.$C35]+1/2*[.D35])))/[.$C$8]/[.$C$4])" table:style-name="ce2">
            <text:p>1,563794</text:p>
          </table:table-cell>
          <table:table-cell office:value-type="float" office:value="1.5644250166227722" table:formula="of:=[.$C$9]*(([.$C$3]*[.$C$4]*([.$C$5]-([.$C35]+1/2*[.E35]))+[.$C$6]*([.$C$7]-([.$C35]+1/2*[.E35])))/[.$C$8]/[.$C$4])" table:style-name="ce2">
            <text:p>1,564425</text:p>
          </table:table-cell>
          <table:table-cell office:value-type="float" office:value="1.5332895248710099" table:formula="of:=[.$C$9]*(([.$C$3]*[.$C$4]*([.$C$5]-([.$C35]+[.F35]))+[.$C$6]*([.$C$7]-([.$C35]+[.F35])))/[.$C$8]/[.$C$4])" table:style-name="ce2">
            <text:p>1,53329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.5" table:formula="of:=[.B35]+[.$C$9]" table:style-name="ce4">
            <text:p>11,5</text:p>
          </table:table-cell>
          <table:table-cell office:value-type="float" office:value="82.692954414480823" table:formula="of:=[.C35]+1/6*([.D35]+2*[.E35]+2*[.F35]+[.G35])" table:style-name="ce9">
            <text:p>82,69</text:p>
          </table:table-cell>
          <table:table-cell office:value-type="float" office:value="1.5332980666320704" table:formula="of:=[.$C$9]*(([.$C$3]*[.$C$4]*([.$C$5]-[.$C36])+[.$C$6]*([.$C$7]-[.$C36]))/[.$C$8]/[.$C$4])" table:style-name="ce2">
            <text:p>1,533298</text:p>
          </table:table-cell>
          <table:table-cell office:value-type="float" office:value="1.5027943822687242" table:formula="of:=[.$C$9]*(([.$C$3]*[.$C$4]*([.$C$5]-([.$C36]+1/2*[.D36]))+[.$C$6]*([.$C$7]-([.$C36]+1/2*[.D36])))/[.$C$8]/[.$C$4])" table:style-name="ce2">
            <text:p>1,502794</text:p>
          </table:table-cell>
          <table:table-cell office:value-type="float" office:value="1.5034012275912267" table:formula="of:=[.$C$9]*(([.$C$3]*[.$C$4]*([.$C$5]-([.$C36]+1/2*[.E36]))+[.$C$6]*([.$C$7]-([.$C36]+1/2*[.E36])))/[.$C$8]/[.$C$4])" table:style-name="ce2">
            <text:p>1,503401</text:p>
          </table:table-cell>
          <table:table-cell office:value-type="float" office:value="1.4734802431887239" table:formula="of:=[.$C$9]*(([.$C$3]*[.$C$4]*([.$C$5]-([.$C36]+[.F36]))+[.$C$6]*([.$C$7]-([.$C36]+[.F36])))/[.$C$8]/[.$C$4])" table:style-name="ce2">
            <text:p>1,47348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" table:formula="of:=[.B36]+[.$C$9]" table:style-name="ce4">
            <text:p>12</text:p>
          </table:table-cell>
          <table:table-cell office:value-type="float" office:value="84.196149336070945" table:formula="of:=[.C36]+1/6*([.D36]+2*[.E36]+2*[.F36]+[.G36])" table:style-name="ce9">
            <text:p>84,20</text:p>
          </table:table-cell>
          <table:table-cell office:value-type="float" office:value="1.4734884517598774" table:formula="of:=[.$C$9]*(([.$C$3]*[.$C$4]*([.$C$5]-[.$C37])+[.$C$6]*([.$C$7]-[.$C37]))/[.$C$8]/[.$C$4])" table:style-name="ce2">
            <text:p>1,473488</text:p>
          </table:table-cell>
          <table:table-cell office:value-type="float" office:value="1.4441746297290134" table:formula="of:=[.$C$9]*(([.$C$3]*[.$C$4]*([.$C$5]-([.$C37]+1/2*[.D37]))+[.$C$6]*([.$C$7]-([.$C37]+1/2*[.D37])))/[.$C$8]/[.$C$4])" table:style-name="ce2">
            <text:p>1,444175</text:p>
          </table:table-cell>
          <table:table-cell office:value-type="float" office:value="1.4447578037342328" table:formula="of:=[.$C$9]*(([.$C$3]*[.$C$4]*([.$C$5]-([.$C37]+1/2*[.E37]))+[.$C$6]*([.$C$7]-([.$C37]+1/2*[.E37])))/[.$C$8]/[.$C$4])" table:style-name="ce2">
            <text:p>1,444758</text:p>
          </table:table-cell>
          <table:table-cell office:value-type="float" office:value="1.4160039521891015" table:formula="of:=[.$C$9]*(([.$C$3]*[.$C$4]*([.$C$5]-([.$C37]+[.F37]))+[.$C$6]*([.$C$7]-([.$C37]+[.F37])))/[.$C$8]/[.$C$4])" table:style-name="ce2">
            <text:p>1,41600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.5" table:formula="of:=[.B37]+[.$C$9]" table:style-name="ce4">
            <text:p>12,5</text:p>
          </table:table-cell>
          <table:table-cell office:value-type="float" office:value="85.640708881216852" table:formula="of:=[.C37]+1/6*([.D37]+2*[.E37]+2*[.F37]+[.G37])" table:style-name="ce9">
            <text:p>85,64</text:p>
          </table:table-cell>
          <table:table-cell office:value-type="float" office:value="1.416011840567144" table:formula="of:=[.$C$9]*(([.$C$3]*[.$C$4]*([.$C$5]-[.$C38])+[.$C$6]*([.$C$7]-[.$C38]))/[.$C$8]/[.$C$4])" table:style-name="ce2">
            <text:p>1,416012</text:p>
          </table:table-cell>
          <table:table-cell office:value-type="float" office:value="1.3878414677091797" table:formula="of:=[.$C$9]*(([.$C$3]*[.$C$4]*([.$C$5]-([.$C38]+1/2*[.D38]))+[.$C$6]*([.$C$7]-([.$C38]+1/2*[.D38])))/[.$C$8]/[.$C$4])" table:style-name="ce2">
            <text:p>1,387841</text:p>
          </table:table-cell>
          <table:table-cell office:value-type="float" office:value="1.388401893748159" table:formula="of:=[.$C$9]*(([.$C$3]*[.$C$4]*([.$C$5]-([.$C38]+1/2*[.E38]))+[.$C$6]*([.$C$7]-([.$C38]+1/2*[.E38])))/[.$C$8]/[.$C$4])" table:style-name="ce2">
            <text:p>1,388402</text:p>
          </table:table-cell>
          <table:table-cell office:value-type="float" office:value="1.3607696485132632" table:formula="of:=[.$C$9]*(([.$C$3]*[.$C$4]*([.$C$5]-([.$C38]+[.F38]))+[.$C$6]*([.$C$7]-([.$C38]+[.F38])))/[.$C$8]/[.$C$4])" table:style-name="ce2">
            <text:p>1,36077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" table:formula="of:=[.B38]+[.$C$9]" table:style-name="ce4">
            <text:p>13</text:p>
          </table:table-cell>
          <table:table-cell office:value-type="float" office:value="87.028920249882702" table:formula="of:=[.C38]+1/6*([.D38]+2*[.E38]+2*[.F38]+[.G38])" table:style-name="ce9">
            <text:p>87,03</text:p>
          </table:table-cell>
          <table:table-cell office:value-type="float" office:value="1.3607772291880196" table:formula="of:=[.$C$9]*(([.$C$3]*[.$C$4]*([.$C$5]-[.$C39])+[.$C$6]*([.$C$7]-[.$C39]))/[.$C$8]/[.$C$4])" table:style-name="ce2">
            <text:p>1,360777</text:p>
          </table:table-cell>
          <table:table-cell office:value-type="float" office:value="1.3337057027892705" table:formula="of:=[.$C$9]*(([.$C$3]*[.$C$4]*([.$C$5]-([.$C39]+1/2*[.D39]))+[.$C$6]*([.$C$7]-([.$C39]+1/2*[.D39])))/[.$C$8]/[.$C$4])" table:style-name="ce2">
            <text:p>1,333706</text:p>
          </table:table-cell>
          <table:table-cell office:value-type="float" office:value="1.3342442681957445" table:formula="of:=[.$C$9]*(([.$C$3]*[.$C$4]*([.$C$5]-([.$C39]+1/2*[.E39]))+[.$C$6]*([.$C$7]-([.$C39]+1/2*[.E39])))/[.$C$8]/[.$C$4])" table:style-name="ce2">
            <text:p>1,334244</text:p>
          </table:table-cell>
          <table:table-cell office:value-type="float" office:value="1.3076898785856088" table:formula="of:=[.$C$9]*(([.$C$3]*[.$C$4]*([.$C$5]-([.$C39]+[.F39]))+[.$C$6]*([.$C$7]-([.$C39]+[.F39])))/[.$C$8]/[.$C$4])" table:style-name="ce2">
            <text:p>1,30769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.5" table:formula="of:=[.B39]+[.$C$9]" table:style-name="ce4">
            <text:p>13,5</text:p>
          </table:table-cell>
          <table:table-cell office:value-type="float" office:value="88.362981424839973" table:formula="of:=[.C39]+1/6*([.D39]+2*[.E39]+2*[.F39]+[.G39])" table:style-name="ce9">
            <text:p>88,36</text:p>
          </table:table-cell>
          <table:table-cell office:value-type="float" office:value="1.3076971635597139" table:formula="of:=[.$C$9]*(([.$C$3]*[.$C$4]*([.$C$5]-[.$C40])+[.$C$6]*([.$C$7]-[.$C40]))/[.$C$8]/[.$C$4])" table:style-name="ce2">
            <text:p>1,307697</text:p>
          </table:table-cell>
          <table:table-cell office:value-type="float" office:value="1.2816816207320316" table:formula="of:=[.$C$9]*(([.$C$3]*[.$C$4]*([.$C$5]-([.$C40]+1/2*[.D40]))+[.$C$6]*([.$C$7]-([.$C40]+1/2*[.D40])))/[.$C$8]/[.$C$4])" table:style-name="ce2">
            <text:p>1,281682</text:p>
          </table:table-cell>
          <table:table-cell office:value-type="float" office:value="1.2821991782273594" table:formula="of:=[.$C$9]*(([.$C$3]*[.$C$4]*([.$C$5]-([.$C40]+1/2*[.E40]))+[.$C$6]*([.$C$7]-([.$C40]+1/2*[.E40])))/[.$C$8]/[.$C$4])" table:style-name="ce2">
            <text:p>1,282199</text:p>
          </table:table-cell>
          <table:table-cell office:value-type="float" office:value="1.2566806001468349" table:formula="of:=[.$C$9]*(([.$C$3]*[.$C$4]*([.$C$5]-([.$C40]+[.F40]))+[.$C$6]*([.$C$7]-([.$C40]+[.F40])))/[.$C$8]/[.$C$4])" table:style-name="ce2">
            <text:p>1,25668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" table:formula="of:=[.B40]+[.$C$9]" table:style-name="ce4">
            <text:p>14</text:p>
          </table:table-cell>
          <table:table-cell office:value-type="float" office:value="89.645004651777526" table:formula="of:=[.C40]+1/6*([.D40]+2*[.E40]+2*[.F40]+[.G40])" table:style-name="ce9">
            <text:p>89,65</text:p>
          </table:table-cell>
          <table:table-cell office:value-type="float" office:value="1.2566876009547334" table:formula="of:=[.$C$9]*(([.$C$3]*[.$C$4]*([.$C$5]-[.$C41])+[.$C$6]*([.$C$7]-[.$C41]))/[.$C$8]/[.$C$4])" table:style-name="ce2">
            <text:p>1,256688</text:p>
          </table:table-cell>
          <table:table-cell office:value-type="float" office:value="1.2316868507698355" table:formula="of:=[.$C$9]*(([.$C$3]*[.$C$4]*([.$C$5]-([.$C41]+1/2*[.D41]))+[.$C$6]*([.$C$7]-([.$C41]+1/2*[.D41])))/[.$C$8]/[.$C$4])" table:style-name="ce2">
            <text:p>1,231687</text:p>
          </table:table-cell>
          <table:table-cell office:value-type="float" office:value="1.2321842198131305" table:formula="of:=[.$C$9]*(([.$C$3]*[.$C$4]*([.$C$5]-([.$C41]+1/2*[.E41]))+[.$C$6]*([.$C$7]-([.$C41]+1/2*[.E41])))/[.$C$8]/[.$C$4])" table:style-name="ce2">
            <text:p>1,232184</text:p>
          </table:table-cell>
          <table:table-cell office:value-type="float" office:value="1.2076610491881405" table:formula="of:=[.$C$9]*(([.$C$3]*[.$C$4]*([.$C$5]-([.$C41]+[.F41]))+[.$C$6]*([.$C$7]-([.$C41]+[.F41])))/[.$C$8]/[.$C$4])" table:style-name="ce2">
            <text:p>1,20766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.5" table:formula="of:=[.B41]+[.$C$9]" table:style-name="ce4">
            <text:p>14,5</text:p>
          </table:table-cell>
          <table:table-cell office:value-type="float" office:value="90.877019783662334" table:formula="of:=[.C41]+1/6*([.D41]+2*[.E41]+2*[.F41]+[.G41])" table:style-name="ce9">
            <text:p>90,88</text:p>
          </table:table-cell>
          <table:table-cell office:value-type="float" office:value="1.2076677769143507" table:formula="of:=[.$C$9]*(([.$C$3]*[.$C$4]*([.$C$5]-[.$C42])+[.$C$6]*([.$C$7]-[.$C42]))/[.$C$8]/[.$C$4])" table:style-name="ce2">
            <text:p>1,207668</text:p>
          </table:table-cell>
          <table:table-cell office:value-type="float" office:value="1.1836422351854052" table:formula="of:=[.$C$9]*(([.$C$3]*[.$C$4]*([.$C$5]-([.$C42]+1/2*[.D42]))+[.$C$6]*([.$C$7]-([.$C42]+1/2*[.D42])))/[.$C$8]/[.$C$4])" table:style-name="ce2">
            <text:p>1,183642</text:p>
          </table:table-cell>
          <table:table-cell office:value-type="float" office:value="1.1841202032710025" table:formula="of:=[.$C$9]*(([.$C$3]*[.$C$4]*([.$C$5]-([.$C42]+1/2*[.E42]))+[.$C$6]*([.$C$7]-([.$C42]+1/2*[.E42])))/[.$C$8]/[.$C$4])" table:style-name="ce2">
            <text:p>1,184120</text:p>
          </table:table-cell>
          <table:table-cell office:value-type="float" office:value="1.1605536120759647" table:formula="of:=[.$C$9]*(([.$C$3]*[.$C$4]*([.$C$5]-([.$C42]+[.F42]))+[.$C$6]*([.$C$7]-([.$C42]+[.F42])))/[.$C$8]/[.$C$4])" table:style-name="ce2">
            <text:p>1,16055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" table:formula="of:=[.B42]+[.$C$9]" table:style-name="ce4">
            <text:p>15</text:p>
          </table:table-cell>
          <table:table-cell office:value-type="float" office:value="92.060977494646195" table:formula="of:=[.C42]+1/6*([.D42]+2*[.E42]+2*[.F42]+[.G42])" table:style-name="ce9">
            <text:p>92,06</text:p>
          </table:table-cell>
          <table:table-cell office:value-type="float" office:value="1.1605600773726299" table:formula="of:=[.$C$9]*(([.$C$3]*[.$C$4]*([.$C$5]-[.$C43])+[.$C$6]*([.$C$7]-[.$C43]))/[.$C$8]/[.$C$4])" table:style-name="ce2">
            <text:p>1,160560</text:p>
          </table:table-cell>
          <table:table-cell office:value-type="float" office:value="1.1374717039798197" table:formula="of:=[.$C$9]*(([.$C$3]*[.$C$4]*([.$C$5]-([.$C43]+1/2*[.D43]))+[.$C$6]*([.$C$7]-([.$C43]+1/2*[.D43])))/[.$C$8]/[.$C$4])" table:style-name="ce2">
            <text:p>1,137472</text:p>
          </table:table-cell>
          <table:table-cell office:value-type="float" office:value="1.1379310278841297" table:formula="of:=[.$C$9]*(([.$C$3]*[.$C$4]*([.$C$5]-([.$C43]+1/2*[.E43]))+[.$C$6]*([.$C$7]-([.$C43]+1/2*[.E43])))/[.$C$8]/[.$C$4])" table:style-name="ce2">
            <text:p>1,137931</text:p>
          </table:table-cell>
          <table:table-cell office:value-type="float" office:value="1.1152837026647686" table:formula="of:=[.$C$9]*(([.$C$3]*[.$C$4]*([.$C$5]-([.$C43]+[.F43]))+[.$C$6]*([.$C$7]-([.$C43]+[.F43])))/[.$C$8]/[.$C$4])" table:style-name="ce2">
            <text:p>1,11528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.5" table:formula="of:=[.B43]+[.$C$9]" table:style-name="ce4">
            <text:p>15,5</text:p>
          </table:table-cell>
          <table:table-cell office:value-type="float" office:value="93.198752368607074" table:formula="of:=[.C43]+1/6*([.D43]+2*[.E43]+2*[.F43]+[.G43])" table:style-name="ce9">
            <text:p>93,20</text:p>
          </table:table-cell>
          <table:table-cell office:value-type="float" office:value="1.1152899157685232" table:formula="of:=[.$C$9]*(([.$C$3]*[.$C$4]*([.$C$5]-[.$C44])+[.$C$6]*([.$C$7]-[.$C44]))/[.$C$8]/[.$C$4])" table:style-name="ce2">
            <text:p>1,115290</text:p>
          </table:table-cell>
          <table:table-cell office:value-type="float" office:value="1.0931021544293635" table:formula="of:=[.$C$9]*(([.$C$3]*[.$C$4]*([.$C$5]-([.$C44]+1/2*[.D44]))+[.$C$6]*([.$C$7]-([.$C44]+1/2*[.D44])))/[.$C$8]/[.$C$4])" table:style-name="ce2">
            <text:p>1,093102</text:p>
          </table:table-cell>
          <table:table-cell office:value-type="float" office:value="1.0935435614090943" table:formula="of:=[.$C$9]*(([.$C$3]*[.$C$4]*([.$C$5]-([.$C44]+1/2*[.E44]))+[.$C$6]*([.$C$7]-([.$C44]+1/2*[.E44])))/[.$C$8]/[.$C$4])" table:style-name="ce2">
            <text:p>1,093544</text:p>
          </table:table-cell>
          <table:table-cell office:value-type="float" office:value="1.0717796442033043" table:formula="of:=[.$C$9]*(([.$C$3]*[.$C$4]*([.$C$5]-([.$C44]+[.F44]))+[.$C$6]*([.$C$7]-([.$C44]+[.F44])))/[.$C$8]/[.$C$4])" table:style-name="ce2">
            <text:p>1,07178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" table:formula="of:=[.B44]+[.$C$9]" table:style-name="ce4">
            <text:p>16</text:p>
          </table:table-cell>
          <table:table-cell office:value-type="float" office:value="94.292145867215197" table:formula="of:=[.C44]+1/6*([.D44]+2*[.E44]+2*[.F44]+[.G44])" table:style-name="ce9">
            <text:p>94,29</text:p>
          </table:table-cell>
          <table:table-cell office:value-type="float" office:value="1.0717856149514777" table:formula="of:=[.$C$9]*(([.$C$3]*[.$C$4]*([.$C$5]-[.$C45])+[.$C$6]*([.$C$7]-[.$C45]))/[.$C$8]/[.$C$4])" table:style-name="ce2">
            <text:p>1,071786</text:p>
          </table:table-cell>
          <table:table-cell office:value-type="float" office:value="1.0504633353405299" table:formula="of:=[.$C$9]*(([.$C$3]*[.$C$4]*([.$C$5]-([.$C45]+1/2*[.D45]))+[.$C$6]*([.$C$7]-([.$C45]+1/2*[.D45])))/[.$C$8]/[.$C$4])" table:style-name="ce2">
            <text:p>1,050463</text:p>
          </table:table-cell>
          <table:table-cell office:value-type="float" office:value="1.0508875242841627" table:formula="of:=[.$C$9]*(([.$C$3]*[.$C$4]*([.$C$5]-([.$C45]+1/2*[.E45]))+[.$C$6]*([.$C$7]-([.$C45]+1/2*[.E45])))/[.$C$8]/[.$C$4])" table:style-name="ce2">
            <text:p>1,050888</text:p>
          </table:table-cell>
          <table:table-cell office:value-type="float" office:value="1.0299725558473796" table:formula="of:=[.$C$9]*(([.$C$3]*[.$C$4]*([.$C$5]-([.$C45]+[.F45]))+[.$C$6]*([.$C$7]-([.$C45]+[.F45])))/[.$C$8]/[.$C$4])" table:style-name="ce2">
            <text:p>1,02997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.5" table:formula="of:=[.B45]+[.$C$9]" table:style-name="ce4">
            <text:p>16,5</text:p>
          </table:table-cell>
          <table:table-cell office:value-type="float" office:value="95.342889182223232" table:formula="of:=[.C45]+1/6*([.D45]+2*[.E45]+2*[.F45]+[.G45])" table:style-name="ce9">
            <text:p>95,34</text:p>
          </table:table-cell>
          <table:table-cell office:value-type="float" office:value="1.029978293693578" table:formula="of:=[.$C$9]*(([.$C$3]*[.$C$4]*([.$C$5]-[.$C46])+[.$C$6]*([.$C$7]-[.$C46]))/[.$C$8]/[.$C$4])" table:style-name="ce2">
            <text:p>1,029978</text:p>
          </table:table-cell>
          <table:table-cell office:value-type="float" office:value="1.009487735819897" table:formula="of:=[.$C$9]*(([.$C$3]*[.$C$4]*([.$C$5]-([.$C46]+1/2*[.D46]))+[.$C$6]*([.$C$7]-([.$C46]+1/2*[.D46])))/[.$C$8]/[.$C$4])" table:style-name="ce2">
            <text:p>1,009488</text:p>
          </table:table-cell>
          <table:table-cell office:value-type="float" office:value="1.0098953783542548" table:formula="of:=[.$C$9]*(([.$C$3]*[.$C$4]*([.$C$5]-([.$C46]+1/2*[.E46]))+[.$C$6]*([.$C$7]-([.$C46]+1/2*[.E46])))/[.$C$8]/[.$C$4])" table:style-name="ce2">
            <text:p>1,009895</text:p>
          </table:table-cell>
          <table:table-cell office:value-type="float" office:value="0.98979624359944818" table:formula="of:=[.$C$9]*(([.$C$3]*[.$C$4]*([.$C$5]-([.$C46]+[.F46]))+[.$C$6]*([.$C$7]-([.$C46]+[.F46])))/[.$C$8]/[.$C$4])" table:style-name="ce2">
            <text:p>0,98979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" table:formula="of:=[.B46]+[.$C$9]" table:style-name="ce4">
            <text:p>17</text:p>
          </table:table-cell>
          <table:table-cell office:value-type="float" office:value="96.352645976496788" table:formula="of:=[.C46]+1/6*([.D46]+2*[.E46]+2*[.F46]+[.G46])" table:style-name="ce9">
            <text:p>96,35</text:p>
          </table:table-cell>
          <table:table-cell office:value-type="float" office:value="0.98980175762851774" table:formula="of:=[.$C$9]*(([.$C$3]*[.$C$4]*([.$C$5]-[.$C47])+[.$C$6]*([.$C$7]-[.$C47]))/[.$C$8]/[.$C$4])" table:style-name="ce2">
            <text:p>0,989802</text:p>
          </table:table-cell>
          <table:table-cell office:value-type="float" office:value="0.97011047838278974" table:formula="of:=[.$C$9]*(([.$C$3]*[.$C$4]*([.$C$5]-([.$C47]+1/2*[.D47]))+[.$C$6]*([.$C$7]-([.$C47]+1/2*[.D47])))/[.$C$8]/[.$C$4])" table:style-name="ce2">
            <text:p>0,970110</text:p>
          </table:table-cell>
          <table:table-cell office:value-type="float" office:value="0.97050221993643426" table:formula="of:=[.$C$9]*(([.$C$3]*[.$C$4]*([.$C$5]-([.$C47]+1/2*[.E47]))+[.$C$6]*([.$C$7]-([.$C47]+1/2*[.E47])))/[.$C$8]/[.$C$4])" table:style-name="ce2">
            <text:p>0,970502</text:p>
          </table:table-cell>
          <table:table-cell office:value-type="float" office:value="0.95118709550232805" table:formula="of:=[.$C$9]*(([.$C$3]*[.$C$4]*([.$C$5]-([.$C47]+[.F47]))+[.$C$6]*([.$C$7]-([.$C47]+[.F47])))/[.$C$8]/[.$C$4])" table:style-name="ce2">
            <text:p>0,95118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.5" table:formula="of:=[.B47]+[.$C$9]" table:style-name="ce4">
            <text:p>17,5</text:p>
          </table:table-cell>
          <table:table-cell office:value-type="float" office:value="97.323015018125005" table:formula="of:=[.C47]+1/6*([.D47]+2*[.E47]+2*[.F47]+[.G47])" table:style-name="ce9">
            <text:p>97,32</text:p>
          </table:table-cell>
          <table:table-cell office:value-type="float" office:value="0.95119239444474046" table:formula="of:=[.$C$9]*(([.$C$3]*[.$C$4]*([.$C$5]-[.$C48])+[.$C$6]*([.$C$7]-[.$C48]))/[.$C$8]/[.$C$4])" table:style-name="ce2">
            <text:p>0,951192</text:p>
          </table:table-cell>
          <table:table-cell office:value-type="float" office:value="0.93226921623145897" table:formula="of:=[.$C$9]*(([.$C$3]*[.$C$4]*([.$C$5]-([.$C48]+1/2*[.D48]))+[.$C$6]*([.$C$7]-([.$C48]+1/2*[.D48])))/[.$C$8]/[.$C$4])" table:style-name="ce2">
            <text:p>0,932269</text:p>
          </table:table-cell>
          <table:table-cell office:value-type="float" office:value="0.93264567705661205" table:formula="of:=[.$C$9]*(([.$C$3]*[.$C$4]*([.$C$5]-([.$C48]+1/2*[.E48]))+[.$C$6]*([.$C$7]-([.$C48]+1/2*[.E48])))/[.$C$8]/[.$C$4])" table:style-name="ce2">
            <text:p>0,932646</text:p>
          </table:table-cell>
          <table:table-cell office:value-type="float" office:value="0.91408398092112042" table:formula="of:=[.$C$9]*(([.$C$3]*[.$C$4]*([.$C$5]-([.$C48]+[.F48]))+[.$C$6]*([.$C$7]-([.$C48]+[.F48])))/[.$C$8]/[.$C$4])" table:style-name="ce2">
            <text:p>0,91408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8" table:formula="of:=[.B48]+[.$C$9]" table:style-name="ce4">
            <text:p>18</text:p>
          </table:table-cell>
          <table:table-cell office:value-type="float" office:value="98.25553271178201" table:formula="of:=[.C48]+1/6*([.D48]+2*[.E48]+2*[.F48]+[.G48])" table:style-name="ce9">
            <text:p>98,26</text:p>
          </table:table-cell>
          <table:table-cell office:value-type="float" office:value="0.91408907316679722" table:formula="of:=[.$C$9]*(([.$C$3]*[.$C$4]*([.$C$5]-[.$C49])+[.$C$6]*([.$C$7]-[.$C49]))/[.$C$8]/[.$C$4])" table:style-name="ce2">
            <text:p>0,914089</text:p>
          </table:table-cell>
          <table:table-cell office:value-type="float" office:value="0.89590403454015222" table:formula="of:=[.$C$9]*(([.$C$3]*[.$C$4]*([.$C$5]-([.$C49]+1/2*[.D49]))+[.$C$6]*([.$C$7]-([.$C49]+1/2*[.D49])))/[.$C$8]/[.$C$4])" table:style-name="ce2">
            <text:p>0,895904</text:p>
          </table:table-cell>
          <table:table-cell office:value-type="float" office:value="0.89626581069475231" table:formula="of:=[.$C$9]*(([.$C$3]*[.$C$4]*([.$C$5]-([.$C49]+1/2*[.E49]))+[.$C$6]*([.$C$7]-([.$C49]+1/2*[.E49])))/[.$C$8]/[.$C$4])" table:style-name="ce2">
            <text:p>0,896266</text:p>
          </table:table-cell>
          <table:table-cell office:value-type="float" office:value="0.87842815375385641" table:formula="of:=[.$C$9]*(([.$C$3]*[.$C$4]*([.$C$5]-([.$C49]+[.F49]))+[.$C$6]*([.$C$7]-([.$C49]+[.F49])))/[.$C$8]/[.$C$4])" table:style-name="ce2">
            <text:p>0,87842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8.5" table:formula="of:=[.B49]+[.$C$9]" table:style-name="ce4">
            <text:p>18,5</text:p>
          </table:table-cell>
          <table:table-cell office:value-type="float" office:value="99.151675531347081" table:formula="of:=[.C49]+1/6*([.D49]+2*[.E49]+2*[.F49]+[.G49])" table:style-name="ce9">
            <text:p>99,15</text:p>
          </table:table-cell>
          <table:table-cell office:value-type="float" office:value="0.87843304736545236" table:formula="of:=[.$C$9]*(([.$C$3]*[.$C$4]*([.$C$5]-[.$C50])+[.$C$6]*([.$C$7]-[.$C50]))/[.$C$8]/[.$C$4])" table:style-name="ce2">
            <text:p>0,878433</text:p>
          </table:table-cell>
          <table:table-cell office:value-type="float" office:value="0.86095735559077624" table:formula="of:=[.$C$9]*(([.$C$3]*[.$C$4]*([.$C$5]-([.$C50]+1/2*[.D50]))+[.$C$6]*([.$C$7]-([.$C50]+1/2*[.D50])))/[.$C$8]/[.$C$4])" table:style-name="ce2">
            <text:p>0,860957</text:p>
          </table:table-cell>
          <table:table-cell office:value-type="float" office:value="0.86130501988223185" table:formula="of:=[.$C$9]*(([.$C$3]*[.$C$4]*([.$C$5]-([.$C50]+1/2*[.E50]))+[.$C$6]*([.$C$7]-([.$C50]+1/2*[.E50])))/[.$C$8]/[.$C$4])" table:style-name="ce2">
            <text:p>0,861305</text:p>
          </table:table-cell>
          <table:table-cell office:value-type="float" office:value="0.84416315941762077" table:formula="of:=[.$C$9]*(([.$C$3]*[.$C$4]*([.$C$5]-([.$C50]+[.F50]))+[.$C$6]*([.$C$7]-([.$C50]+[.F50])))/[.$C$8]/[.$C$4])" table:style-name="ce2">
            <text:p>0,84416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9" table:formula="of:=[.B50]+[.$C$9]" table:style-name="ce4">
            <text:p>19</text:p>
          </table:table-cell>
          <table:table-cell office:value-type="float" office:value="100.01286235763526" table:formula="of:=[.C50]+1/6*([.D50]+2*[.E50]+2*[.F50]+[.G50])" table:style-name="ce9">
            <text:p>100,01</text:p>
          </table:table-cell>
          <table:table-cell office:value-type="float" office:value="0.84416786214328854" table:formula="of:=[.$C$9]*(([.$C$3]*[.$C$4]*([.$C$5]-[.$C51])+[.$C$6]*([.$C$7]-[.$C51]))/[.$C$8]/[.$C$4])" table:style-name="ce2">
            <text:p>0,844168</text:p>
          </table:table-cell>
          <table:table-cell office:value-type="float" office:value="0.82737384760894483" table:formula="of:=[.$C$9]*(([.$C$3]*[.$C$4]*([.$C$5]-([.$C51]+1/2*[.D51]))+[.$C$6]*([.$C$7]-([.$C51]+1/2*[.D51])))/[.$C$8]/[.$C$4])" table:style-name="ce2">
            <text:p>0,827374</text:p>
          </table:table-cell>
          <table:table-cell office:value-type="float" office:value="0.82770795050106794" table:formula="of:=[.$C$9]*(([.$C$3]*[.$C$4]*([.$C$5]-([.$C51]+1/2*[.E51]))+[.$C$6]*([.$C$7]-([.$C51]+1/2*[.E51])))/[.$C$8]/[.$C$4])" table:style-name="ce2">
            <text:p>0,827708</text:p>
          </table:table-cell>
          <table:table-cell office:value-type="float" office:value="0.81123474546288277" table:formula="of:=[.$C$9]*(([.$C$3]*[.$C$4]*([.$C$5]-([.$C51]+[.F51]))+[.$C$6]*([.$C$7]-([.$C51]+[.F51])))/[.$C$8]/[.$C$4])" table:style-name="ce2">
            <text:p>0,81123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9.5" table:formula="of:=[.B51]+[.$C$9]" table:style-name="ce4">
            <text:p>19,5</text:p>
          </table:table-cell>
          <table:table-cell office:value-type="float" office:value="100.84045672493963" table:formula="of:=[.C51]+1/6*([.D51]+2*[.E51]+2*[.F51]+[.G51])" table:style-name="ce9">
            <text:p>100,84</text:p>
          </table:table-cell>
          <table:table-cell office:value-type="float" office:value="0.81123926474854069" table:formula="of:=[.$C$9]*(([.$C$3]*[.$C$4]*([.$C$5]-[.$C52])+[.$C$6]*([.$C$7]-[.$C52]))/[.$C$8]/[.$C$4])" table:style-name="ce2">
            <text:p>0,811239</text:p>
          </table:table-cell>
          <table:table-cell office:value-type="float" office:value="0.79510033715607475" table:formula="of:=[.$C$9]*(([.$C$3]*[.$C$4]*([.$C$5]-([.$C52]+1/2*[.D52]))+[.$C$6]*([.$C$7]-([.$C52]+1/2*[.D52])))/[.$C$8]/[.$C$4])" table:style-name="ce2">
            <text:p>0,795100</text:p>
          </table:table-cell>
          <table:table-cell office:value-type="float" office:value="0.79542140764064451" table:formula="of:=[.$C$9]*(([.$C$3]*[.$C$4]*([.$C$5]-([.$C52]+1/2*[.E52]))+[.$C$6]*([.$C$7]-([.$C52]+1/2*[.E52])))/[.$C$8]/[.$C$4])" table:style-name="ce2">
            <text:p>0,795421</text:p>
          </table:table-cell>
          <table:table-cell office:value-type="float" office:value="0.77959077567450918" table:formula="of:=[.$C$9]*(([.$C$3]*[.$C$4]*([.$C$5]-([.$C52]+[.F52]))+[.$C$6]*([.$C$7]-([.$C52]+[.F52])))/[.$C$8]/[.$C$4])" table:style-name="ce2">
            <text:p>0,77959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" table:formula="of:=[.B52]+[.$C$9]" table:style-name="ce4">
            <text:p>20</text:p>
          </table:table-cell>
          <table:table-cell office:value-type="float" office:value="101.63576897994237" table:formula="of:=[.C52]+1/6*([.D52]+2*[.E52]+2*[.F52]+[.G52])" table:style-name="ce9">
            <text:p>101,64</text:p>
          </table:table-cell>
          <table:table-cell office:value-type="float" office:value="0.77959511867563414" table:formula="of:=[.$C$9]*(([.$C$3]*[.$C$4]*([.$C$5]-[.$C53])+[.$C$6]*([.$C$7]-[.$C53]))/[.$C$8]/[.$C$4])" table:style-name="ce2">
            <text:p>0,779595</text:p>
          </table:table-cell>
          <table:table-cell office:value-type="float" office:value="0.7640857249388231" table:formula="of:=[.$C$9]*(([.$C$3]*[.$C$4]*([.$C$5]-([.$C53]+1/2*[.D53]))+[.$C$6]*([.$C$7]-([.$C53]+1/2*[.D53])))/[.$C$8]/[.$C$4])" table:style-name="ce2">
            <text:p>0,764086</text:p>
          </table:table-cell>
          <table:table-cell office:value-type="float" office:value="0.7643942713731473" table:formula="of:=[.$C$9]*(([.$C$3]*[.$C$4]*([.$C$5]-([.$C53]+1/2*[.E53]))+[.$C$6]*([.$C$7]-([.$C53]+1/2*[.E53])))/[.$C$8]/[.$C$4])" table:style-name="ce2">
            <text:p>0,764394</text:p>
          </table:table-cell>
          <table:table-cell office:value-type="float" office:value="0.74918114752345877" table:formula="of:=[.$C$9]*(([.$C$3]*[.$C$4]*([.$C$5]-([.$C53]+[.F53]))+[.$C$6]*([.$C$7]-([.$C53]+[.F53])))/[.$C$8]/[.$C$4])" table:style-name="ce2">
            <text:p>0,74918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.5" table:formula="of:=[.B53]+[.$C$9]" table:style-name="ce4">
            <text:p>20,5</text:p>
          </table:table-cell>
          <table:table-cell office:value-type="float" office:value="102.40005835641287" table:formula="of:=[.C53]+1/6*([.D53]+2*[.E53]+2*[.F53]+[.G53])" table:style-name="ce9">
            <text:p>102,40</text:p>
          </table:table-cell>
          <table:table-cell office:value-type="float" office:value="0.74918532111641023" table:formula="of:=[.$C$9]*(([.$C$3]*[.$C$4]*([.$C$5]-[.$C54])+[.$C$6]*([.$C$7]-[.$C54]))/[.$C$8]/[.$C$4])" table:style-name="ce2">
            <text:p>0,749185</text:p>
          </table:table-cell>
          <table:table-cell office:value-type="float" office:value="0.73428090490255238" table:formula="of:=[.$C$9]*(([.$C$3]*[.$C$4]*([.$C$5]-([.$C54]+1/2*[.D54]))+[.$C$6]*([.$C$7]-([.$C54]+1/2*[.D54])))/[.$C$8]/[.$C$4])" table:style-name="ce2">
            <text:p>0,734281</text:p>
          </table:table-cell>
          <table:table-cell office:value-type="float" office:value="0.73457741581435854" table:formula="of:=[.$C$9]*(([.$C$3]*[.$C$4]*([.$C$5]-([.$C54]+1/2*[.E54]))+[.$C$6]*([.$C$7]-([.$C54]+1/2*[.E54])))/[.$C$8]/[.$C$4])" table:style-name="ce2">
            <text:p>0,734577</text:p>
          </table:table-cell>
          <table:table-cell office:value-type="float" office:value="0.7199577128384419" table:formula="of:=[.$C$9]*(([.$C$3]*[.$C$4]*([.$C$5]-([.$C54]+[.F54]))+[.$C$6]*([.$C$7]-([.$C54]+[.F54])))/[.$C$8]/[.$C$4])" table:style-name="ce2">
            <text:p>0,71995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1" table:formula="of:=[.B54]+[.$C$9]" table:style-name="ce4">
            <text:p>21</text:p>
          </table:table-cell>
          <table:table-cell office:value-type="float" office:value="103.13453496897765" table:formula="of:=[.C54]+1/6*([.D54]+2*[.E54]+2*[.F54]+[.G54])" table:style-name="ce9">
            <text:p>103,13</text:p>
          </table:table-cell>
          <table:table-cell office:value-type="float" office:value="0.7199617236313528" table:formula="of:=[.$C$9]*(([.$C$3]*[.$C$4]*([.$C$5]-[.$C55])+[.$C$6]*([.$C$7]-[.$C55]))/[.$C$8]/[.$C$4])" table:style-name="ce2">
            <text:p>0,719962</text:p>
          </table:table-cell>
          <table:table-cell office:value-type="float" office:value="0.70563868648073502" table:formula="of:=[.$C$9]*(([.$C$3]*[.$C$4]*([.$C$5]-([.$C55]+1/2*[.D55]))+[.$C$6]*([.$C$7]-([.$C55]+1/2*[.D55])))/[.$C$8]/[.$C$4])" table:style-name="ce2">
            <text:p>0,705639</text:p>
          </table:table-cell>
          <table:table-cell office:value-type="float" office:value="0.7059236313416688" table:formula="of:=[.$C$9]*(([.$C$3]*[.$C$4]*([.$C$5]-([.$C55]+1/2*[.E55]))+[.$C$6]*([.$C$7]-([.$C55]+1/2*[.E55])))/[.$C$8]/[.$C$4])" table:style-name="ce2">
            <text:p>0,705924</text:p>
          </table:table-cell>
          <table:table-cell office:value-type="float" office:value="0.69187420157196344" table:formula="of:=[.$C$9]*(([.$C$3]*[.$C$4]*([.$C$5]-([.$C55]+[.F55]))+[.$C$6]*([.$C$7]-([.$C55]+[.F55])))/[.$C$8]/[.$C$4])" table:style-name="ce2">
            <text:p>0,69187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1.5" table:formula="of:=[.B55]+[.$C$9]" table:style-name="ce4">
            <text:p>21,5</text:p>
          </table:table-cell>
          <table:table-cell office:value-type="float" office:value="103.840361729119" table:formula="of:=[.C55]+1/6*([.D55]+2*[.E55]+2*[.F55]+[.G55])" table:style-name="ce9">
            <text:p>103,84</text:p>
          </table:table-cell>
          <table:table-cell office:value-type="float" office:value="0.69187805591520268" table:formula="of:=[.$C$9]*(([.$C$3]*[.$C$4]*([.$C$5]-[.$C56])+[.$C$6]*([.$C$7]-[.$C56]))/[.$C$8]/[.$C$4])" table:style-name="ce2">
            <text:p>0,691878</text:p>
          </table:table-cell>
          <table:table-cell office:value-type="float" office:value="0.67811371987718727" table:formula="of:=[.$C$9]*(([.$C$3]*[.$C$4]*([.$C$5]-([.$C56]+1/2*[.D56]))+[.$C$6]*([.$C$7]-([.$C56]+1/2*[.D56])))/[.$C$8]/[.$C$4])" table:style-name="ce2">
            <text:p>0,678114</text:p>
          </table:table-cell>
          <table:table-cell office:value-type="float" office:value="0.67838754984613558" table:formula="of:=[.$C$9]*(([.$C$3]*[.$C$4]*([.$C$5]-([.$C56]+1/2*[.E56]))+[.$C$6]*([.$C$7]-([.$C56]+1/2*[.E56])))/[.$C$8]/[.$C$4])" table:style-name="ce2">
            <text:p>0,678388</text:p>
          </table:table-cell>
          <table:table-cell office:value-type="float" office:value="0.6648861485400317" table:formula="of:=[.$C$9]*(([.$C$3]*[.$C$4]*([.$C$5]-([.$C56]+[.F56]))+[.$C$6]*([.$C$7]-([.$C56]+[.F56])))/[.$C$8]/[.$C$4])" table:style-name="ce2">
            <text:p>0,66488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2" table:formula="of:=[.B56]+[.$C$9]" table:style-name="ce4">
            <text:p>22</text:p>
          </table:table-cell>
          <table:table-cell office:value-type="float" office:value="104.51865618643598" table:formula="of:=[.C56]+1/6*([.D56]+2*[.E56]+2*[.F56]+[.G56])" table:style-name="ce9">
            <text:p>104,52</text:p>
          </table:table-cell>
          <table:table-cell office:value-type="float" office:value="0.66488985253625754" table:formula="of:=[.$C$9]*(([.$C$3]*[.$C$4]*([.$C$5]-[.$C57])+[.$C$6]*([.$C$7]-[.$C57]))/[.$C$8]/[.$C$4])" table:style-name="ce2">
            <text:p>0,664890</text:p>
          </table:table-cell>
          <table:table-cell office:value-type="float" office:value="0.65166242426283194" table:formula="of:=[.$C$9]*(([.$C$3]*[.$C$4]*([.$C$5]-([.$C57]+1/2*[.D57]))+[.$C$6]*([.$C$7]-([.$C57]+1/2*[.D57])))/[.$C$8]/[.$C$4])" table:style-name="ce2">
            <text:p>0,651662</text:p>
          </table:table-cell>
          <table:table-cell office:value-type="float" office:value="0.65192557290025044" table:formula="of:=[.$C$9]*(([.$C$3]*[.$C$4]*([.$C$5]-([.$C57]+1/2*[.E57]))+[.$C$6]*([.$C$7]-([.$C57]+1/2*[.E57])))/[.$C$8]/[.$C$4])" table:style-name="ce2">
            <text:p>0,651926</text:p>
          </table:table-cell>
          <table:table-cell office:value-type="float" office:value="0.63895082301954542" table:formula="of:=[.$C$9]*(([.$C$3]*[.$C$4]*([.$C$5]-([.$C57]+[.F57]))+[.$C$6]*([.$C$7]-([.$C57]+[.F57])))/[.$C$8]/[.$C$4])" table:style-name="ce2">
            <text:p>0,63895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2.5" table:formula="of:=[.B57]+[.$C$9]" table:style-name="ce4">
            <text:p>22,5</text:p>
          </table:table-cell>
          <table:table-cell office:value-type="float" office:value="105.17049229808298" table:formula="of:=[.C57]+1/6*([.D57]+2*[.E57]+2*[.F57]+[.G57])" table:style-name="ce9">
            <text:p>105,17</text:p>
          </table:table-cell>
          <table:table-cell office:value-type="float" office:value="0.63895438253336911" table:formula="of:=[.$C$9]*(([.$C$3]*[.$C$4]*([.$C$5]-[.$C58])+[.$C$6]*([.$C$7]-[.$C58]))/[.$C$8]/[.$C$4])" table:style-name="ce2">
            <text:p>0,638954</text:p>
          </table:table-cell>
          <table:table-cell office:value-type="float" office:value="0.62624291877330152" table:formula="of:=[.$C$9]*(([.$C$3]*[.$C$4]*([.$C$5]-([.$C58]+1/2*[.D58]))+[.$C$6]*([.$C$7]-([.$C58]+1/2*[.D58])))/[.$C$8]/[.$C$4])" table:style-name="ce2">
            <text:p>0,626243</text:p>
          </table:table-cell>
          <table:table-cell office:value-type="float" office:value="0.62649580272768168" table:formula="of:=[.$C$9]*(([.$C$3]*[.$C$4]*([.$C$5]-([.$C58]+1/2*[.E58]))+[.$C$6]*([.$C$7]-([.$C58]+1/2*[.E58])))/[.$C$8]/[.$C$4])" table:style-name="ce2">
            <text:p>0,626496</text:p>
          </table:table-cell>
          <table:table-cell office:value-type="float" office:value="0.61402716109188749" table:formula="of:=[.$C$9]*(([.$C$3]*[.$C$4]*([.$C$5]-([.$C58]+[.F58]))+[.$C$6]*([.$C$7]-([.$C58]+[.F58])))/[.$C$8]/[.$C$4])" table:style-name="ce2">
            <text:p>0,61402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3" table:formula="of:=[.B58]+[.$C$9]" table:style-name="ce4">
            <text:p>23</text:p>
          </table:table-cell>
          <table:table-cell office:value-type="float" office:value="105.79690212918752" table:formula="of:=[.C58]+1/6*([.D58]+2*[.E58]+2*[.F58]+[.G58])" table:style-name="ce9">
            <text:p>105,80</text:p>
          </table:table-cell>
          <table:table-cell office:value-type="float" office:value="0.61403058175915826" table:formula="of:=[.$C$9]*(([.$C$3]*[.$C$4]*([.$C$5]-[.$C59])+[.$C$6]*([.$C$7]-[.$C59]))/[.$C$8]/[.$C$4])" table:style-name="ce2">
            <text:p>0,614031</text:p>
          </table:table-cell>
          <table:table-cell office:value-type="float" office:value="0.60181495619813152" table:formula="of:=[.$C$9]*(([.$C$3]*[.$C$4]*([.$C$5]-([.$C59]+1/2*[.D59]))+[.$C$6]*([.$C$7]-([.$C59]+1/2*[.D59])))/[.$C$8]/[.$C$4])" table:style-name="ce2">
            <text:p>0,601815</text:p>
          </table:table-cell>
          <table:table-cell office:value-type="float" office:value="0.60205797586568577" table:formula="of:=[.$C$9]*(([.$C$3]*[.$C$4]*([.$C$5]-([.$C59]+1/2*[.E59]))+[.$C$6]*([.$C$7]-([.$C59]+1/2*[.E59])))/[.$C$8]/[.$C$4])" table:style-name="ce2">
            <text:p>0,602058</text:p>
          </table:table-cell>
          <table:table-cell office:value-type="float" office:value="0.59007570062560055" table:formula="of:=[.$C$9]*(([.$C$3]*[.$C$4]*([.$C$5]-([.$C59]+[.F59]))+[.$C$6]*([.$C$7]-([.$C59]+[.F59])))/[.$C$8]/[.$C$4])" table:style-name="ce2">
            <text:p>0,59007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3.5" table:formula="of:=[.B59]+[.$C$9]" table:style-name="ce4">
            <text:p>23,5</text:p>
          </table:table-cell>
          <table:table-cell office:value-type="float" office:value="106.39887748693958" table:formula="of:=[.C59]+1/6*([.D59]+2*[.E59]+2*[.F59]+[.G59])" table:style-name="ce9">
            <text:p>106,40</text:p>
          </table:table-cell>
          <table:table-cell office:value-type="float" office:value="0.59007898786232948" table:formula="of:=[.$C$9]*(([.$C$3]*[.$C$4]*([.$C$5]-[.$C60])+[.$C$6]*([.$C$7]-[.$C60]))/[.$C$8]/[.$C$4])" table:style-name="ce2">
            <text:p>0,590079</text:p>
          </table:table-cell>
          <table:table-cell office:value-type="float" office:value="0.57833985925654419" table:formula="of:=[.$C$9]*(([.$C$3]*[.$C$4]*([.$C$5]-([.$C60]+1/2*[.D60]))+[.$C$6]*([.$C$7]-([.$C60]+1/2*[.D60])))/[.$C$8]/[.$C$4])" table:style-name="ce2">
            <text:p>0,578340</text:p>
          </table:table-cell>
          <table:table-cell office:value-type="float" office:value="0.57857339941516339" table:formula="of:=[.$C$9]*(([.$C$3]*[.$C$4]*([.$C$5]-([.$C60]+1/2*[.E60]))+[.$C$6]*([.$C$7]-([.$C60]+1/2*[.E60])))/[.$C$8]/[.$C$4])" table:style-name="ce2">
            <text:p>0,578573</text:p>
          </table:table-cell>
          <table:table-cell office:value-type="float" office:value="0.56705851879521052" table:formula="of:=[.$C$9]*(([.$C$3]*[.$C$4]*([.$C$5]-([.$C60]+[.F60]))+[.$C$6]*([.$C$7]-([.$C60]+[.F60])))/[.$C$8]/[.$C$4])" table:style-name="ce2">
            <text:p>0,56705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4" table:formula="of:=[.B60]+[.$C$9]" table:style-name="ce4">
            <text:p>24</text:p>
          </table:table-cell>
          <table:table-cell office:value-type="float" office:value="106.97737149093975" table:formula="of:=[.C60]+1/6*([.D60]+2*[.E60]+2*[.F60]+[.G60])" table:style-name="ce9">
            <text:p>106,98</text:p>
          </table:table-cell>
          <table:table-cell office:value-type="float" office:value="0.56706167780614469" table:formula="of:=[.$C$9]*(([.$C$3]*[.$C$4]*([.$C$5]-[.$C61])+[.$C$6]*([.$C$7]-[.$C61]))/[.$C$8]/[.$C$4])" table:style-name="ce2">
            <text:p>0,567062</text:p>
          </table:table-cell>
          <table:table-cell office:value-type="float" office:value="0.55578045935894294" table:formula="of:=[.$C$9]*(([.$C$3]*[.$C$4]*([.$C$5]-([.$C61]+1/2*[.D61]))+[.$C$6]*([.$C$7]-([.$C61]+1/2*[.D61])))/[.$C$8]/[.$C$4])" table:style-name="ce2">
            <text:p>0,555780</text:p>
          </table:table-cell>
          <table:table-cell office:value-type="float" office:value="0.5560048897774218" table:formula="of:=[.$C$9]*(([.$C$3]*[.$C$4]*([.$C$5]-([.$C61]+1/2*[.E61]))+[.$C$6]*([.$C$7]-([.$C61]+1/2*[.E61])))/[.$C$8]/[.$C$4])" table:style-name="ce2">
            <text:p>0,556005</text:p>
          </table:table-cell>
          <table:table-cell office:value-type="float" office:value="0.54493917203725462" table:formula="of:=[.$C$9]*(([.$C$3]*[.$C$4]*([.$C$5]-([.$C61]+[.F61]))+[.$C$6]*([.$C$7]-([.$C61]+[.F61])))/[.$C$8]/[.$C$4])" table:style-name="ce2">
            <text:p>0,54493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4.5" table:formula="of:=[.B61]+[.$C$9]" table:style-name="ce4">
            <text:p>24,5</text:p>
          </table:table-cell>
          <table:table-cell office:value-type="float" office:value="107.53330008229243" table:formula="of:=[.C61]+1/6*([.D61]+2*[.E61]+2*[.F61]+[.G61])" table:style-name="ce9">
            <text:p>107,53</text:p>
          </table:table-cell>
          <table:table-cell office:value-type="float" office:value="0.54494220782412006" table:formula="of:=[.$C$9]*(([.$C$3]*[.$C$4]*([.$C$5]-[.$C62])+[.$C$6]*([.$C$7]-[.$C62]))/[.$C$8]/[.$C$4])" table:style-name="ce2">
            <text:p>0,544942</text:p>
          </table:table-cell>
          <table:table-cell office:value-type="float" office:value="0.53410103775713869" table:formula="of:=[.$C$9]*(([.$C$3]*[.$C$4]*([.$C$5]-([.$C62]+1/2*[.D62]))+[.$C$6]*([.$C$7]-([.$C62]+1/2*[.D62])))/[.$C$8]/[.$C$4])" table:style-name="ce2">
            <text:p>0,534101</text:p>
          </table:table-cell>
          <table:table-cell office:value-type="float" office:value="0.53431671378063961" table:formula="of:=[.$C$9]*(([.$C$3]*[.$C$4]*([.$C$5]-([.$C62]+1/2*[.E62]))+[.$C$6]*([.$C$7]-([.$C62]+1/2*[.E62])))/[.$C$8]/[.$C$4])" table:style-name="ce2">
            <text:p>0,534317</text:p>
          </table:table-cell>
          <table:table-cell office:value-type="float" office:value="0.52368263834846573" table:formula="of:=[.$C$9]*(([.$C$3]*[.$C$4]*([.$C$5]-([.$C62]+[.F62]))+[.$C$6]*([.$C$7]-([.$C62]+[.F62])))/[.$C$8]/[.$C$4])" table:style-name="ce2">
            <text:p>0,52368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5" table:formula="of:=[.B62]+[.$C$9]" table:style-name="ce4">
            <text:p>25</text:p>
          </table:table-cell>
          <table:table-cell office:value-type="float" office:value="108.06754347383378" table:formula="of:=[.C62]+1/6*([.D62]+2*[.E62]+2*[.F62]+[.G62])" table:style-name="ce9">
            <text:p>108,07</text:p>
          </table:table-cell>
          <table:table-cell office:value-type="float" office:value="0.52368555571788367" table:formula="of:=[.$C$9]*(([.$C$3]*[.$C$4]*([.$C$5]-[.$C63])+[.$C$6]*([.$C$7]-[.$C63]))/[.$C$8]/[.$C$4])" table:style-name="ce2">
            <text:p>0,523686</text:p>
          </table:table-cell>
          <table:table-cell office:value-type="float" office:value="0.51326726899014363" table:formula="of:=[.$C$9]*(([.$C$3]*[.$C$4]*([.$C$5]-([.$C63]+1/2*[.D63]))+[.$C$6]*([.$C$7]-([.$C63]+1/2*[.D63])))/[.$C$8]/[.$C$4])" table:style-name="ce2">
            <text:p>0,513267</text:p>
          </table:table-cell>
          <table:table-cell office:value-type="float" office:value="0.51347453210281935" table:formula="of:=[.$C$9]*(([.$C$3]*[.$C$4]*([.$C$5]-([.$C63]+1/2*[.E63]))+[.$C$6]*([.$C$7]-([.$C63]+1/2*[.E63])))/[.$C$8]/[.$C$4])" table:style-name="ce2">
            <text:p>0,513475</text:p>
          </table:table-cell>
          <table:table-cell office:value-type="float" office:value="0.50325526183473113" table:formula="of:=[.$C$9]*(([.$C$3]*[.$C$4]*([.$C$5]-([.$C63]+[.F63]))+[.$C$6]*([.$C$7]-([.$C63]+[.F63])))/[.$C$8]/[.$C$4])" table:style-name="ce2">
            <text:p>0,50325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5.5" table:formula="of:=[.B63]+[.$C$9]" table:style-name="ce4">
            <text:p>25,5</text:p>
          </table:table-cell>
          <table:table-cell office:value-type="float" office:value="108.5809475437902" table:formula="of:=[.C63]+1/6*([.D63]+2*[.E63]+2*[.F63]+[.G63])" table:style-name="ce9">
            <text:p>108,58</text:p>
          </table:table-cell>
          <table:table-cell office:value-type="float" office:value="0.50325806540583029" table:formula="of:=[.$C$9]*(([.$C$3]*[.$C$4]*([.$C$5]-[.$C64])+[.$C$6]*([.$C$7]-[.$C64]))/[.$C$8]/[.$C$4])" table:style-name="ce2">
            <text:p>0,503258</text:p>
          </table:table-cell>
          <table:table-cell office:value-type="float" office:value="0.49324616653598652" table:formula="of:=[.$C$9]*(([.$C$3]*[.$C$4]*([.$C$5]-([.$C64]+1/2*[.D64]))+[.$C$6]*([.$C$7]-([.$C64]+1/2*[.D64])))/[.$C$8]/[.$C$4])" table:style-name="ce2">
            <text:p>0,493246</text:p>
          </table:table-cell>
          <table:table-cell office:value-type="float" office:value="0.4934453449016607" table:formula="of:=[.$C$9]*(([.$C$3]*[.$C$4]*([.$C$5]-([.$C64]+1/2*[.E64]))+[.$C$6]*([.$C$7]-([.$C64]+1/2*[.E64])))/[.$C$8]/[.$C$4])" table:style-name="ce2">
            <text:p>0,493445</text:p>
          </table:table-cell>
          <table:table-cell office:value-type="float" office:value="0.48362469942304426" table:formula="of:=[.$C$9]*(([.$C$3]*[.$C$4]*([.$C$5]-([.$C64]+[.F64]))+[.$C$6]*([.$C$7]-([.$C64]+[.F64])))/[.$C$8]/[.$C$4])" table:style-name="ce2">
            <text:p>0,48362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6" table:formula="of:=[.B64]+[.$C$9]" table:style-name="ce4">
            <text:p>26</text:p>
          </table:table-cell>
          <table:table-cell office:value-type="float" office:value="109.07432517507424" table:formula="of:=[.C64]+1/6*([.D64]+2*[.E64]+2*[.F64]+[.G64])" table:style-name="ce9">
            <text:p>109,07</text:p>
          </table:table-cell>
          <table:table-cell office:value-type="float" office:value="0.48362739363477514" table:formula="of:=[.$C$9]*(([.$C$3]*[.$C$4]*([.$C$5]-[.$C65])+[.$C$6]*([.$C$7]-[.$C65]))/[.$C$8]/[.$C$4])" table:style-name="ce2">
            <text:p>0,483627</text:p>
          </table:table-cell>
          <table:table-cell office:value-type="float" office:value="0.4740060305834885" table:formula="of:=[.$C$9]*(([.$C$3]*[.$C$4]*([.$C$5]-([.$C65]+1/2*[.D65]))+[.$C$6]*([.$C$7]-([.$C65]+1/2*[.D65])))/[.$C$8]/[.$C$4])" table:style-name="ce2">
            <text:p>0,474006</text:p>
          </table:table-cell>
          <table:table-cell office:value-type="float" office:value="0.47419743956524385" table:formula="of:=[.$C$9]*(([.$C$3]*[.$C$4]*([.$C$5]-([.$C65]+1/2*[.E65]))+[.$C$6]*([.$C$7]-([.$C65]+1/2*[.E65])))/[.$C$8]/[.$C$4])" table:style-name="ce2">
            <text:p>0,474197</text:p>
          </table:table-cell>
          <table:table-cell office:value-type="float" office:value="0.46475986965207339" table:formula="of:=[.$C$9]*(([.$C$3]*[.$C$4]*([.$C$5]-([.$C65]+[.F65]))+[.$C$6]*([.$C$7]-([.$C65]+[.F65])))/[.$C$8]/[.$C$4])" table:style-name="ce2">
            <text:p>0,46476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6.5" table:formula="of:=[.B65]+[.$C$9]" table:style-name="ce4">
            <text:p>26,5</text:p>
          </table:table-cell>
          <table:table-cell office:value-type="float" office:value="109.54845754233828" table:formula="of:=[.C65]+1/6*([.D65]+2*[.E65]+2*[.F65]+[.G65])" table:style-name="ce9">
            <text:p>109,55</text:p>
          </table:table-cell>
          <table:table-cell office:value-type="float" office:value="0.46476245877023598" table:formula="of:=[.$C$9]*(([.$C$3]*[.$C$4]*([.$C$5]-[.$C66])+[.$C$6]*([.$C$7]-[.$C66]))/[.$C$8]/[.$C$4])" table:style-name="ce2">
            <text:p>0,464762</text:p>
          </table:table-cell>
          <table:table-cell office:value-type="float" office:value="0.45551639784132608" table:formula="of:=[.$C$9]*(([.$C$3]*[.$C$4]*([.$C$5]-([.$C66]+1/2*[.D66]))+[.$C$6]*([.$C$7]-([.$C66]+1/2*[.D66])))/[.$C$8]/[.$C$4])" table:style-name="ce2">
            <text:p>0,455516</text:p>
          </table:table-cell>
          <table:table-cell office:value-type="float" office:value="0.45570034050082375" table:formula="of:=[.$C$9]*(([.$C$3]*[.$C$4]*([.$C$5]-([.$C66]+1/2*[.E66]))+[.$C$6]*([.$C$7]-([.$C66]+1/2*[.E66])))/[.$C$8]/[.$C$4])" table:style-name="ce2">
            <text:p>0,455700</text:p>
          </table:table-cell>
          <table:table-cell office:value-type="float" office:value="0.4466309034602633" table:formula="of:=[.$C$9]*(([.$C$3]*[.$C$4]*([.$C$5]-([.$C66]+[.F66]))+[.$C$6]*([.$C$7]-([.$C66]+[.F66])))/[.$C$8]/[.$C$4])" table:style-name="ce2">
            <text:p>0,44663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7" table:formula="of:=[.B66]+[.$C$9]" table:style-name="ce4">
            <text:p>27</text:p>
          </table:table-cell>
          <table:table-cell office:value-type="float" office:value="110.00409534882408" table:formula="of:=[.C66]+1/6*([.D66]+2*[.E66]+2*[.F66]+[.G66])" table:style-name="ce9">
            <text:p>110,00</text:p>
          </table:table-cell>
          <table:table-cell office:value-type="float" office:value="0.44663339158425941" table:formula="of:=[.$C$9]*(([.$C$3]*[.$C$4]*([.$C$5]-[.$C67])+[.$C$6]*([.$C$7]-[.$C67]))/[.$C$8]/[.$C$4])" table:style-name="ce2">
            <text:p>0,446633</text:p>
          </table:table-cell>
          <table:table-cell office:value-type="float" office:value="0.4377479933048869" table:formula="of:=[.$C$9]*(([.$C$3]*[.$C$4]*([.$C$5]-([.$C67]+1/2*[.D67]))+[.$C$6]*([.$C$7]-([.$C67]+1/2*[.D67])))/[.$C$8]/[.$C$4])" table:style-name="ce2">
            <text:p>0,437748</text:p>
          </table:table-cell>
          <table:table-cell office:value-type="float" office:value="0.43792476088221249" table:formula="of:=[.$C$9]*(([.$C$3]*[.$C$4]*([.$C$5]-([.$C67]+1/2*[.E67]))+[.$C$6]*([.$C$7]-([.$C67]+1/2*[.E67])))/[.$C$8]/[.$C$4])" table:style-name="ce2">
            <text:p>0,437925</text:p>
          </table:table-cell>
          <table:table-cell office:value-type="float" office:value="0.42920909689355136" table:formula="of:=[.$C$9]*(([.$C$3]*[.$C$4]*([.$C$5]-([.$C67]+[.F67]))+[.$C$6]*([.$C$7]-([.$C67]+[.F67])))/[.$C$8]/[.$C$4])" table:style-name="ce2">
            <text:p>0,42920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7.5" table:formula="of:=[.B67]+[.$C$9]" table:style-name="ce4">
            <text:p>27,5</text:p>
          </table:table-cell>
          <table:table-cell office:value-type="float" office:value="110.44196001496609" table:formula="of:=[.C67]+1/6*([.D67]+2*[.E67]+2*[.F67]+[.G67])" table:style-name="ce9">
            <text:p>110,44</text:p>
          </table:table-cell>
          <table:table-cell office:value-type="float" office:value="0.42921148796287695" table:formula="of:=[.$C$9]*(([.$C$3]*[.$C$4]*([.$C$5]-[.$C68])+[.$C$6]*([.$C$7]-[.$C68]))/[.$C$8]/[.$C$4])" table:style-name="ce2">
            <text:p>0,429211</text:p>
          </table:table-cell>
          <table:table-cell office:value-type="float" office:value="0.42067268390457657" table:formula="of:=[.$C$9]*(([.$C$3]*[.$C$4]*([.$C$5]-([.$C68]+1/2*[.D68]))+[.$C$6]*([.$C$7]-([.$C68]+1/2*[.D68])))/[.$C$8]/[.$C$4])" table:style-name="ce2">
            <text:p>0,420673</text:p>
          </table:table-cell>
          <table:table-cell office:value-type="float" office:value="0.42084255627936368" table:formula="of:=[.$C$9]*(([.$C$3]*[.$C$4]*([.$C$5]-([.$C68]+1/2*[.E68]))+[.$C$6]*([.$C$7]-([.$C68]+1/2*[.E68])))/[.$C$8]/[.$C$4])" table:style-name="ce2">
            <text:p>0,420843</text:p>
          </table:table-cell>
          <table:table-cell office:value-type="float" office:value="0.41246686565782537" table:formula="of:=[.$C$9]*(([.$C$3]*[.$C$4]*([.$C$5]-([.$C68]+[.F68]))+[.$C$6]*([.$C$7]-([.$C68]+[.F68])))/[.$C$8]/[.$C$4])" table:style-name="ce2">
            <text:p>0,41246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8" table:formula="of:=[.B68]+[.$C$9]" table:style-name="ce4">
            <text:p>28</text:p>
          </table:table-cell>
          <table:table-cell office:value-type="float" office:value="110.86274482063085" table:formula="of:=[.C68]+1/6*([.D68]+2*[.E68]+2*[.F68]+[.G68])" table:style-name="ce9">
            <text:p>110,86</text:p>
          </table:table-cell>
          <table:table-cell office:value-type="float" office:value="0.4124691634583092" table:formula="of:=[.$C$9]*(([.$C$3]*[.$C$4]*([.$C$5]-[.$C69])+[.$C$6]*([.$C$7]-[.$C69]))/[.$C$8]/[.$C$4])" table:style-name="ce2">
            <text:p>0,412469</text:p>
          </table:table-cell>
          <table:table-cell office:value-type="float" office:value="0.40426343396216385" table:formula="of:=[.$C$9]*(([.$C$3]*[.$C$4]*([.$C$5]-([.$C69]+1/2*[.D69]))+[.$C$6]*([.$C$7]-([.$C69]+1/2*[.D69])))/[.$C$8]/[.$C$4])" table:style-name="ce2">
            <text:p>0,404263</text:p>
          </table:table-cell>
          <table:table-cell office:value-type="float" office:value="0.40442668009673338" table:formula="of:=[.$C$9]*(([.$C$3]*[.$C$4]*([.$C$5]-([.$C69]+1/2*[.E69]))+[.$C$6]*([.$C$7]-([.$C69]+1/2*[.E69])))/[.$C$8]/[.$C$4])" table:style-name="ce2">
            <text:p>0,404427</text:p>
          </table:table-cell>
          <table:table-cell office:value-type="float" office:value="0.39637770144416284" table:formula="of:=[.$C$9]*(([.$C$3]*[.$C$4]*([.$C$5]-([.$C69]+[.F69]))+[.$C$6]*([.$C$7]-([.$C69]+[.F69])))/[.$C$8]/[.$C$4])" table:style-name="ce2">
            <text:p>0,39637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8.5" table:formula="of:=[.B69]+[.$C$9]" table:style-name="ce4">
            <text:p>28,5</text:p>
          </table:table-cell>
          <table:table-cell office:value-type="float" office:value="111.26711600280089" table:formula="of:=[.C69]+1/6*([.D69]+2*[.E69]+2*[.F69]+[.G69])" table:style-name="ce9">
            <text:p>111,27</text:p>
          </table:table-cell>
          <table:table-cell office:value-type="float" office:value="0.39637990961395775" table:formula="of:=[.$C$9]*(([.$C$3]*[.$C$4]*([.$C$5]-[.$C70])+[.$C$6]*([.$C$7]-[.$C70]))/[.$C$8]/[.$C$4])" table:style-name="ce2">
            <text:p>0,396380</text:p>
          </table:table-cell>
          <table:table-cell office:value-type="float" office:value="0.38849426238465257" table:formula="of:=[.$C$9]*(([.$C$3]*[.$C$4]*([.$C$5]-([.$C70]+1/2*[.D70]))+[.$C$6]*([.$C$7]-([.$C70]+1/2*[.D70])))/[.$C$8]/[.$C$4])" table:style-name="ce2">
            <text:p>0,388494</text:p>
          </table:table-cell>
          <table:table-cell office:value-type="float" office:value="0.38865114074986951" table:formula="of:=[.$C$9]*(([.$C$3]*[.$C$4]*([.$C$5]-([.$C70]+1/2*[.E70]))+[.$C$6]*([.$C$7]-([.$C70]+1/2*[.E70])))/[.$C$8]/[.$C$4])" table:style-name="ce2">
            <text:p>0,388651</text:p>
          </table:table-cell>
          <table:table-cell office:value-type="float" office:value="0.38091612995769142" table:formula="of:=[.$C$9]*(([.$C$3]*[.$C$4]*([.$C$5]-([.$C70]+[.F70]))+[.$C$6]*([.$C$7]-([.$C70]+[.F70])))/[.$C$8]/[.$C$4])" table:style-name="ce2">
            <text:p>0,38091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9" table:formula="of:=[.B70]+[.$C$9]" table:style-name="ce4">
            <text:p>29</text:p>
          </table:table-cell>
          <table:table-cell office:value-type="float" office:value="111.655713810441" table:formula="of:=[.C70]+1/6*([.D70]+2*[.E70]+2*[.F70]+[.G70])" table:style-name="ce9">
            <text:p>111,66</text:p>
          </table:table-cell>
          <table:table-cell office:value-type="float" office:value="0.38091825199303703" table:formula="of:=[.$C$9]*(([.$C$3]*[.$C$4]*([.$C$5]-[.$C71])+[.$C$6]*([.$C$7]-[.$C71]))/[.$C$8]/[.$C$4])" table:style-name="ce2">
            <text:p>0,380918</text:p>
          </table:table-cell>
          <table:table-cell office:value-type="float" office:value="0.37334020152790121" table:formula="of:=[.$C$9]*(([.$C$3]*[.$C$4]*([.$C$5]-([.$C71]+1/2*[.D71]))+[.$C$6]*([.$C$7]-([.$C71]+1/2*[.D71])))/[.$C$8]/[.$C$4])" table:style-name="ce2">
            <text:p>0,373340</text:p>
          </table:table-cell>
          <table:table-cell office:value-type="float" office:value="0.37349096051241187" table:formula="of:=[.$C$9]*(([.$C$3]*[.$C$4]*([.$C$5]-([.$C71]+1/2*[.E71]))+[.$C$6]*([.$C$7]-([.$C71]+1/2*[.E71])))/[.$C$8]/[.$C$4])" table:style-name="ce2">
            <text:p>0,373491</text:p>
          </table:table-cell>
          <table:table-cell office:value-type="float" office:value="0.36605767058363287" table:formula="of:=[.$C$9]*(([.$C$3]*[.$C$4]*([.$C$5]-([.$C71]+[.F71]))+[.$C$6]*([.$C$7]-([.$C71]+[.F71])))/[.$C$8]/[.$C$4])" table:style-name="ce2">
            <text:p>0,36605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9.5" table:formula="of:=[.B71]+[.$C$9]" table:style-name="ce4">
            <text:p>29,5</text:p>
          </table:table-cell>
          <table:table-cell office:value-type="float" office:value="112.02915351821721" table:formula="of:=[.C71]+1/6*([.D71]+2*[.E71]+2*[.F71]+[.G71])" table:style-name="ce9">
            <text:p>112,03</text:p>
          </table:table-cell>
          <table:table-cell office:value-type="float" office:value="0.36605970984438968" table:formula="of:=[.$C$9]*(([.$C$3]*[.$C$4]*([.$C$5]-[.$C72])+[.$C$6]*([.$C$7]-[.$C72]))/[.$C$8]/[.$C$4])" table:style-name="ce2">
            <text:p>0,366060</text:p>
          </table:table-cell>
          <table:table-cell office:value-type="float" office:value="0.35877725766484786" table:formula="of:=[.$C$9]*(([.$C$3]*[.$C$4]*([.$C$5]-([.$C72]+1/2*[.D72]))+[.$C$6]*([.$C$7]-([.$C72]+1/2*[.D72])))/[.$C$8]/[.$C$4])" table:style-name="ce2">
            <text:p>0,358777</text:p>
          </table:table-cell>
          <table:table-cell office:value-type="float" office:value="0.35892213596836242" table:formula="of:=[.$C$9]*(([.$C$3]*[.$C$4]*([.$C$5]-([.$C72]+1/2*[.E72]))+[.$C$6]*([.$C$7]-([.$C72]+1/2*[.E72])))/[.$C$8]/[.$C$4])" table:style-name="ce2">
            <text:p>0,358922</text:p>
          </table:table-cell>
          <table:table-cell office:value-type="float" office:value="0.35177879762665548" table:formula="of:=[.$C$9]*(([.$C$3]*[.$C$4]*([.$C$5]-([.$C72]+[.F72]))+[.$C$6]*([.$C$7]-([.$C72]+[.F72])))/[.$C$8]/[.$C$4])" table:style-name="ce2">
            <text:p>0,35177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0" table:formula="of:=[.B72]+[.$C$9]" table:style-name="ce4">
            <text:p>30</text:p>
          </table:table-cell>
          <table:table-cell office:value-type="float" office:value="112.38802640067345" table:formula="of:=[.C72]+1/6*([.D72]+2*[.E72]+2*[.F72]+[.G72])" table:style-name="ce9">
            <text:p>112,39</text:p>
          </table:table-cell>
          <table:table-cell office:value-type="float" office:value="0.35178075734162562" table:formula="of:=[.$C$9]*(([.$C$3]*[.$C$4]*([.$C$5]-[.$C73])+[.$C$6]*([.$C$7]-[.$C73]))/[.$C$8]/[.$C$4])" table:style-name="ce2">
            <text:p>0,351781</text:p>
          </table:table-cell>
          <table:table-cell office:value-type="float" office:value="0.3447823729957703" table:formula="of:=[.$C$9]*(([.$C$3]*[.$C$4]*([.$C$5]-([.$C73]+1/2*[.D73]))+[.$C$6]*([.$C$7]-([.$C73]+1/2*[.D73])))/[.$C$8]/[.$C$4])" table:style-name="ce2">
            <text:p>0,344782</text:p>
          </table:table-cell>
          <table:table-cell office:value-type="float" office:value="0.34492160000699856" table:formula="of:=[.$C$9]*(([.$C$3]*[.$C$4]*([.$C$5]-([.$C73]+1/2*[.E73]))+[.$C$6]*([.$C$7]-([.$C73]+1/2*[.E73])))/[.$C$8]/[.$C$4])" table:style-name="ce2">
            <text:p>0,344922</text:p>
          </table:table-cell>
          <table:table-cell office:value-type="float" office:value="0.3380569030621709" table:formula="of:=[.$C$9]*(([.$C$3]*[.$C$4]*([.$C$5]-([.$C73]+[.F73]))+[.$C$6]*([.$C$7]-([.$C73]+[.F73])))/[.$C$8]/[.$C$4])" table:style-name="ce2">
            <text:p>0,33805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0.5" table:formula="of:=[.B73]+[.$C$9]" table:style-name="ce4">
            <text:p>30,5</text:p>
          </table:table-cell>
          <table:table-cell office:value-type="float" office:value="112.73290066840835" table:formula="of:=[.C73]+1/6*([.D73]+2*[.E73]+2*[.F73]+[.G73])" table:style-name="ce9">
            <text:p>112,73</text:p>
          </table:table-cell>
          <table:table-cell office:value-type="float" office:value="0.33805878633421016" table:formula="of:=[.$C$9]*(([.$C$3]*[.$C$4]*([.$C$5]-[.$C74])+[.$C$6]*([.$C$7]-[.$C74]))/[.$C$8]/[.$C$4])" table:style-name="ce2">
            <text:p>0,338059</text:p>
          </table:table-cell>
          <table:table-cell office:value-type="float" office:value="0.33133338914040444" table:formula="of:=[.$C$9]*(([.$C$3]*[.$C$4]*([.$C$5]-([.$C74]+1/2*[.D74]))+[.$C$6]*([.$C$7]-([.$C74]+1/2*[.D74])))/[.$C$8]/[.$C$4])" table:style-name="ce2">
            <text:p>0,331333</text:p>
          </table:table-cell>
          <table:table-cell office:value-type="float" office:value="0.33146718530025265" table:formula="of:=[.$C$9]*(([.$C$3]*[.$C$4]*([.$C$5]-([.$C74]+1/2*[.E74]))+[.$C$6]*([.$C$7]-([.$C74]+1/2*[.E74])))/[.$C$8]/[.$C$4])" table:style-name="ce2">
            <text:p>0,331467</text:p>
          </table:table-cell>
          <table:table-cell office:value-type="float" office:value="0.32487026074059883" table:formula="of:=[.$C$9]*(([.$C$3]*[.$C$4]*([.$C$5]-([.$C74]+[.F74]))+[.$C$6]*([.$C$7]-([.$C74]+[.F74])))/[.$C$8]/[.$C$4])" table:style-name="ce2">
            <text:p>0,32487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1" table:formula="of:=[.B74]+[.$C$9]" table:style-name="ce4">
            <text:p>31</text:p>
          </table:table-cell>
          <table:table-cell office:value-type="float" office:value="113.06432236773436" table:formula="of:=[.C74]+1/6*([.D74]+2*[.E74]+2*[.F74]+[.G74])" table:style-name="ce9">
            <text:p>113,06</text:p>
          </table:table-cell>
          <table:table-cell office:value-type="float" office:value="0.32487207055153039" table:formula="of:=[.$C$9]*(([.$C$3]*[.$C$4]*([.$C$5]-[.$C75])+[.$C$6]*([.$C$7]-[.$C75]))/[.$C$8]/[.$C$4])" table:style-name="ce2">
            <text:p>0,324872</text:p>
          </table:table-cell>
          <table:table-cell office:value-type="float" office:value="0.31840901205414551" table:formula="of:=[.$C$9]*(([.$C$3]*[.$C$4]*([.$C$5]-([.$C75]+1/2*[.D75]))+[.$C$6]*([.$C$7]-([.$C75]+1/2*[.D75])))/[.$C$8]/[.$C$4])" table:style-name="ce2">
            <text:p>0,318409</text:p>
          </table:table-cell>
          <table:table-cell office:value-type="float" office:value="0.31853758920474412" table:formula="of:=[.$C$9]*(([.$C$3]*[.$C$4]*([.$C$5]-([.$C75]+1/2*[.E75]))+[.$C$6]*([.$C$7]-([.$C75]+1/2*[.E75])))/[.$C$8]/[.$C$4])" table:style-name="ce2">
            <text:p>0,318538</text:p>
          </table:table-cell>
          <table:table-cell office:value-type="float" office:value="0.31219799198792086" table:formula="of:=[.$C$9]*(([.$C$3]*[.$C$4]*([.$C$5]-([.$C75]+[.F75]))+[.$C$6]*([.$C$7]-([.$C75]+[.F75])))/[.$C$8]/[.$C$4])" table:style-name="ce2">
            <text:p>0,31219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1.5" table:formula="of:=[.B75]+[.$C$9]" table:style-name="ce4">
            <text:p>31,5</text:p>
          </table:table-cell>
          <table:table-cell office:value-type="float" office:value="113.3828162452439" table:formula="of:=[.C75]+1/6*([.D75]+2*[.E75]+2*[.F75]+[.G75])" table:style-name="ce9">
            <text:p>113,38</text:p>
          </table:table-cell>
          <table:table-cell office:value-type="float" office:value="0.31219973120325323" table:formula="of:=[.$C$9]*(([.$C$3]*[.$C$4]*([.$C$5]-[.$C76])+[.$C$6]*([.$C$7]-[.$C76]))/[.$C$8]/[.$C$4])" table:style-name="ce2">
            <text:p>0,312200</text:p>
          </table:table-cell>
          <table:table-cell office:value-type="float" office:value="0.30598877831275356" table:formula="of:=[.$C$9]*(([.$C$3]*[.$C$4]*([.$C$5]-([.$C76]+1/2*[.D76]))+[.$C$6]*([.$C$7]-([.$C76]+1/2*[.D76])))/[.$C$8]/[.$C$4])" table:style-name="ce2">
            <text:p>0,305989</text:p>
          </table:table-cell>
          <table:table-cell office:value-type="float" office:value="0.30611234003287235" table:formula="of:=[.$C$9]*(([.$C$3]*[.$C$4]*([.$C$5]-([.$C76]+1/2*[.E76]))+[.$C$6]*([.$C$7]-([.$C76]+1/2*[.E76])))/[.$C$8]/[.$C$4])" table:style-name="ce2">
            <text:p>0,306112</text:p>
          </table:table-cell>
          <table:table-cell office:value-type="float" office:value="0.30002003254805548" table:formula="of:=[.$C$9]*(([.$C$3]*[.$C$4]*([.$C$5]-([.$C76]+[.F76]))+[.$C$6]*([.$C$7]-([.$C76]+[.F76])))/[.$C$8]/[.$C$4])" table:style-name="ce2">
            <text:p>0,30002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2" table:formula="of:=[.B76]+[.$C$9]" table:style-name="ce4">
            <text:p>32</text:p>
          </table:table-cell>
          <table:table-cell office:value-type="float" office:value="113.68888657865099" table:formula="of:=[.C76]+1/6*([.D76]+2*[.E76]+2*[.F76]+[.G76])" table:style-name="ce9">
            <text:p>113,69</text:p>
          </table:table-cell>
          <table:table-cell office:value-type="float" office:value="0.30002170392152377" table:formula="of:=[.$C$9]*(([.$C$3]*[.$C$4]*([.$C$5]-[.$C77])+[.$C$6]*([.$C$7]-[.$C77]))/[.$C$8]/[.$C$4])" table:style-name="ce2">
            <text:p>0,300022</text:p>
          </table:table-cell>
          <table:table-cell office:value-type="float" office:value="0.29405302271221551" table:formula="of:=[.$C$9]*(([.$C$3]*[.$C$4]*([.$C$5]-([.$C77]+1/2*[.D77]))+[.$C$6]*([.$C$7]-([.$C77]+1/2*[.D77])))/[.$C$8]/[.$C$4])" table:style-name="ce2">
            <text:p>0,294053</text:p>
          </table:table-cell>
          <table:table-cell office:value-type="float" office:value="0.29417176463959188" table:formula="of:=[.$C$9]*(([.$C$3]*[.$C$4]*([.$C$5]-([.$C77]+1/2*[.E77]))+[.$C$6]*([.$C$7]-([.$C77]+1/2*[.E77])))/[.$C$8]/[.$C$4])" table:style-name="ce2">
            <text:p>0,294172</text:p>
          </table:table-cell>
          <table:table-cell office:value-type="float" office:value="0.28831710081472567" table:formula="of:=[.$C$9]*(([.$C$3]*[.$C$4]*([.$C$5]-([.$C77]+[.F77]))+[.$C$6]*([.$C$7]-([.$C77]+[.F77])))/[.$C$8]/[.$C$4])" table:style-name="ce2">
            <text:p>0,28831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2.5" table:formula="of:=[.B77]+[.$C$9]" table:style-name="ce4">
            <text:p>32,5</text:p>
          </table:table-cell>
          <table:table-cell office:value-type="float" office:value="113.9830179752243" table:formula="of:=[.C77]+1/6*([.D77]+2*[.E77]+2*[.F77]+[.G77])" table:style-name="ce9">
            <text:p>113,98</text:p>
          </table:table-cell>
          <table:table-cell office:value-type="float" office:value="0.28831870699264883" table:formula="of:=[.$C$9]*(([.$C$3]*[.$C$4]*([.$C$5]-[.$C78])+[.$C$6]*([.$C$7]-[.$C78]))/[.$C$8]/[.$C$4])" table:style-name="ce2">
            <text:p>0,288319</text:p>
          </table:table-cell>
          <table:table-cell office:value-type="float" office:value="0.28258284713242615" table:formula="of:=[.$C$9]*(([.$C$3]*[.$C$4]*([.$C$5]-([.$C78]+1/2*[.D78]))+[.$C$6]*([.$C$7]-([.$C78]+1/2*[.D78])))/[.$C$8]/[.$C$4])" table:style-name="ce2">
            <text:p>0,282583</text:p>
          </table:table-cell>
          <table:table-cell office:value-type="float" office:value="0.2826969572735239" table:formula="of:=[.$C$9]*(([.$C$3]*[.$C$4]*([.$C$5]-([.$C78]+1/2*[.E78]))+[.$C$6]*([.$C$7]-([.$C78]+1/2*[.E78])))/[.$C$8]/[.$C$4])" table:style-name="ce2">
            <text:p>0,282697</text:p>
          </table:table-cell>
          <table:table-cell office:value-type="float" office:value="0.27707066730250351" table:formula="of:=[.$C$9]*(([.$C$3]*[.$C$4]*([.$C$5]-([.$C78]+[.F78]))+[.$C$6]*([.$C$7]-([.$C78]+[.F78])))/[.$C$8]/[.$C$4])" table:style-name="ce2">
            <text:p>0,27707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3" table:formula="of:=[.B78]+[.$C$9]" table:style-name="ce4">
            <text:p>33</text:p>
          </table:table-cell>
          <table:table-cell office:value-type="float" office:value="114.26567613907548" table:formula="of:=[.C78]+1/6*([.D78]+2*[.E78]+2*[.F78]+[.G78])" table:style-name="ce9">
            <text:p>114,27</text:p>
          </table:table-cell>
          <table:table-cell office:value-type="float" office:value="0.27707221082797512" table:formula="of:=[.$C$9]*(([.$C$3]*[.$C$4]*([.$C$5]-[.$C79])+[.$C$6]*([.$C$7]-[.$C79]))/[.$C$8]/[.$C$4])" table:style-name="ce2">
            <text:p>0,277072</text:p>
          </table:table-cell>
          <table:table-cell office:value-type="float" office:value="0.2715600906154218" table:formula="of:=[.$C$9]*(([.$C$3]*[.$C$4]*([.$C$5]-([.$C79]+1/2*[.D79]))+[.$C$6]*([.$C$7]-([.$C79]+1/2*[.D79])))/[.$C$8]/[.$C$4])" table:style-name="ce2">
            <text:p>0,271560</text:p>
          </table:table-cell>
          <table:table-cell office:value-type="float" office:value="0.27166974964310586" table:formula="of:=[.$C$9]*(([.$C$3]*[.$C$4]*([.$C$5]-([.$C79]+1/2*[.E79]))+[.$C$6]*([.$C$7]-([.$C79]+1/2*[.E79])))/[.$C$8]/[.$C$4])" table:style-name="ce2">
            <text:p>0,271670</text:p>
          </table:table-cell>
          <table:table-cell office:value-type="float" office:value="0.26626292530870832" table:formula="of:=[.$C$9]*(([.$C$3]*[.$C$4]*([.$C$5]-([.$C79]+[.F79]))+[.$C$6]*([.$C$7]-([.$C79]+[.F79])))/[.$C$8]/[.$C$4])" table:style-name="ce2">
            <text:p>0,26626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3.5" table:formula="of:=[.B79]+[.$C$9]" table:style-name="ce4">
            <text:p>33,5</text:p>
          </table:table-cell>
          <table:table-cell office:value-type="float" office:value="114.53730860851778" table:formula="of:=[.C79]+1/6*([.D79]+2*[.E79]+2*[.F79]+[.G79])" table:style-name="ce9">
            <text:p>114,54</text:p>
          </table:table-cell>
          <table:table-cell office:value-type="float" office:value="0.26626440862562289" table:formula="of:=[.$C$9]*(([.$C$3]*[.$C$4]*([.$C$5]-[.$C80])+[.$C$6]*([.$C$7]-[.$C80]))/[.$C$8]/[.$C$4])" table:style-name="ce2">
            <text:p>0,266264</text:p>
          </table:table-cell>
          <table:table-cell office:value-type="float" office:value="0.26096730061077372" table:formula="of:=[.$C$9]*(([.$C$3]*[.$C$4]*([.$C$5]-([.$C80]+1/2*[.D80]))+[.$C$6]*([.$C$7]-([.$C80]+1/2*[.D80])))/[.$C$8]/[.$C$4])" table:style-name="ce2">
            <text:p>0,260967</text:p>
          </table:table-cell>
          <table:table-cell office:value-type="float" office:value="0.26107268215037122" table:formula="of:=[.$C$9]*(([.$C$3]*[.$C$4]*([.$C$5]-([.$C80]+1/2*[.E80]))+[.$C$6]*([.$C$7]-([.$C80]+1/2*[.E80])))/[.$C$8]/[.$C$4])" table:style-name="ce2">
            <text:p>0,261073</text:p>
          </table:table-cell>
          <table:table-cell office:value-type="float" office:value="0.25587676271969706" table:formula="of:=[.$C$9]*(([.$C$3]*[.$C$4]*([.$C$5]-([.$C80]+[.F80]))+[.$C$6]*([.$C$7]-([.$C80]+[.F80])))/[.$C$8]/[.$C$4])" table:style-name="ce2">
            <text:p>0,25587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4" table:formula="of:=[.B80]+[.$C$9]" table:style-name="ce4">
            <text:p>34</text:p>
          </table:table-cell>
          <table:table-cell office:value-type="float" office:value="114.79834546466238" table:formula="of:=[.C80]+1/6*([.D80]+2*[.E80]+2*[.F80]+[.G80])" table:style-name="ce9">
            <text:p>114,80</text:p>
          </table:table-cell>
          <table:table-cell office:value-type="float" office:value="0.25587818817662017" table:formula="of:=[.$C$9]*(([.$C$3]*[.$C$4]*([.$C$5]-[.$C81])+[.$C$6]*([.$C$7]-[.$C81]))/[.$C$8]/[.$C$4])" table:style-name="ce2">
            <text:p>0,255878</text:p>
          </table:table-cell>
          <table:table-cell office:value-type="float" office:value="0.25078770534261458" table:formula="of:=[.$C$9]*(([.$C$3]*[.$C$4]*([.$C$5]-([.$C81]+1/2*[.D81]))+[.$C$6]*([.$C$7]-([.$C81]+1/2*[.D81])))/[.$C$8]/[.$C$4])" table:style-name="ce2">
            <text:p>0,250788</text:p>
          </table:table-cell>
          <table:table-cell office:value-type="float" office:value="0.25088897624682061" table:formula="of:=[.$C$9]*(([.$C$3]*[.$C$4]*([.$C$5]-([.$C81]+1/2*[.E81]))+[.$C$6]*([.$C$7]-([.$C81]+1/2*[.E81])))/[.$C$8]/[.$C$4])" table:style-name="ce2">
            <text:p>0,250889</text:p>
          </table:table-cell>
          <table:table-cell office:value-type="float" office:value="0.24589573491691374" table:formula="of:=[.$C$9]*(([.$C$3]*[.$C$4]*([.$C$5]-([.$C81]+[.F81]))+[.$C$6]*([.$C$7]-([.$C81]+[.F81])))/[.$C$8]/[.$C$4])" table:style-name="ce2">
            <text:p>0,24589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4.5" table:formula="of:=[.B81]+[.$C$9]" table:style-name="ce4">
            <text:p>34,5</text:p>
          </table:table-cell>
          <table:table-cell office:value-type="float" office:value="115.04920001237444" table:formula="of:=[.C81]+1/6*([.D81]+2*[.E81]+2*[.F81]+[.G81])" table:style-name="ce9">
            <text:p>115,05</text:p>
          </table:table-cell>
          <table:table-cell office:value-type="float" office:value="0.24589710477079962" table:formula="of:=[.$C$9]*(([.$C$3]*[.$C$4]*([.$C$5]-[.$C82])+[.$C$6]*([.$C$7]-[.$C82]))/[.$C$8]/[.$C$4])" table:style-name="ce2">
            <text:p>0,245897</text:p>
          </table:table-cell>
          <table:table-cell office:value-type="float" office:value="0.24100518725455003" table:formula="of:=[.$C$9]*(([.$C$3]*[.$C$4]*([.$C$5]-([.$C82]+1/2*[.D82]))+[.$C$6]*([.$C$7]-([.$C82]+1/2*[.D82])))/[.$C$8]/[.$C$4])" table:style-name="ce2">
            <text:p>0,241005</text:p>
          </table:table-cell>
          <table:table-cell office:value-type="float" office:value="0.24110250786760901" table:formula="of:=[.$C$9]*(([.$C$3]*[.$C$4]*([.$C$5]-([.$C82]+1/2*[.E82]))+[.$C$6]*([.$C$7]-([.$C82]+1/2*[.E82])))/[.$C$8]/[.$C$4])" table:style-name="ce2">
            <text:p>0,241103</text:p>
          </table:table-cell>
          <table:table-cell office:value-type="float" office:value="0.23630403873979722" table:formula="of:=[.$C$9]*(([.$C$3]*[.$C$4]*([.$C$5]-([.$C82]+[.F82]))+[.$C$6]*([.$C$7]-([.$C82]+[.F82])))/[.$C$8]/[.$C$4])" table:style-name="ce2">
            <text:p>0,23630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5" table:formula="of:=[.B82]+[.$C$9]" table:style-name="ce4">
            <text:p>35</text:p>
          </table:table-cell>
          <table:table-cell office:value-type="float" office:value="115.29026943466693" table:formula="of:=[.C82]+1/6*([.D82]+2*[.E82]+2*[.F82]+[.G82])" table:style-name="ce9">
            <text:p>115,29</text:p>
          </table:table-cell>
          <table:table-cell office:value-type="float" office:value="0.23630535515956264" table:formula="of:=[.$C$9]*(([.$C$3]*[.$C$4]*([.$C$5]-[.$C83])+[.$C$6]*([.$C$7]-[.$C83]))/[.$C$8]/[.$C$4])" table:style-name="ce2">
            <text:p>0,236305</text:p>
          </table:table-cell>
          <table:table-cell office:value-type="float" office:value="0.23160425749041266" table:formula="of:=[.$C$9]*(([.$C$3]*[.$C$4]*([.$C$5]-([.$C83]+1/2*[.D83]))+[.$C$6]*([.$C$7]-([.$C83]+1/2*[.D83])))/[.$C$8]/[.$C$4])" table:style-name="ce2">
            <text:p>0,231604</text:p>
          </table:table-cell>
          <table:table-cell office:value-type="float" office:value="0.2316977819019948" table:formula="of:=[.$C$9]*(([.$C$3]*[.$C$4]*([.$C$5]-([.$C83]+1/2*[.E83]))+[.$C$6]*([.$C$7]-([.$C83]+1/2*[.E83])))/[.$C$8]/[.$C$4])" table:style-name="ce2">
            <text:p>0,231698</text:p>
          </table:table-cell>
          <table:table-cell office:value-type="float" office:value="0.22708648746432" table:formula="of:=[.$C$9]*(([.$C$3]*[.$C$4]*([.$C$5]-([.$C83]+[.F83]))+[.$C$6]*([.$C$7]-([.$C83]+[.F83])))/[.$C$8]/[.$C$4])" table:style-name="ce2">
            <text:p>0,22708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5.5" table:formula="of:=[.B83]+[.$C$9]" table:style-name="ce4">
            <text:p>35,5</text:p>
          </table:table-cell>
          <table:table-cell office:value-type="float" office:value="115.52193542156837" table:formula="of:=[.C83]+1/6*([.D83]+2*[.E83]+2*[.F83]+[.G83])" table:style-name="ce9">
            <text:p>115,52</text:p>
          </table:table-cell>
          <table:table-cell office:value-type="float" office:value="0.2270877525342791" table:formula="of:=[.$C$9]*(([.$C$3]*[.$C$4]*([.$C$5]-[.$C84])+[.$C$6]*([.$C$7]-[.$C84]))/[.$C$8]/[.$C$4])" table:style-name="ce2">
            <text:p>0,227088</text:p>
          </table:table-cell>
          <table:table-cell office:value-type="float" office:value="0.22257003137044626" table:formula="of:=[.$C$9]*(([.$C$3]*[.$C$4]*([.$C$5]-([.$C84]+1/2*[.D84]))+[.$C$6]*([.$C$7]-([.$C84]+1/2*[.D84])))/[.$C$8]/[.$C$4])" table:style-name="ce2">
            <text:p>0,222570</text:p>
          </table:table-cell>
          <table:table-cell office:value-type="float" office:value="0.22265990765961804" table:formula="of:=[.$C$9]*(([.$C$3]*[.$C$4]*([.$C$5]-([.$C84]+1/2*[.E84]))+[.$C$6]*([.$C$7]-([.$C84]+1/2*[.E84])))/[.$C$8]/[.$C$4])" table:style-name="ce2">
            <text:p>0,222660</text:p>
          </table:table-cell>
          <table:table-cell office:value-type="float" office:value="0.21822848675754777" table:formula="of:=[.$C$9]*(([.$C$3]*[.$C$4]*([.$C$5]-([.$C84]+[.F84]))+[.$C$6]*([.$C$7]-([.$C84]+[.F84])))/[.$C$8]/[.$C$4])" table:style-name="ce2">
            <text:p>0,21822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6" table:formula="of:=[.B84]+[.$C$9]" table:style-name="ce4">
            <text:p>36</text:p>
          </table:table-cell>
          <table:table-cell office:value-type="float" office:value="115.74456477446037" table:formula="of:=[.C84]+1/6*([.D84]+2*[.E84]+2*[.F84]+[.G84])" table:style-name="ce9">
            <text:p>115,74</text:p>
          </table:table-cell>
          <table:table-cell office:value-type="float" office:value="0.21822970248071022" table:formula="of:=[.$C$9]*(([.$C$3]*[.$C$4]*([.$C$5]-[.$C85])+[.$C$6]*([.$C$7]-[.$C85]))/[.$C$8]/[.$C$4])" table:style-name="ce2">
            <text:p>0,218230</text:p>
          </table:table-cell>
          <table:table-cell office:value-type="float" office:value="0.21388820482409313" table:formula="of:=[.$C$9]*(([.$C$3]*[.$C$4]*([.$C$5]-([.$C85]+1/2*[.D85]))+[.$C$6]*([.$C$7]-([.$C85]+1/2*[.D85])))/[.$C$8]/[.$C$4])" table:style-name="ce2">
            <text:p>0,213888</text:p>
          </table:table-cell>
          <table:table-cell office:value-type="float" office:value="0.21397457529377784" table:formula="of:=[.$C$9]*(([.$C$3]*[.$C$4]*([.$C$5]-([.$C85]+1/2*[.E85]))+[.$C$6]*([.$C$7]-([.$C85]+1/2*[.E85])))/[.$C$8]/[.$C$4])" table:style-name="ce2">
            <text:p>0,213975</text:p>
          </table:table-cell>
          <table:table-cell office:value-type="float" office:value="0.20971601157013689" table:formula="of:=[.$C$9]*(([.$C$3]*[.$C$4]*([.$C$5]-([.$C85]+[.F85]))+[.$C$6]*([.$C$7]-([.$C85]+[.F85])))/[.$C$8]/[.$C$4])" table:style-name="ce2">
            <text:p>0,20971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6.5" table:formula="of:=[.B85]+[.$C$9]" table:style-name="ce4">
            <text:p>36,5</text:p>
          </table:table-cell>
          <table:table-cell office:value-type="float" office:value="115.95850998684146" table:formula="of:=[.C85]+1/6*([.D85]+2*[.E85]+2*[.F85]+[.G85])" table:style-name="ce9">
            <text:p>115,96</text:p>
          </table:table-cell>
          <table:table-cell office:value-type="float" office:value="0.20971717987138241" table:formula="of:=[.$C$9]*(([.$C$3]*[.$C$4]*([.$C$5]-[.$C86])+[.$C$6]*([.$C$7]-[.$C86]))/[.$C$8]/[.$C$4])" table:style-name="ce2">
            <text:p>0,209717</text:p>
          </table:table-cell>
          <table:table-cell office:value-type="float" office:value="0.20554503174207628" table:formula="of:=[.$C$9]*(([.$C$3]*[.$C$4]*([.$C$5]-([.$C86]+1/2*[.D86]))+[.$C$6]*([.$C$7]-([.$C86]+1/2*[.D86])))/[.$C$8]/[.$C$4])" table:style-name="ce2">
            <text:p>0,205545</text:p>
          </table:table-cell>
          <table:table-cell office:value-type="float" office:value="0.20562803314436243" table:formula="of:=[.$C$9]*(([.$C$3]*[.$C$4]*([.$C$5]-([.$C86]+1/2*[.E86]))+[.$C$6]*([.$C$7]-([.$C86]+1/2*[.E86])))/[.$C$8]/[.$C$4])" table:style-name="ce2">
            <text:p>0,205628</text:p>
          </table:table-cell>
          <table:table-cell office:value-type="float" office:value="0.2015355839301978" table:formula="of:=[.$C$9]*(([.$C$3]*[.$C$4]*([.$C$5]-([.$C86]+[.F86]))+[.$C$6]*([.$C$7]-([.$C86]+[.F86])))/[.$C$8]/[.$C$4])" table:style-name="ce2">
            <text:p>0,20153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7" table:formula="of:=[.B86]+[.$C$9]" table:style-name="ce4">
            <text:p>37</text:p>
          </table:table-cell>
          <table:table-cell office:value-type="float" office:value="116.16410980243721" table:formula="of:=[.C86]+1/6*([.D86]+2*[.E86]+2*[.F86]+[.G86])" table:style-name="ce9">
            <text:p>116,16</text:p>
          </table:table-cell>
          <table:table-cell office:value-type="float" office:value="0.2015367066593205" table:formula="of:=[.$C$9]*(([.$C$3]*[.$C$4]*([.$C$5]-[.$C87])+[.$C$6]*([.$C$7]-[.$C87]))/[.$C$8]/[.$C$4])" table:style-name="ce2">
            <text:p>0,201537</text:p>
          </table:table-cell>
          <table:table-cell office:value-type="float" office:value="0.19752730221190773" table:formula="of:=[.$C$9]*(([.$C$3]*[.$C$4]*([.$C$5]-([.$C87]+1/2*[.D87]))+[.$C$6]*([.$C$7]-([.$C87]+1/2*[.D87])))/[.$C$8]/[.$C$4])" table:style-name="ce2">
            <text:p>0,197527</text:p>
          </table:table-cell>
          <table:table-cell office:value-type="float" office:value="0.1976070659645727" table:formula="of:=[.$C$9]*(([.$C$3]*[.$C$4]*([.$C$5]-([.$C87]+1/2*[.E87]))+[.$C$6]*([.$C$7]-([.$C87]+1/2*[.E87])))/[.$C$8]/[.$C$4])" table:style-name="ce2">
            <text:p>0,197607</text:p>
          </table:table-cell>
          <table:table-cell office:value-type="float" office:value="0.19367425160335017" table:formula="of:=[.$C$9]*(([.$C$3]*[.$C$4]*([.$C$5]-([.$C87]+[.F87]))+[.$C$6]*([.$C$7]-([.$C87]+[.F87])))/[.$C$8]/[.$C$4])" table:style-name="ce2">
            <text:p>0,19367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7.5" table:formula="of:=[.B87]+[.$C$9]" table:style-name="ce4">
            <text:p>37,5</text:p>
          </table:table-cell>
          <table:table-cell office:value-type="float" office:value="116.36168975153981" table:formula="of:=[.C87]+1/6*([.D87]+2*[.E87]+2*[.F87]+[.G87])" table:style-name="ce9">
            <text:p>116,36</text:p>
          </table:table-cell>
          <table:table-cell office:value-type="float" office:value="0.19367533053798969" table:formula="of:=[.$C$9]*(([.$C$3]*[.$C$4]*([.$C$5]-[.$C88])+[.$C$6]*([.$C$7]-[.$C88]))/[.$C$8]/[.$C$4])" table:style-name="ce2">
            <text:p>0,193675</text:p>
          </table:table-cell>
          <table:table-cell office:value-type="float" office:value="0.18982232160237281" table:formula="of:=[.$C$9]*(([.$C$3]*[.$C$4]*([.$C$5]-([.$C88]+1/2*[.D88]))+[.$C$6]*([.$C$7]-([.$C88]+1/2*[.D88])))/[.$C$8]/[.$C$4])" table:style-name="ce2">
            <text:p>0,189822</text:p>
          </table:table-cell>
          <table:table-cell office:value-type="float" office:value="0.1898989739969584" table:formula="of:=[.$C$9]*(([.$C$3]*[.$C$4]*([.$C$5]-([.$C88]+1/2*[.E88]))+[.$C$6]*([.$C$7]-([.$C88]+1/2*[.E88])))/[.$C$8]/[.$C$4])" table:style-name="ce2">
            <text:p>0,189899</text:p>
          </table:table-cell>
          <table:table-cell office:value-type="float" office:value="0.18611956758519299" table:formula="of:=[.$C$9]*(([.$C$3]*[.$C$4]*([.$C$5]-([.$C88]+[.F88]))+[.$C$6]*([.$C$7]-([.$C88]+[.F88])))/[.$C$8]/[.$C$4])" table:style-name="ce2">
            <text:p>0,18612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8" table:formula="of:=[.B88]+[.$C$9]" table:style-name="ce4">
            <text:p>38</text:p>
          </table:table-cell>
          <table:table-cell office:value-type="float" office:value="116.55156266642679" table:formula="of:=[.C88]+1/6*([.D88]+2*[.E88]+2*[.F88]+[.G88])" table:style-name="ce9">
            <text:p>116,55</text:p>
          </table:table-cell>
          <table:table-cell office:value-type="float" office:value="0.18612060443364811" table:formula="of:=[.$C$9]*(([.$C$3]*[.$C$4]*([.$C$5]-[.$C89])+[.$C$6]*([.$C$7]-[.$C89]))/[.$C$8]/[.$C$4])" table:style-name="ce2">
            <text:p>0,186121</text:p>
          </table:table-cell>
          <table:table-cell office:value-type="float" office:value="0.18241789046386542" table:formula="of:=[.$C$9]*(([.$C$3]*[.$C$4]*([.$C$5]-([.$C89]+1/2*[.D89]))+[.$C$6]*([.$C$7]-([.$C89]+1/2*[.D89])))/[.$C$8]/[.$C$4])" table:style-name="ce2">
            <text:p>0,182418</text:p>
          </table:table-cell>
          <table:table-cell office:value-type="float" office:value="0.18249155286563867" table:formula="of:=[.$C$9]*(([.$C$3]*[.$C$4]*([.$C$5]-([.$C89]+1/2*[.E89]))+[.$C$6]*([.$C$7]-([.$C89]+1/2*[.E89])))/[.$C$8]/[.$C$4])" table:style-name="ce2">
            <text:p>0,182492</text:p>
          </table:table-cell>
          <table:table-cell office:value-type="float" office:value="0.17885957039371367" table:formula="of:=[.$C$9]*(([.$C$3]*[.$C$4]*([.$C$5]-([.$C89]+[.F89]))+[.$C$6]*([.$C$7]-([.$C89]+[.F89])))/[.$C$8]/[.$C$4])" table:style-name="ce2">
            <text:p>0,17886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8.5" table:formula="of:=[.B89]+[.$C$9]" table:style-name="ce4">
            <text:p>38,5</text:p>
          </table:table-cell>
          <table:table-cell office:value-type="float" office:value="116.73402917667451" table:formula="of:=[.C89]+1/6*([.D89]+2*[.E89]+2*[.F89]+[.G89])" table:style-name="ce9">
            <text:p>116,73</text:p>
          </table:table-cell>
          <table:table-cell office:value-type="float" office:value="0.17886056679764742" table:formula="of:=[.$C$9]*(([.$C$3]*[.$C$4]*([.$C$5]-[.$C90])+[.$C$6]*([.$C$7]-[.$C90]))/[.$C$8]/[.$C$4])" table:style-name="ce2">
            <text:p>0,178861</text:p>
          </table:table-cell>
          <table:table-cell office:value-type="float" office:value="0.17530228521275723" table:formula="of:=[.$C$9]*(([.$C$3]*[.$C$4]*([.$C$5]-([.$C90]+1/2*[.D90]))+[.$C$6]*([.$C$7]-([.$C90]+1/2*[.D90])))/[.$C$8]/[.$C$4])" table:style-name="ce2">
            <text:p>0,175302</text:p>
          </table:table-cell>
          <table:table-cell office:value-type="float" office:value="0.17537307425286872" table:formula="of:=[.$C$9]*(([.$C$3]*[.$C$4]*([.$C$5]-([.$C90]+1/2*[.E90]))+[.$C$6]*([.$C$7]-([.$C90]+1/2*[.E90])))/[.$C$8]/[.$C$4])" table:style-name="ce2">
            <text:p>0,175373</text:p>
          </table:table-cell>
          <table:table-cell office:value-type="float" office:value="0.17188276513043504" table:formula="of:=[.$C$9]*(([.$C$3]*[.$C$4]*([.$C$5]-([.$C90]+[.F90]))+[.$C$6]*([.$C$7]-([.$C90]+[.F90])))/[.$C$8]/[.$C$4])" table:style-name="ce2">
            <text:p>0,17188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9" table:formula="of:=[.B90]+[.$C$9]" table:style-name="ce4">
            <text:p>39</text:p>
          </table:table-cell>
          <table:table-cell office:value-type="float" office:value="116.90937818515107" table:formula="of:=[.C90]+1/6*([.D90]+2*[.E90]+2*[.F90]+[.G90])" table:style-name="ce9">
            <text:p>116,91</text:p>
          </table:table-cell>
          <table:table-cell office:value-type="float" office:value="0.17188372266747315" table:formula="of:=[.$C$9]*(([.$C$3]*[.$C$4]*([.$C$5]-[.$C91])+[.$C$6]*([.$C$7]-[.$C91]))/[.$C$8]/[.$C$4])" table:style-name="ce2">
            <text:p>0,171884</text:p>
          </table:table-cell>
          <table:table-cell office:value-type="float" office:value="0.16846423956921164" table:formula="of:=[.$C$9]*(([.$C$3]*[.$C$4]*([.$C$5]-([.$C91]+1/2*[.D91]))+[.$C$6]*([.$C$7]-([.$C91]+1/2*[.D91])))/[.$C$8]/[.$C$4])" table:style-name="ce2">
            <text:p>0,168464</text:p>
          </table:table-cell>
          <table:table-cell office:value-type="float" office:value="0.16853226732936163" table:formula="of:=[.$C$9]*(([.$C$3]*[.$C$4]*([.$C$5]-([.$C91]+1/2*[.E91]))+[.$C$6]*([.$C$7]-([.$C91]+1/2*[.E91])))/[.$C$8]/[.$C$4])" table:style-name="ce2">
            <text:p>0,168532</text:p>
          </table:table-cell>
          <table:table-cell office:value-type="float" office:value="0.16517810528031215" table:formula="of:=[.$C$9]*(([.$C$3]*[.$C$4]*([.$C$5]-([.$C91]+[.F91]))+[.$C$6]*([.$C$7]-([.$C91]+[.F91])))/[.$C$8]/[.$C$4])" table:style-name="ce2">
            <text:p>0,16517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9.5" table:formula="of:=[.B91]+[.$C$9]" table:style-name="ce4">
            <text:p>39,5</text:p>
          </table:table-cell>
          <table:table-cell office:value-type="float" office:value="117.07788732544189" table:formula="of:=[.C91]+1/6*([.D91]+2*[.E91]+2*[.F91]+[.G91])" table:style-name="ce9">
            <text:p>117,08</text:p>
          </table:table-cell>
          <table:table-cell office:value-type="float" office:value="0.16517902546654262" table:formula="of:=[.$C$9]*(([.$C$3]*[.$C$4]*([.$C$5]-[.$C92])+[.$C$6]*([.$C$7]-[.$C92]))/[.$C$8]/[.$C$4])" table:style-name="ce2">
            <text:p>0,165179</text:p>
          </table:table-cell>
          <table:table-cell office:value-type="float" office:value="0.16189292671906053" table:formula="of:=[.$C$9]*(([.$C$3]*[.$C$4]*([.$C$5]-([.$C92]+1/2*[.D92]))+[.$C$6]*([.$C$7]-([.$C92]+1/2*[.D92])))/[.$C$8]/[.$C$4])" table:style-name="ce2">
            <text:p>0,161893</text:p>
          </table:table-cell>
          <table:table-cell office:value-type="float" office:value="0.1619583009089598" table:formula="of:=[.$C$9]*(([.$C$3]*[.$C$4]*([.$C$5]-([.$C92]+1/2*[.E92]))+[.$C$6]*([.$C$7]-([.$C92]+1/2*[.E92])))/[.$C$8]/[.$C$4])" table:style-name="ce2">
            <text:p>0,161958</text:p>
          </table:table-cell>
          <table:table-cell office:value-type="float" office:value="0.15873497522156632" table:formula="of:=[.$C$9]*(([.$C$3]*[.$C$4]*([.$C$5]-([.$C92]+[.F92]))+[.$C$6]*([.$C$7]-([.$C92]+[.F92])))/[.$C$8]/[.$C$4])" table:style-name="ce2">
            <text:p>0,15873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0" table:formula="of:=[.B92]+[.$C$9]" table:style-name="ce4">
            <text:p>40</text:p>
          </table:table-cell>
          <table:table-cell office:value-type="float" office:value="117.23982340143259" table:formula="of:=[.C92]+1/6*([.D92]+2*[.E92]+2*[.F92]+[.G92])" table:style-name="ce9">
            <text:p>117,24</text:p>
          </table:table-cell>
          <table:table-cell office:value-type="float" office:value="0.15873585951393798" table:formula="of:=[.$C$9]*(([.$C$3]*[.$C$4]*([.$C$5]-[.$C93])+[.$C$6]*([.$C$7]-[.$C93]))/[.$C$8]/[.$C$4])" table:style-name="ce2">
            <text:p>0,158736</text:p>
          </table:table-cell>
          <table:table-cell office:value-type="float" office:value="0.15557794217149098" table:formula="of:=[.$C$9]*(([.$C$3]*[.$C$4]*([.$C$5]-([.$C93]+1/2*[.D93]))+[.$C$6]*([.$C$7]-([.$C93]+1/2*[.D93])))/[.$C$8]/[.$C$4])" table:style-name="ce2">
            <text:p>0,155578</text:p>
          </table:table-cell>
          <table:table-cell office:value-type="float" office:value="0.15564076629939899" table:formula="of:=[.$C$9]*(([.$C$3]*[.$C$4]*([.$C$5]-([.$C93]+1/2*[.E93]))+[.$C$6]*([.$C$7]-([.$C93]+1/2*[.E93])))/[.$C$8]/[.$C$4])" table:style-name="ce2">
            <text:p>0,155641</text:p>
          </table:table-cell>
          <table:table-cell office:value-type="float" office:value="0.15254317341775775" table:formula="of:=[.$C$9]*(([.$C$3]*[.$C$4]*([.$C$5]-([.$C93]+[.F93]))+[.$C$6]*([.$C$7]-([.$C93]+[.F93])))/[.$C$8]/[.$C$4])" table:style-name="ce2">
            <text:p>0,15254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0.5" table:formula="of:=[.B93]+[.$C$9]" table:style-name="ce4">
            <text:p>40,5</text:p>
          </table:table-cell>
          <table:table-cell office:value-type="float" office:value="117.39544280974484" table:formula="of:=[.C93]+1/6*([.D93]+2*[.E93]+2*[.F93]+[.G93])" table:style-name="ce9">
            <text:p>117,40</text:p>
          </table:table-cell>
          <table:table-cell office:value-type="float" office:value="0.1525440232163883" table:formula="of:=[.$C$9]*(([.$C$3]*[.$C$4]*([.$C$5]-[.$C94])+[.$C$6]*([.$C$7]-[.$C94]))/[.$C$8]/[.$C$4])" table:style-name="ce2">
            <text:p>0,152544</text:p>
          </table:table-cell>
          <table:table-cell office:value-type="float" office:value="0.14950928728541002" table:formula="of:=[.$C$9]*(([.$C$3]*[.$C$4]*([.$C$5]-([.$C94]+1/2*[.D94]))+[.$C$6]*([.$C$7]-([.$C94]+1/2*[.D94])))/[.$C$8]/[.$C$4])" table:style-name="ce2">
            <text:p>0,149509</text:p>
          </table:table-cell>
          <table:table-cell office:value-type="float" office:value="0.14956966082202322" table:formula="of:=[.$C$9]*(([.$C$3]*[.$C$4]*([.$C$5]-([.$C94]+1/2*[.E94]))+[.$C$6]*([.$C$7]-([.$C94]+1/2*[.E94])))/[.$C$8]/[.$C$4])" table:style-name="ce2">
            <text:p>0,149570</text:p>
          </table:table-cell>
          <table:table-cell office:value-type="float" office:value="0.14659289626548919" table:formula="of:=[.$C$9]*(([.$C$3]*[.$C$4]*([.$C$5]-([.$C94]+[.F94]))+[.$C$6]*([.$C$7]-([.$C94]+[.F94])))/[.$C$8]/[.$C$4])" table:style-name="ce2">
            <text:p>0,14659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1" table:formula="of:=[.B94]+[.$C$9]" table:style-name="ce4">
            <text:p>41</text:p>
          </table:table-cell>
          <table:table-cell office:value-type="float" office:value="117.54499194569429" table:formula="of:=[.C94]+1/6*([.D94]+2*[.E94]+2*[.F94]+[.G94])" table:style-name="ce9">
            <text:p>117,54</text:p>
          </table:table-cell>
          <table:table-cell office:value-type="float" office:value="0.14659371291588222" table:formula="of:=[.$C$9]*(([.$C$3]*[.$C$4]*([.$C$5]-[.$C95])+[.$C$6]*([.$C$7]-[.$C95]))/[.$C$8]/[.$C$4])" table:style-name="ce2">
            <text:p>0,146594</text:p>
          </table:table-cell>
          <table:table-cell office:value-type="float" office:value="0.14367735343839375" table:formula="of:=[.$C$9]*(([.$C$3]*[.$C$4]*([.$C$5]-([.$C95]+1/2*[.D95]))+[.$C$6]*([.$C$7]-([.$C95]+1/2*[.D95])))/[.$C$8]/[.$C$4])" table:style-name="ce2">
            <text:p>0,143677</text:p>
          </table:table-cell>
          <table:table-cell office:value-type="float" office:value="0.14373537197433753" table:formula="of:=[.$C$9]*(([.$C$3]*[.$C$4]*([.$C$5]-([.$C95]+1/2*[.E95]))+[.$C$6]*([.$C$7]-([.$C95]+1/2*[.E95])))/[.$C$8]/[.$C$4])" table:style-name="ce2">
            <text:p>0,143735</text:p>
          </table:table-cell>
          <table:table-cell office:value-type="float" office:value="0.14087472257216613" table:formula="of:=[.$C$9]*(([.$C$3]*[.$C$4]*([.$C$5]-([.$C95]+[.F95]))+[.$C$6]*([.$C$7]-([.$C95]+[.F95])))/[.$C$8]/[.$C$4])" table:style-name="ce2">
            <text:p>0,14087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1.5" table:formula="of:=[.B95]+[.$C$9]" table:style-name="ce4">
            <text:p>41,5</text:p>
          </table:table-cell>
          <table:table-cell office:value-type="float" office:value="117.68870759341321" table:formula="of:=[.C95]+1/6*([.D95]+2*[.E95]+2*[.F95]+[.G95])" table:style-name="ce9">
            <text:p>117,69</text:p>
          </table:table-cell>
          <table:table-cell office:value-type="float" office:value="0.14087550736734047" table:formula="of:=[.$C$9]*(([.$C$3]*[.$C$4]*([.$C$5]-[.$C96])+[.$C$6]*([.$C$7]-[.$C96]))/[.$C$8]/[.$C$4])" table:style-name="ce2">
            <text:p>0,140876</text:p>
          </table:table-cell>
          <table:table-cell office:value-type="float" office:value="0.13807290681316453" table:formula="of:=[.$C$9]*(([.$C$3]*[.$C$4]*([.$C$5]-([.$C96]+1/2*[.D96]))+[.$C$6]*([.$C$7]-([.$C96]+1/2*[.D96])))/[.$C$8]/[.$C$4])" table:style-name="ce2">
            <text:p>0,138073</text:p>
          </table:table-cell>
          <table:table-cell office:value-type="float" office:value="0.1381286622103452" table:formula="of:=[.$C$9]*(([.$C$3]*[.$C$4]*([.$C$5]-([.$C96]+1/2*[.E96]))+[.$C$6]*([.$C$7]-([.$C96]+1/2*[.E96])))/[.$C$8]/[.$C$4])" table:style-name="ce2">
            <text:p>0,138129</text:p>
          </table:table-cell>
          <table:table-cell office:value-type="float" office:value="0.13537959863923424" table:formula="of:=[.$C$9]*(([.$C$3]*[.$C$4]*([.$C$5]-([.$C96]+[.F96]))+[.$C$6]*([.$C$7]-([.$C96]+[.F96])))/[.$C$8]/[.$C$4])" table:style-name="ce2">
            <text:p>0,13538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2" table:formula="of:=[.B96]+[.$C$9]" table:style-name="ce4">
            <text:p>42</text:p>
          </table:table-cell>
          <table:table-cell office:value-type="float" office:value="117.82681730075548" table:formula="of:=[.C96]+1/6*([.D96]+2*[.E96]+2*[.F96]+[.G96])" table:style-name="ce9">
            <text:p>117,83</text:p>
          </table:table-cell>
          <table:table-cell office:value-type="float" office:value="0.13538035282177155" table:formula="of:=[.$C$9]*(([.$C$3]*[.$C$4]*([.$C$5]-[.$C97])+[.$C$6]*([.$C$7]-[.$C97]))/[.$C$8]/[.$C$4])" table:style-name="ce2">
            <text:p>0,135380</text:p>
          </table:table-cell>
          <table:table-cell office:value-type="float" office:value="0.13268707377750519" table:formula="of:=[.$C$9]*(([.$C$3]*[.$C$4]*([.$C$5]-([.$C97]+1/2*[.D97]))+[.$C$6]*([.$C$7]-([.$C97]+1/2*[.D97])))/[.$C$8]/[.$C$4])" table:style-name="ce2">
            <text:p>0,132687</text:p>
          </table:table-cell>
          <table:table-cell office:value-type="float" office:value="0.13274065431455589" table:formula="of:=[.$C$9]*(([.$C$3]*[.$C$4]*([.$C$5]-([.$C97]+1/2*[.E97]))+[.$C$6]*([.$C$7]-([.$C97]+1/2*[.E97])))/[.$C$8]/[.$C$4])" table:style-name="ce2">
            <text:p>0,132741</text:p>
          </table:table-cell>
          <table:table-cell office:value-type="float" office:value="0.13009882392727615" table:formula="of:=[.$C$9]*(([.$C$3]*[.$C$4]*([.$C$5]-([.$C97]+[.F97]))+[.$C$6]*([.$C$7]-([.$C97]+[.F97])))/[.$C$8]/[.$C$4])" table:style-name="ce2">
            <text:p>0,13009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2.5" table:formula="of:=[.B97]+[.$C$9]" table:style-name="ce4">
            <text:p>42,5</text:p>
          </table:table-cell>
          <table:table-cell office:value-type="float" office:value="117.95953973957768" table:formula="of:=[.C97]+1/6*([.D97]+2*[.E97]+2*[.F97]+[.G97])" table:style-name="ce9">
            <text:p>117,96</text:p>
          </table:table-cell>
          <table:table-cell office:value-type="float" office:value="0.13009954869128873" table:formula="of:=[.$C$9]*(([.$C$3]*[.$C$4]*([.$C$5]-[.$C98])+[.$C$6]*([.$C$7]-[.$C98]))/[.$C$8]/[.$C$4])" table:style-name="ce2">
            <text:p>0,130100</text:p>
          </table:table-cell>
          <table:table-cell office:value-type="float" office:value="0.12751132683445851" table:formula="of:=[.$C$9]*(([.$C$3]*[.$C$4]*([.$C$5]-([.$C98]+1/2*[.D98]))+[.$C$6]*([.$C$7]-([.$C98]+1/2*[.D98])))/[.$C$8]/[.$C$4])" table:style-name="ce2">
            <text:p>0,127511</text:p>
          </table:table-cell>
          <table:table-cell office:value-type="float" office:value="0.12756281734651292" table:formula="of:=[.$C$9]*(([.$C$3]*[.$C$4]*([.$C$5]-([.$C98]+1/2*[.E98]))+[.$C$6]*([.$C$7]-([.$C98]+1/2*[.E98])))/[.$C$8]/[.$C$4])" table:style-name="ce2">
            <text:p>0,127563</text:p>
          </table:table-cell>
          <table:table-cell office:value-type="float" office:value="0.12502403728027606" table:formula="of:=[.$C$9]*(([.$C$3]*[.$C$4]*([.$C$5]-([.$C98]+[.F98]))+[.$C$6]*([.$C$7]-([.$C98]+[.F98])))/[.$C$8]/[.$C$4])" table:style-name="ce2">
            <text:p>0,12502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3" table:formula="of:=[.B98]+[.$C$9]" table:style-name="ce4">
            <text:p>43</text:p>
          </table:table-cell>
          <table:table-cell office:value-type="float" office:value="118.0870850519666" table:formula="of:=[.C98]+1/6*([.D98]+2*[.E98]+2*[.F98]+[.G98])" table:style-name="ce9">
            <text:p>118,09</text:p>
          </table:table-cell>
          <table:table-cell office:value-type="float" office:value="0.12502473377329715" table:formula="of:=[.$C$9]*(([.$C$3]*[.$C$4]*([.$C$5]-[.$C99])+[.$C$6]*([.$C$7]-[.$C99]))/[.$C$8]/[.$C$4])" table:style-name="ce2">
            <text:p>0,125025</text:p>
          </table:table-cell>
          <table:table-cell office:value-type="float" office:value="0.12253747112057027" table:formula="of:=[.$C$9]*(([.$C$3]*[.$C$4]*([.$C$5]-([.$C99]+1/2*[.D99]))+[.$C$6]*([.$C$7]-([.$C99]+1/2*[.D99])))/[.$C$8]/[.$C$4])" table:style-name="ce2">
            <text:p>0,122537</text:p>
          </table:table-cell>
          <table:table-cell office:value-type="float" office:value="0.12258695313358425" table:formula="of:=[.$C$9]*(([.$C$3]*[.$C$4]*([.$C$5]-([.$C99]+1/2*[.E99]))+[.$C$6]*([.$C$7]-([.$C99]+1/2*[.E99])))/[.$C$8]/[.$C$4])" table:style-name="ce2">
            <text:p>0,122587</text:p>
          </table:table-cell>
          <table:table-cell office:value-type="float" office:value="0.12014720368723285" table:formula="of:=[.$C$9]*(([.$C$3]*[.$C$4]*([.$C$5]-([.$C99]+[.F99]))+[.$C$6]*([.$C$7]-([.$C99]+[.F99])))/[.$C$8]/[.$C$4])" table:style-name="ce2">
            <text:p>0,12014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3.5" table:formula="of:=[.B99]+[.$C$9]" table:style-name="ce4">
            <text:p>43,5</text:p>
          </table:table-cell>
          <table:table-cell office:value-type="float" office:value="118.2096551829614" table:formula="of:=[.C99]+1/6*([.D99]+2*[.E99]+2*[.F99]+[.G99])" table:style-name="ce9">
            <text:p>118,21</text:p>
          </table:table-cell>
          <table:table-cell office:value-type="float" office:value="0.12014787301203372" table:formula="of:=[.$C$9]*(([.$C$3]*[.$C$4]*([.$C$5]-[.$C100])+[.$C$6]*([.$C$7]-[.$C100]))/[.$C$8]/[.$C$4])" table:style-name="ce2">
            <text:p>0,120148</text:p>
          </table:table-cell>
          <table:table-cell office:value-type="float" office:value="0.11775763143080184" table:formula="of:=[.$C$9]*(([.$C$3]*[.$C$4]*([.$C$5]-([.$C100]+1/2*[.D100]))+[.$C$6]*([.$C$7]-([.$C100]+1/2*[.D100])))/[.$C$8]/[.$C$4])" table:style-name="ce2">
            <text:p>0,117758</text:p>
          </table:table-cell>
          <table:table-cell office:value-type="float" office:value="0.11780518329063421" table:formula="of:=[.$C$9]*(([.$C$3]*[.$C$4]*([.$C$5]-([.$C100]+1/2*[.E100]))+[.$C$6]*([.$C$7]-([.$C100]+1/2*[.E100])))/[.$C$8]/[.$C$4])" table:style-name="ce2">
            <text:p>0,117805</text:p>
          </table:table-cell>
          <table:table-cell office:value-type="float" office:value="0.11546060156016684" table:formula="of:=[.$C$9]*(([.$C$3]*[.$C$4]*([.$C$5]-([.$C100]+[.F100]))+[.$C$6]*([.$C$7]-([.$C100]+[.F100])))/[.$C$8]/[.$C$4])" table:style-name="ce2">
            <text:p>0,11546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4" table:formula="of:=[.B100]+[.$C$9]" table:style-name="ce4">
            <text:p>44</text:p>
          </table:table-cell>
          <table:table-cell office:value-type="float" office:value="118.32744420029725" table:formula="of:=[.C100]+1/6*([.D100]+2*[.E100]+2*[.F100]+[.G100])" table:style-name="ce9">
            <text:p>118,33</text:p>
          </table:table-cell>
          <table:table-cell office:value-type="float" office:value="0.11546124477650249" table:formula="of:=[.$C$9]*(([.$C$3]*[.$C$4]*([.$C$5]-[.$C101])+[.$C$6]*([.$C$7]-[.$C101]))/[.$C$8]/[.$C$4])" table:style-name="ce2">
            <text:p>0,115461</text:p>
          </table:table-cell>
          <table:table-cell office:value-type="float" office:value="0.11316423974955583" table:formula="of:=[.$C$9]*(([.$C$3]*[.$C$4]*([.$C$5]-([.$C101]+1/2*[.D101]))+[.$C$6]*([.$C$7]-([.$C101]+1/2*[.D101])))/[.$C$8]/[.$C$4])" table:style-name="ce2">
            <text:p>0,113164</text:p>
          </table:table-cell>
          <table:table-cell office:value-type="float" office:value="0.11320993674601587" table:formula="of:=[.$C$9]*(([.$C$3]*[.$C$4]*([.$C$5]-([.$C101]+1/2*[.E101]))+[.$C$6]*([.$C$7]-([.$C101]+1/2*[.E101])))/[.$C$8]/[.$C$4])" table:style-name="ce2">
            <text:p>0,113210</text:p>
          </table:table-cell>
          <table:table-cell office:value-type="float" office:value="0.11095681050837582" table:formula="of:=[.$C$9]*(([.$C$3]*[.$C$4]*([.$C$5]-([.$C101]+[.F101]))+[.$C$6]*([.$C$7]-([.$C101]+[.F101])))/[.$C$8]/[.$C$4])" table:style-name="ce2">
            <text:p>0,11095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4.5" table:formula="of:=[.B101]+[.$C$9]" table:style-name="ce4">
            <text:p>44,5</text:p>
          </table:table-cell>
          <table:table-cell office:value-type="float" office:value="118.44063860167658" table:formula="of:=[.C101]+1/6*([.D101]+2*[.E101]+2*[.F101]+[.G101])" table:style-name="ce9">
            <text:p>118,44</text:p>
          </table:table-cell>
          <table:table-cell office:value-type="float" office:value="0.11095742863466468" table:formula="of:=[.$C$9]*(([.$C$3]*[.$C$4]*([.$C$5]-[.$C102])+[.$C$6]*([.$C$7]-[.$C102]))/[.$C$8]/[.$C$4])" table:style-name="ce2">
            <text:p>0,110957</text:p>
          </table:table-cell>
          <table:table-cell office:value-type="float" office:value="0.1087500232680913" table:formula="of:=[.$C$9]*(([.$C$3]*[.$C$4]*([.$C$5]-([.$C102]+1/2*[.D102]))+[.$C$6]*([.$C$7]-([.$C102]+1/2*[.D102])))/[.$C$8]/[.$C$4])" table:style-name="ce2">
            <text:p>0,108750</text:p>
          </table:table-cell>
          <table:table-cell office:value-type="float" office:value="0.10879393775414517" table:formula="of:=[.$C$9]*(([.$C$3]*[.$C$4]*([.$C$5]-([.$C102]+1/2*[.E102]))+[.$C$6]*([.$C$7]-([.$C102]+1/2*[.E102])))/[.$C$8]/[.$C$4])" table:style-name="ce2">
            <text:p>0,108794</text:p>
          </table:table-cell>
          <table:table-cell office:value-type="float" office:value="0.10662869958958425" table:formula="of:=[.$C$9]*(([.$C$3]*[.$C$4]*([.$C$5]-([.$C102]+[.F102]))+[.$C$6]*([.$C$7]-([.$C102]+[.F102])))/[.$C$8]/[.$C$4])" table:style-name="ce2">
            <text:p>0,10662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5" table:formula="of:=[.B102]+[.$C$9]" table:style-name="ce4">
            <text:p>45</text:p>
          </table:table-cell>
          <table:table-cell office:value-type="float" office:value="118.5494176100547" table:formula="of:=[.C102]+1/6*([.D102]+2*[.E102]+2*[.F102]+[.G102])" table:style-name="ce9">
            <text:p>118,55</text:p>
          </table:table-cell>
          <table:table-cell office:value-type="float" office:value="0.10662929360451688" table:formula="of:=[.$C$9]*(([.$C$3]*[.$C$4]*([.$C$5]-[.$C103])+[.$C$6]*([.$C$7]-[.$C103]))/[.$C$8]/[.$C$4])" table:style-name="ce2">
            <text:p>0,106629</text:p>
          </table:table-cell>
          <table:table-cell office:value-type="float" office:value="0.10450799286933526" table:formula="of:=[.$C$9]*(([.$C$3]*[.$C$4]*([.$C$5]-([.$C103]+1/2*[.D103]))+[.$C$6]*([.$C$7]-([.$C103]+1/2*[.D103])))/[.$C$8]/[.$C$4])" table:style-name="ce2">
            <text:p>0,104508</text:p>
          </table:table-cell>
          <table:table-cell office:value-type="float" office:value="0.1045501943756659" table:formula="of:=[.$C$9]*(([.$C$3]*[.$C$4]*([.$C$5]-([.$C103]+1/2*[.E103]))+[.$C$6]*([.$C$7]-([.$C103]+1/2*[.E103])))/[.$C$8]/[.$C$4])" table:style-name="ce2">
            <text:p>0,104550</text:p>
          </table:table-cell>
          <table:table-cell office:value-type="float" office:value="0.10246941601937537" table:formula="of:=[.$C$9]*(([.$C$3]*[.$C$4]*([.$C$5]-([.$C103]+[.F103]))+[.$C$6]*([.$C$7]-([.$C103]+[.F103])))/[.$C$8]/[.$C$4])" table:style-name="ce2">
            <text:p>0,10246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5.5" table:formula="of:=[.B103]+[.$C$9]" table:style-name="ce4">
            <text:p>45,5</text:p>
          </table:table-cell>
          <table:table-cell office:value-type="float" office:value="118.65395345740701" table:formula="of:=[.C103]+1/6*([.D103]+2*[.E103]+2*[.F103]+[.G103])" table:style-name="ce9">
            <text:p>118,65</text:p>
          </table:table-cell>
          <table:table-cell office:value-type="float" office:value="0.10246998686346817" table:formula="of:=[.$C$9]*(([.$C$3]*[.$C$4]*([.$C$5]-[.$C104])+[.$C$6]*([.$C$7]-[.$C104]))/[.$C$8]/[.$C$4])" table:style-name="ce2">
            <text:p>0,102470</text:p>
          </table:table-cell>
          <table:table-cell office:value-type="float" office:value="0.10043143206187946" table:formula="of:=[.$C$9]*(([.$C$3]*[.$C$4]*([.$C$5]-([.$C104]+1/2*[.D104]))+[.$C$6]*([.$C$7]-([.$C104]+1/2*[.D104])))/[.$C$8]/[.$C$4])" table:style-name="ce2">
            <text:p>0,100431</text:p>
          </table:table-cell>
          <table:table-cell office:value-type="float" office:value="0.1004719874069742" table:formula="of:=[.$C$9]*(([.$C$3]*[.$C$4]*([.$C$5]-([.$C104]+1/2*[.E104]))+[.$C$6]*([.$C$7]-([.$C104]+1/2*[.E104])))/[.$C$8]/[.$C$4])" table:style-name="ce2">
            <text:p>0,100472</text:p>
          </table:table-cell>
          <table:table-cell office:value-type="float" office:value="9.8472374321045289E-2" table:formula="of:=[.$C$9]*(([.$C$3]*[.$C$4]*([.$C$5]-([.$C104]+[.F104]))+[.$C$6]*([.$C$7]-([.$C104]+[.F104])))/[.$C$8]/[.$C$4])" table:style-name="ce2">
            <text:p>0,09847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6" table:formula="of:=[.B104]+[.$C$9]" table:style-name="ce4">
            <text:p>46</text:p>
          </table:table-cell>
          <table:table-cell office:value-type="float" office:value="118.75441165742738" table:formula="of:=[.C104]+1/6*([.D104]+2*[.E104]+2*[.F104]+[.G104])" table:style-name="ce9">
            <text:p>118,75</text:p>
          </table:table-cell>
          <table:table-cell office:value-type="float" office:value="9.8472922898126813E-2" table:formula="of:=[.$C$9]*(([.$C$3]*[.$C$4]*([.$C$5]-[.$C105])+[.$C$6]*([.$C$7]-[.$C105]))/[.$C$8]/[.$C$4])" table:style-name="ce2">
            <text:p>0,098473</text:p>
          </table:table-cell>
          <table:table-cell office:value-type="float" office:value="9.6513886345619526E-2" table:formula="of:=[.$C$9]*(([.$C$3]*[.$C$4]*([.$C$5]-([.$C105]+1/2*[.D105]))+[.$C$6]*([.$C$7]-([.$C105]+1/2*[.D105])))/[.$C$8]/[.$C$4])" table:style-name="ce2">
            <text:p>0,096514</text:p>
          </table:table-cell>
          <table:table-cell office:value-type="float" office:value="9.6552859741565314E-2" table:formula="of:=[.$C$9]*(([.$C$3]*[.$C$4]*([.$C$5]-([.$C105]+1/2*[.E105]))+[.$C$6]*([.$C$7]-([.$C105]+1/2*[.E105])))/[.$C$8]/[.$C$4])" table:style-name="ce2">
            <text:p>0,096553</text:p>
          </table:table-cell>
          <table:table-cell office:value-type="float" office:value="9.4631245898684199E-2" table:formula="of:=[.$C$9]*(([.$C$3]*[.$C$4]*([.$C$5]-([.$C105]+[.F105]))+[.$C$6]*([.$C$7]-([.$C105]+[.F105])))/[.$C$8]/[.$C$4])" table:style-name="ce2">
            <text:p>0,09463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6.5" table:formula="of:=[.B105]+[.$C$9]" table:style-name="ce4">
            <text:p>46,5</text:p>
          </table:table-cell>
          <table:table-cell office:value-type="float" office:value="118.85095126758925" table:formula="of:=[.C105]+1/6*([.D105]+2*[.E105]+2*[.F105]+[.G105])" table:style-name="ce9">
            <text:p>118,85</text:p>
          </table:table-cell>
          <table:table-cell office:value-type="float" office:value="9.4631773077327092E-2" table:formula="of:=[.$C$9]*(([.$C$3]*[.$C$4]*([.$C$5]-[.$C106])+[.$C$6]*([.$C$7]-[.$C106]))/[.$C$8]/[.$C$4])" table:style-name="ce2">
            <text:p>0,094632</text:p>
          </table:table-cell>
          <table:table-cell office:value-type="float" office:value="9.274915299222157E-2" table:formula="of:=[.$C$9]*(([.$C$3]*[.$C$4]*([.$C$5]-([.$C106]+1/2*[.D106]))+[.$C$6]*([.$C$7]-([.$C106]+1/2*[.D106])))/[.$C$8]/[.$C$4])" table:style-name="ce2">
            <text:p>0,092749</text:p>
          </table:table-cell>
          <table:table-cell office:value-type="float" office:value="9.2786606146374989E-2" table:formula="of:=[.$C$9]*(([.$C$3]*[.$C$4]*([.$C$5]-([.$C106]+1/2*[.E106]))+[.$C$6]*([.$C$7]-([.$C106]+1/2*[.E106])))/[.$C$8]/[.$C$4])" table:style-name="ce2">
            <text:p>0,092787</text:p>
          </table:table-cell>
          <table:table-cell office:value-type="float" office:value="9.0939949016983421E-2" table:formula="of:=[.$C$9]*(([.$C$3]*[.$C$4]*([.$C$5]-([.$C106]+[.F106]))+[.$C$6]*([.$C$7]-([.$C106]+[.F106])))/[.$C$8]/[.$C$4])" table:style-name="ce2">
            <text:p>0,09094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7" table:formula="of:=[.B106]+[.$C$9]" table:style-name="ce4">
            <text:p>47</text:p>
          </table:table-cell>
          <table:table-cell office:value-type="float" office:value="118.9437251409845" table:formula="of:=[.C106]+1/6*([.D106]+2*[.E106]+2*[.F106]+[.G106])" table:style-name="ce9">
            <text:p>118,94</text:p>
          </table:table-cell>
          <table:table-cell office:value-type="float" office:value="9.0940455631881259E-2" table:formula="of:=[.$C$9]*(([.$C$3]*[.$C$4]*([.$C$5]-[.$C107])+[.$C$6]*([.$C$7]-[.$C107]))/[.$C$8]/[.$C$4])" table:style-name="ce2">
            <text:p>0,090940</text:p>
          </table:table-cell>
          <table:table-cell office:value-type="float" office:value="8.9131271224216102E-2" table:formula="of:=[.$C$9]*(([.$C$3]*[.$C$4]*([.$C$5]-([.$C107]+1/2*[.D107]))+[.$C$6]*([.$C$7]-([.$C107]+1/2*[.D107])))/[.$C$8]/[.$C$4])" table:style-name="ce2">
            <text:p>0,089131</text:p>
          </table:table-cell>
          <table:table-cell office:value-type="float" office:value="8.9167263436903052E-2" table:formula="of:=[.$C$9]*(([.$C$3]*[.$C$4]*([.$C$5]-([.$C107]+1/2*[.E107]))+[.$C$6]*([.$C$7]-([.$C107]+1/2*[.E107])))/[.$C$8]/[.$C$4])" table:style-name="ce2">
            <text:p>0,089167</text:p>
          </table:table-cell>
          <table:table-cell office:value-type="float" office:value="8.7392639171905928E-2" table:formula="of:=[.$C$9]*(([.$C$3]*[.$C$4]*([.$C$5]-([.$C107]+[.F107]))+[.$C$6]*([.$C$7]-([.$C107]+[.F107])))/[.$C$8]/[.$C$4])" table:style-name="ce2">
            <text:p>0,08739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7.5" table:formula="of:=[.B107]+[.$C$9]" table:style-name="ce4">
            <text:p>47,5</text:p>
          </table:table-cell>
          <table:table-cell office:value-type="float" office:value="119.03288016833883" table:formula="of:=[.C107]+1/6*([.D107]+2*[.E107]+2*[.F107]+[.G107])" table:style-name="ce9">
            <text:p>119,03</text:p>
          </table:table-cell>
          <table:table-cell office:value-type="float" office:value="8.7393126025191142E-2" table:formula="of:=[.$C$9]*(([.$C$3]*[.$C$4]*([.$C$5]-[.$C108])+[.$C$6]*([.$C$7]-[.$C108]))/[.$C$8]/[.$C$4])" table:style-name="ce2">
            <text:p>0,087393</text:p>
          </table:table-cell>
          <table:table-cell office:value-type="float" office:value="8.5654512777178227E-2" table:formula="of:=[.$C$9]*(([.$C$3]*[.$C$4]*([.$C$5]-([.$C108]+1/2*[.D108]))+[.$C$6]*([.$C$7]-([.$C108]+1/2*[.D108])))/[.$C$8]/[.$C$4])" table:style-name="ce2">
            <text:p>0,085655</text:p>
          </table:table-cell>
          <table:table-cell office:value-type="float" office:value="8.568910103558787E-2" table:formula="of:=[.$C$9]*(([.$C$3]*[.$C$4]*([.$C$5]-([.$C108]+1/2*[.E108]))+[.$C$6]*([.$C$7]-([.$C108]+1/2*[.E108])))/[.$C$8]/[.$C$4])" table:style-name="ce2">
            <text:p>0,085689</text:p>
          </table:table-cell>
          <table:table-cell office:value-type="float" office:value="8.3983699836961953E-2" table:formula="of:=[.$C$9]*(([.$C$3]*[.$C$4]*([.$C$5]-([.$C108]+[.F108]))+[.$C$6]*([.$C$7]-([.$C108]+[.F108])))/[.$C$8]/[.$C$4])" table:style-name="ce2">
            <text:p>0,08398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8" table:formula="of:=[.B108]+[.$C$9]" table:style-name="ce4">
            <text:p>48</text:p>
          </table:table-cell>
          <table:table-cell office:value-type="float" office:value="119.11855751058678" table:formula="of:=[.C108]+1/6*([.D108]+2*[.E108]+2*[.F108]+[.G108])" table:style-name="ce9">
            <text:p>119,12</text:p>
          </table:table-cell>
          <table:table-cell office:value-type="float" office:value="8.3984167699479043E-2" table:formula="of:=[.$C$9]*(([.$C$3]*[.$C$4]*([.$C$5]-[.$C109])+[.$C$6]*([.$C$7]-[.$C109]))/[.$C$8]/[.$C$4])" table:style-name="ce2">
            <text:p>0,083984</text:p>
          </table:table-cell>
          <table:table-cell office:value-type="float" office:value="8.2313372830057352E-2" table:formula="of:=[.$C$9]*(([.$C$3]*[.$C$4]*([.$C$5]-([.$C109]+1/2*[.D109]))+[.$C$6]*([.$C$7]-([.$C109]+1/2*[.D109])))/[.$C$8]/[.$C$4])" table:style-name="ce2">
            <text:p>0,082313</text:p>
          </table:table-cell>
          <table:table-cell office:value-type="float" office:value="8.2346611898469438E-2" table:formula="of:=[.$C$9]*(([.$C$3]*[.$C$4]*([.$C$5]-([.$C109]+1/2*[.E109]))+[.$C$6]*([.$C$7]-([.$C109]+1/2*[.E109])))/[.$C$8]/[.$C$4])" table:style-name="ce2">
            <text:p>0,082347</text:p>
          </table:table-cell>
          <table:table-cell office:value-type="float" office:value="8.0707733570452328E-2" table:formula="of:=[.$C$9]*(([.$C$3]*[.$C$4]*([.$C$5]-([.$C109]+[.F109]))+[.$C$6]*([.$C$7]-([.$C109]+[.F109])))/[.$C$8]/[.$C$4])" table:style-name="ce2">
            <text:p>0,08070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8.5" table:formula="of:=[.B109]+[.$C$9]" table:style-name="ce4">
            <text:p>48,5</text:p>
          </table:table-cell>
          <table:table-cell office:value-type="float" office:value="119.20089282237461" table:formula="of:=[.C109]+1/6*([.D109]+2*[.E109]+2*[.F109]+[.G109])" table:style-name="ce9">
            <text:p>119,20</text:p>
          </table:table-cell>
          <table:table-cell office:value-type="float" office:value="8.0708183182978233E-2" table:formula="of:=[.$C$9]*(([.$C$3]*[.$C$4]*([.$C$5]-[.$C110])+[.$C$6]*([.$C$7]-[.$C110]))/[.$C$8]/[.$C$4])" table:style-name="ce2">
            <text:p>0,080708</text:p>
          </table:table-cell>
          <table:table-cell office:value-type="float" office:value="7.9102561289277673E-2" table:formula="of:=[.$C$9]*(([.$C$3]*[.$C$4]*([.$C$5]-([.$C110]+1/2*[.D110]))+[.$C$6]*([.$C$7]-([.$C110]+1/2*[.D110])))/[.$C$8]/[.$C$4])" table:style-name="ce2">
            <text:p>0,079103</text:p>
          </table:table-cell>
          <table:table-cell office:value-type="float" office:value="7.9134503795772748E-2" table:formula="of:=[.$C$9]*(([.$C$3]*[.$C$4]*([.$C$5]-([.$C110]+1/2*[.E110]))+[.$C$6]*([.$C$7]-([.$C110]+1/2*[.E110])))/[.$C$8]/[.$C$4])" table:style-name="ce2">
            <text:p>0,079135</text:p>
          </table:table-cell>
          <table:table-cell office:value-type="float" office:value="7.7559553469593798E-2" table:formula="of:=[.$C$9]*(([.$C$3]*[.$C$4]*([.$C$5]-([.$C110]+[.F110]))+[.$C$6]*([.$C$7]-([.$C110]+[.F110])))/[.$C$8]/[.$C$4])" table:style-name="ce2">
            <text:p>0,07756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9" table:formula="of:=[.B110]+[.$C$9]" table:style-name="ce4">
            <text:p>49</text:p>
          </table:table-cell>
          <table:table-cell office:value-type="float" office:value="119.28001646684505" table:formula="of:=[.C110]+1/6*([.D110]+2*[.E110]+2*[.F110]+[.G110])" table:style-name="ce9">
            <text:p>119,28</text:p>
          </table:table-cell>
          <table:table-cell office:value-type="float" office:value="7.7559985544008309E-2" table:formula="of:=[.$C$9]*(([.$C$3]*[.$C$4]*([.$C$5]-[.$C111])+[.$C$6]*([.$C$7]-[.$C111]))/[.$C$8]/[.$C$4])" table:style-name="ce2">
            <text:p>0,077560</text:p>
          </table:table-cell>
          <table:table-cell office:value-type="float" office:value="7.6016994412833799E-2" table:formula="of:=[.$C$9]*(([.$C$3]*[.$C$4]*([.$C$5]-([.$C111]+1/2*[.D111]))+[.$C$6]*([.$C$7]-([.$C111]+1/2*[.D111])))/[.$C$8]/[.$C$4])" table:style-name="ce2">
            <text:p>0,076017</text:p>
          </table:table-cell>
          <table:table-cell office:value-type="float" office:value="7.6047690932620177E-2" table:formula="of:=[.$C$9]*(([.$C$3]*[.$C$4]*([.$C$5]-([.$C111]+1/2*[.E111]))+[.$C$6]*([.$C$7]-([.$C111]+1/2*[.E111])))/[.$C$8]/[.$C$4])" table:style-name="ce2">
            <text:p>0,076048</text:p>
          </table:table-cell>
          <table:table-cell office:value-type="float" office:value="7.4534174957987628E-2" table:formula="of:=[.$C$9]*(([.$C$3]*[.$C$4]*([.$C$5]-([.$C111]+[.F111]))+[.$C$6]*([.$C$7]-([.$C111]+[.F111])))/[.$C$8]/[.$C$4])" table:style-name="ce2">
            <text:p>0,07453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9.5" table:formula="of:=[.B111]+[.$C$9]" table:style-name="ce4">
            <text:p>49,5</text:p>
          </table:table-cell>
          <table:table-cell office:value-type="float" office:value="119.35605372204387" table:formula="of:=[.C111]+1/6*([.D111]+2*[.E111]+2*[.F111]+[.G111])" table:style-name="ce9">
            <text:p>119,36</text:p>
          </table:table-cell>
          <table:table-cell office:value-type="float" office:value="7.4534590178403359E-2" table:formula="of:=[.$C$9]*(([.$C$3]*[.$C$4]*([.$C$5]-[.$C112])+[.$C$6]*([.$C$7]-[.$C112]))/[.$C$8]/[.$C$4])" table:style-name="ce2">
            <text:p>0,074535</text:p>
          </table:table-cell>
          <table:table-cell office:value-type="float" office:value="7.3051786761095319E-2" table:formula="of:=[.$C$9]*(([.$C$3]*[.$C$4]*([.$C$5]-([.$C112]+1/2*[.D112]))+[.$C$6]*([.$C$7]-([.$C112]+1/2*[.D112])))/[.$C$8]/[.$C$4])" table:style-name="ce2">
            <text:p>0,073052</text:p>
          </table:table-cell>
          <table:table-cell office:value-type="float" office:value="7.3081285896586051E-2" table:formula="of:=[.$C$9]*(([.$C$3]*[.$C$4]*([.$C$5]-([.$C112]+1/2*[.E112]))+[.$C$6]*([.$C$7]-([.$C112]+1/2*[.E112])))/[.$C$8]/[.$C$4])" table:style-name="ce2">
            <text:p>0,073081</text:p>
          </table:table-cell>
          <table:table-cell office:value-type="float" office:value="7.1626807893444569E-2" table:formula="of:=[.$C$9]*(([.$C$3]*[.$C$4]*([.$C$5]-([.$C112]+[.F112]))+[.$C$6]*([.$C$7]-([.$C112]+[.F112])))/[.$C$8]/[.$C$4])" table:style-name="ce2">
            <text:p>0,07162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0" table:formula="of:=[.B112]+[.$C$9]" table:style-name="ce4">
            <text:p>50</text:p>
          </table:table-cell>
          <table:table-cell office:value-type="float" office:value="119.42912497927507" table:formula="of:=[.C112]+1/6*([.D112]+2*[.E112]+2*[.F112]+[.G112])" table:style-name="ce10">
            <text:p>119,43</text:p>
          </table:table-cell>
          <table:table-cell office:value-type="float" office:value="7.1627206917287689E-2" table:formula="of:=[.$C$9]*(([.$C$3]*[.$C$4]*([.$C$5]-[.$C113])+[.$C$6]*([.$C$7]-[.$C113]))/[.$C$8]/[.$C$4])" table:style-name="ce2">
            <text:p>0,071627</text:p>
          </table:table-cell>
          <table:table-cell office:value-type="float" office:value="7.0202243461595953E-2" table:formula="of:=[.$C$9]*(([.$C$3]*[.$C$4]*([.$C$5]-([.$C113]+1/2*[.D113]))+[.$C$6]*([.$C$7]-([.$C113]+1/2*[.D113])))/[.$C$8]/[.$C$4])" table:style-name="ce2">
            <text:p>0,070202</text:p>
          </table:table-cell>
          <table:table-cell office:value-type="float" office:value="7.0230591919360111E-2" table:formula="of:=[.$C$9]*(([.$C$3]*[.$C$4]*([.$C$5]-([.$C113]+1/2*[.E113]))+[.$C$6]*([.$C$7]-([.$C113]+1/2*[.E113])))/[.$C$8]/[.$C$4])" table:style-name="ce2">
            <text:p>0,070231</text:p>
          </table:table-cell>
          <table:table-cell office:value-type="float" office:value="6.8832848983654243E-2" table:formula="of:=[.$C$9]*(([.$C$3]*[.$C$4]*([.$C$5]-([.$C113]+[.F113]))+[.$C$6]*([.$C$7]-([.$C113]+[.F113])))/[.$C$8]/[.$C$4])" table:style-name="ce2">
            <text:p>0,068833</text:p>
          </table:table-cell>
          <table:table-cell table:number-columns-repeated="16377"/>
        </table:table-row>
        <table:table-row table:number-rows-repeated="1048463" table:style-name="ro1">
          <table:table-cell table:number-columns-repeated="16384"/>
        </table:table-row>
      </table:table>
      <table:table table:name="Euler" table:style-name="ta2">
        <table:shapes>
          <draw:frame draw:z-index="1" draw:id="id1" draw:style-name="a37" draw:name="Marco de texto 1" svg:x="6.5in" svg:y="0.20139in" svg:width="5.42362in" svg:height="4.23819in">
            <draw:text-box>
              <text:p text:style-name="a2" text:class-names="" text:cond-style-name=""><text:span text:style-name="a1" text:class-names="">Pódese realizar un balance de materia e enerxía para o CSTR.</text:span></text:p>
              <text:p text:style-name="a4" text:class-names="" text:cond-style-name=""><text:span text:style-name="a3" text:class-names="">Neste balance, o caudal másico permanece constante, polo que:</text:span></text:p>
              <text:p text:style-name="a6" text:class-names="" text:cond-style-name=""><text:span text:style-name="a5" text:class-names="">F = F1 = F2 = F3</text:span></text:p>
              <text:p text:style-name="a8" text:class-names="" text:cond-style-name=""><text:span text:style-name="a7" text:class-names="">A masa pódese supor constante así coma o volume do CSTR e a densidade da mestura.</text:span></text:p>
              <text:p text:style-name="a10" text:class-names="" text:cond-style-name=""><text:span text:style-name="a9" text:class-names="">Deste xeito M = M1 = M2 = M3.</text:span></text:p>
              <text:p text:style-name="a12" text:class-names="" text:cond-style-name=""><text:span text:style-name="a11" text:class-names="">O balance de enerxía xenérico pódese representar por:</text:span></text:p>
              <text:p text:style-name="a14" text:class-names="" text:cond-style-name=""><text:span text:style-name="a13" text:class-names="">Acumulación = entrada – saída</text:span></text:p>
              <text:p text:style-name="a16" text:class-names="" text:cond-style-name=""><text:span text:style-name="a15" text:class-names="">Polo que:</text:span></text:p>
              <text:p text:style-name="a18" text:class-names="" text:cond-style-name=""><text:span text:style-name="a17" text:class-names=""/></text:p>
              <text:p text:style-name="a20" text:class-names="" text:cond-style-name=""><text:span text:style-name="a19" text:class-names=""/></text:p>
              <text:p text:style-name="a22" text:class-names="" text:cond-style-name=""><text:span text:style-name="a21" text:class-names=""/></text:p>
              <text:p text:style-name="a24" text:class-names="" text:cond-style-name=""><text:span text:style-name="a23" text:class-names=""/></text:p>
              <text:p text:style-name="a26" text:class-names="" text:cond-style-name=""><text:span text:style-name="a25" text:class-names="">A ecuación anterior se pode arranxar e resolver explicitamente e expresala no xeito habitual das ecuacións diferenciais ordinarias:</text:span></text:p>
              <text:p text:style-name="a28" text:class-names="" text:cond-style-name=""><text:span text:style-name="a27" text:class-names=""/></text:p>
              <text:p text:style-name="a30" text:class-names="" text:cond-style-name=""><text:span text:style-name="a29" text:class-names=""/></text:p>
              <text:p text:style-name="a32" text:class-names="" text:cond-style-name=""><text:span text:style-name="a31" text:class-names=""/></text:p>
              <text:p text:style-name="a34" text:class-names="" text:cond-style-name=""><text:span text:style-name="a33" text:class-names=""/></text:p>
              <text:p text:style-name="a36" text:class-names="" text:cond-style-name=""><text:span text:style-name="a35" text:class-names=""/></text:p>
            </draw:text-box>
            <svg:title/>
            <svg:desc/>
          </draw:frame>
          <draw:frame draw:z-index="2" draw:id="id2" draw:style-name="a41" draw:name="Obxecto incorporado (OLE) 1" svg:x="8.01389in" svg:y="1.78472in" svg:width="2.44567in" svg:height="0.4185in">
            <draw:text-box>
              <text:p text:style-name="a40" text:class-names="" text:cond-style-name=""><draw:frame draw:style-name="a38" text:anchor-type="as-char" svg:x="1172.29035in" svg:y="0in" svg:width="4.00542in" svg:height="0.56958in" style:rel-width="scale" style:rel-height="scale"><draw:object xlink:href="Object 2/" xlink:type="simple" xlink:show="embed" xlink:actuate="onLoad"/></draw:frame><text:span text:style-name="a39" text:class-names=""/></text:p>
            </draw:text-box>
            <svg:title/>
            <svg:desc/>
          </draw:frame>
          <draw:frame draw:z-index="3" draw:id="id3" draw:style-name="a45" draw:name="Obxecto incorporado (OLE) 2" svg:x="8.10417in" svg:y="2.95139in" svg:width="2.52598in" svg:height="0.44528in">
            <draw:text-box>
              <text:p text:style-name="a44" text:class-names="" text:cond-style-name=""><draw:frame draw:style-name="a42" text:anchor-type="as-char" svg:x="1172.21382in" svg:y="0in" svg:width="4.15847in" svg:height="0.6741in" style:rel-width="scale" style:rel-height="scale"><draw:object xlink:href="Object 3/" xlink:type="simple" xlink:show="embed" xlink:actuate="onLoad"/></draw:frame><text:span text:style-name="a43" text:class-names=""/></text:p>
            </draw:text-box>
            <svg:title/>
            <svg:desc/>
          </draw:frame>
          <draw:frame draw:z-index="4" draw:id="id4" draw:style-name="a46" draw:name="Gráfico 4" svg:x="6.41667in" svg:y="3.64583in" svg:width="6.29861in" svg:height="3.93056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4" table:default-cell-style-name="ce1"/>
        <table:table-column table:style-name="co3" table:number-columns-repeated="16383" table:default-cell-style-name="ce1"/>
        <table:table-row table:style-name="ro2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1">
            <text:p>M =</text:p>
          </table:table-cell>
          <table:table-cell office:value-type="float" office:value="760" table:style-name="ce12">
            <text:p>760</text:p>
          </table:table-cell>
          <table:table-cell office:value-type="string" table:style-name="ce13">
            <text:p>kg</text:p>
          </table:table-cell>
          <table:table-cell office:value-type="string" table:style-name="ce14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6">
            <text:p>T’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7">
            <text:p>T(0) =</text:p>
          </table:table-cell>
          <table:table-cell office:value-type="float" office:value="20" table:style-name="ce18">
            <text:p>20</text:p>
          </table:table-cell>
          <table:table-cell office:value-type="string" table:style-name="ce19">
            <text:p>ºC</text:p>
          </table:table-cell>
          <table:table-cell office:value-type="float" office:value="0" table:style-name="ce20">
            <text:p>0,00</text:p>
          </table:table-cell>
          <table:table-cell office:value-type="float" office:value="25" table:style-name="ce21">
            <text:p>25,00</text:p>
          </table:table-cell>
          <table:table-cell office:value-type="float" office:value="7.6576086956521747" table:formula="of:=([.$C$4]*[.$C$6]*([.$C$5]-[.F3])+[.$C$7]*([.$C$8]-[.F3]))/[.$C$2]/[.$C$6]" table:style-name="ce22">
            <text:p>7,6576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17">
            <text:p>W<text:span text:style-name="T5">in</text:span><text:s/>=</text:p>
          </table:table-cell>
          <table:table-cell office:value-type="float" office:value="12" table:style-name="ce18">
            <text:p>12</text:p>
          </table:table-cell>
          <table:table-cell office:value-type="string" table:style-name="ce19">
            <text:p>kg/min</text:p>
          </table:table-cell>
          <table:table-cell office:value-type="float" office:value="0.5" table:formula="of:=[.E3]+[.$C$9]" table:style-name="ce20">
            <text:p>0,50</text:p>
          </table:table-cell>
          <table:table-cell office:value-type="float" office:value="32.657608695652172" table:formula="of:=[.F3]+[.G3]" table:style-name="ce21">
            <text:p>32,66</text:p>
          </table:table-cell>
          <table:table-cell office:value-type="float" office:value="7.0482417794249317" table:formula="of:=([.$C$4]*[.$C$6]*([.$C$5]-[.F4])+[.$C$7]*([.$C$8]-[.F4]))/[.$C$2]/[.$C$6]" table:style-name="ce22">
            <text:p>7,0482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17">
            <text:p>T<text:span text:style-name="T5">in</text:span><text:s/>=</text:p>
          </table:table-cell>
          <table:table-cell office:value-type="float" office:value="5" table:style-name="ce18">
            <text:p>5</text:p>
          </table:table-cell>
          <table:table-cell office:value-type="string" table:style-name="ce19">
            <text:p>ºC</text:p>
          </table:table-cell>
          <table:table-cell office:value-type="float" office:value="1" table:formula="of:=[.E4]+[.$C$9]" table:style-name="ce20">
            <text:p>1,00</text:p>
          </table:table-cell>
          <table:table-cell office:value-type="float" office:value="39.705850475077106" table:formula="of:=[.F4]+[.G4]" table:style-name="ce21">
            <text:p>39,71</text:p>
          </table:table-cell>
          <table:table-cell office:value-type="float" office:value="6.4873662465198949" table:formula="of:=([.$C$4]*[.$C$6]*([.$C$5]-[.F5])+[.$C$7]*([.$C$8]-[.F5]))/[.$C$2]/[.$C$6]" table:style-name="ce22">
            <text:p>6,4874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17">
            <text:p>C<text:span text:style-name="T5">P</text:span><text:s/>=</text:p>
          </table:table-cell>
          <table:table-cell office:value-type="float" office:value="2.2999999999999998" table:style-name="ce18">
            <text:p>2,3</text:p>
          </table:table-cell>
          <table:table-cell office:value-type="string" table:style-name="ce19">
            <text:p>kJ/kg/K</text:p>
          </table:table-cell>
          <table:table-cell office:value-type="float" office:value="1.5" table:formula="of:=[.E5]+[.$C$9]" table:style-name="ce20">
            <text:p>1,50</text:p>
          </table:table-cell>
          <table:table-cell office:value-type="float" office:value="46.193216721597004" table:formula="of:=[.F5]+[.G5]" table:style-name="ce21">
            <text:p>46,19</text:p>
          </table:table-cell>
          <table:table-cell office:value-type="float" office:value="5.971123314660101" table:formula="of:=([.$C$4]*[.$C$6]*([.$C$5]-[.F6])+[.$C$7]*([.$C$8]-[.F6]))/[.$C$2]/[.$C$6]" table:style-name="ce22">
            <text:p>5,971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7">
            <text:p>UA =</text:p>
          </table:table-cell>
          <table:table-cell office:value-type="float" office:value="111.5" table:style-name="ce18">
            <text:p>111,5</text:p>
          </table:table-cell>
          <table:table-cell office:value-type="string" table:style-name="ce19">
            <text:p>kJ/min/K</text:p>
          </table:table-cell>
          <table:table-cell office:value-type="float" office:value="2" table:formula="of:=[.E6]+[.$C$9]" table:style-name="ce20">
            <text:p>2,00</text:p>
          </table:table-cell>
          <table:table-cell office:value-type="float" office:value="52.164340036257101" table:formula="of:=[.F6]+[.G6]" table:style-name="ce21">
            <text:p>52,16</text:p>
          </table:table-cell>
          <table:table-cell office:value-type="float" office:value="5.4959612705701595" table:formula="of:=([.$C$4]*[.$C$6]*([.$C$5]-[.F7])+[.$C$7]*([.$C$8]-[.F7]))/[.$C$2]/[.$C$6]" table:style-name="ce22">
            <text:p>5,4960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17">
            <text:p>T<text:span text:style-name="T5">vapor</text:span><text:s/>=</text:p>
          </table:table-cell>
          <table:table-cell office:value-type="float" office:value="150" table:style-name="ce18">
            <text:p>150</text:p>
          </table:table-cell>
          <table:table-cell office:value-type="string" table:style-name="ce19">
            <text:p>ºC</text:p>
          </table:table-cell>
          <table:table-cell office:value-type="float" office:value="2.5" table:formula="of:=[.E7]+[.$C$9]" table:style-name="ce20">
            <text:p>2,50</text:p>
          </table:table-cell>
          <table:table-cell office:value-type="float" office:value="57.660301306827265" table:formula="of:=[.F7]+[.G7]" table:style-name="ce21">
            <text:p>57,66</text:p>
          </table:table-cell>
          <table:table-cell office:value-type="float" office:value="5.0586110344509887" table:formula="of:=([.$C$4]*[.$C$6]*([.$C$5]-[.F8])+[.$C$7]*([.$C$8]-[.F8]))/[.$C$2]/[.$C$6]" table:style-name="ce22">
            <text:p>5,0586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23">
            <text:p>h =</text:p>
          </table:table-cell>
          <table:table-cell office:value-type="float" office:value="0.5" table:style-name="ce24">
            <text:p>0,5</text:p>
          </table:table-cell>
          <table:table-cell office:value-type="string" table:style-name="ce25">
            <text:p>min</text:p>
          </table:table-cell>
          <table:table-cell office:value-type="float" office:value="3" table:formula="of:=[.E8]+[.$C$9]" table:style-name="ce20">
            <text:p>3,00</text:p>
          </table:table-cell>
          <table:table-cell office:value-type="float" office:value="62.718912341278255" table:formula="of:=[.F8]+[.G8]" table:style-name="ce21">
            <text:p>62,72</text:p>
          </table:table-cell>
          <table:table-cell office:value-type="float" office:value="4.6560636689520569" table:formula="of:=([.$C$4]*[.$C$6]*([.$C$5]-[.F9])+[.$C$7]*([.$C$8]-[.F9]))/[.$C$2]/[.$C$6]" table:style-name="ce22">
            <text:p>4,6561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office:value-type="float" office:value="3.5" table:formula="of:=[.E9]+[.$C$9]" table:style-name="ce20">
            <text:p>3,50</text:p>
          </table:table-cell>
          <table:table-cell office:value-type="float" office:value="67.374976010230313" table:formula="of:=[.F9]+[.G9]" table:style-name="ce21">
            <text:p>67,37</text:p>
          </table:table-cell>
          <table:table-cell office:value-type="float" office:value="4.2855496779044424" table:formula="of:=([.$C$4]*[.$C$6]*([.$C$5]-[.F10])+[.$C$7]*([.$C$8]-[.F10]))/[.$C$2]/[.$C$6]" table:style-name="ce22">
            <text:p>4,2855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office:value-type="float" office:value="4" table:formula="of:=[.E10]+[.$C$9]" table:style-name="ce20">
            <text:p>4,00</text:p>
          </table:table-cell>
          <table:table-cell office:value-type="float" office:value="71.660525688134754" table:formula="of:=[.F10]+[.G10]" table:style-name="ce21">
            <text:p>71,66</text:p>
          </table:table-cell>
          <table:table-cell office:value-type="float" office:value="3.9445199523915653" table:formula="of:=([.$C$4]*[.$C$6]*([.$C$5]-[.F11])+[.$C$7]*([.$C$8]-[.F11]))/[.$C$2]/[.$C$6]" table:style-name="ce22">
            <text:p>3,9445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office:value-type="float" office:value="4.5" table:formula="of:=[.E11]+[.$C$9]" table:style-name="ce20">
            <text:p>4,50</text:p>
          </table:table-cell>
          <table:table-cell office:value-type="float" office:value="75.605045640526313" table:formula="of:=[.F11]+[.G11]" table:style-name="ce21">
            <text:p>75,61</text:p>
          </table:table-cell>
          <table:table-cell office:value-type="float" office:value="3.6306282330679576" table:formula="of:=([.$C$4]*[.$C$6]*([.$C$5]-[.F12])+[.$C$7]*([.$C$8]-[.F12]))/[.$C$2]/[.$C$6]" table:style-name="ce22">
            <text:p>3,6306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office:value-type="float" office:value="5" table:formula="of:=[.E12]+[.$C$9]" table:style-name="ce20">
            <text:p>5,00</text:p>
          </table:table-cell>
          <table:table-cell office:value-type="float" office:value="79.235673873594266" table:formula="of:=[.F12]+[.G12]" table:style-name="ce21">
            <text:p>79,24</text:p>
          </table:table-cell>
          <table:table-cell office:value-type="float" office:value="3.3417149680680991" table:formula="of:=([.$C$4]*[.$C$6]*([.$C$5]-[.F13])+[.$C$7]*([.$C$8]-[.F13]))/[.$C$2]/[.$C$6]" table:style-name="ce22">
            <text:p>3,3417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office:value-type="float" office:value="5.5" table:formula="of:=[.E13]+[.$C$9]" table:style-name="ce20">
            <text:p>5,50</text:p>
          </table:table-cell>
          <table:table-cell office:value-type="float" office:value="82.577388841662369" table:formula="of:=[.F13]+[.G13]" table:style-name="ce21">
            <text:p>82,58</text:p>
          </table:table-cell>
          <table:table-cell office:value-type="float" office:value="3.07579245544895" table:formula="of:=([.$C$4]*[.$C$6]*([.$C$5]-[.F14])+[.$C$7]*([.$C$8]-[.F14]))/[.$C$2]/[.$C$6]" table:style-name="ce22">
            <text:p>3,0758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office:value-type="float" office:value="6" table:formula="of:=[.E14]+[.$C$9]" table:style-name="ce20">
            <text:p>6,00</text:p>
          </table:table-cell>
          <table:table-cell office:value-type="float" office:value="85.653181297111317" table:formula="of:=[.F14]+[.G14]" table:style-name="ce21">
            <text:p>85,65</text:p>
          </table:table-cell>
          <table:table-cell office:value-type="float" office:value="2.8310311679472635" table:formula="of:=([.$C$4]*[.$C$6]*([.$C$5]-[.F15])+[.$C$7]*([.$C$8]-[.F15]))/[.$C$2]/[.$C$6]" table:style-name="ce22">
            <text:p>2,8310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office:value-type="float" office:value="6.5" table:formula="of:=[.E15]+[.$C$9]" table:style-name="ce20">
            <text:p>6,50</text:p>
          </table:table-cell>
          <table:table-cell office:value-type="float" office:value="88.484212465058576" table:formula="of:=[.F15]+[.G15]" table:style-name="ce21">
            <text:p>88,48</text:p>
          </table:table-cell>
          <table:table-cell office:value-type="float" office:value="2.6057471659670206" table:formula="of:=([.$C$4]*[.$C$6]*([.$C$5]-[.F16])+[.$C$7]*([.$C$8]-[.F16]))/[.$C$2]/[.$C$6]" table:style-name="ce22">
            <text:p>2,6057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7" table:formula="of:=[.E16]+[.$C$9]" table:style-name="ce20">
            <text:p>7,00</text:p>
          </table:table-cell>
          <table:table-cell office:value-type="float" office:value="91.089959631025593" table:formula="of:=[.F16]+[.G16]" table:style-name="ce21">
            <text:p>91,09</text:p>
          </table:table-cell>
          <table:table-cell office:value-type="float" office:value="2.3983905121992795" table:formula="of:=([.$C$4]*[.$C$6]*([.$C$5]-[.F17])+[.$C$7]*([.$C$8]-[.F17]))/[.$C$2]/[.$C$6]" table:style-name="ce22">
            <text:p>2,3984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7.5" table:formula="of:=[.E17]+[.$C$9]" table:style-name="ce20">
            <text:p>7,50</text:p>
          </table:table-cell>
          <table:table-cell office:value-type="float" office:value="93.488350143224878" table:formula="of:=[.F17]+[.G17]" table:style-name="ce21">
            <text:p>93,49</text:p>
          </table:table-cell>
          <table:table-cell office:value-type="float" office:value="2.2075346081678604" table:formula="of:=([.$C$4]*[.$C$6]*([.$C$5]-[.F18])+[.$C$7]*([.$C$8]-[.F18]))/[.$C$2]/[.$C$6]" table:style-name="ce22">
            <text:p>2,2075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8" table:formula="of:=[.E18]+[.$C$9]" table:style-name="ce20">
            <text:p>8,00</text:p>
          </table:table-cell>
          <table:table-cell office:value-type="float" office:value="95.69588475139274" table:formula="of:=[.F18]+[.G18]" table:style-name="ce21">
            <text:p>95,70</text:p>
          </table:table-cell>
          <table:table-cell office:value-type="float" office:value="2.031866379337111" table:formula="of:=([.$C$4]*[.$C$6]*([.$C$5]-[.F19])+[.$C$7]*([.$C$8]-[.F19]))/[.$C$2]/[.$C$6]" table:style-name="ce22">
            <text:p>2,0319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8.5" table:formula="of:=[.E19]+[.$C$9]" table:style-name="ce20">
            <text:p>8,50</text:p>
          </table:table-cell>
          <table:table-cell office:value-type="float" office:value="97.727751130729857" table:formula="of:=[.F19]+[.G19]" table:style-name="ce21">
            <text:p>97,73</text:p>
          </table:table-cell>
          <table:table-cell office:value-type="float" office:value="1.870177241255994" table:formula="of:=([.$C$4]*[.$C$6]*([.$C$5]-[.F20])+[.$C$7]*([.$C$8]-[.F20]))/[.$C$2]/[.$C$6]" table:style-name="ce22">
            <text:p>1,8702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9" table:formula="of:=[.E20]+[.$C$9]" table:style-name="ce20">
            <text:p>9,00</text:p>
          </table:table-cell>
          <table:table-cell office:value-type="float" office:value="99.597928371985844" table:formula="of:=[.F20]+[.G20]" table:style-name="ce21">
            <text:p>99,60</text:p>
          </table:table-cell>
          <table:table-cell office:value-type="float" office:value="1.7213547845862527" table:formula="of:=([.$C$4]*[.$C$6]*([.$C$5]-[.F21])+[.$C$7]*([.$C$8]-[.F21]))/[.$C$2]/[.$C$6]" table:style-name="ce22">
            <text:p>1,7214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9.5" table:formula="of:=[.E21]+[.$C$9]" table:style-name="ce20">
            <text:p>9,50</text:p>
          </table:table-cell>
          <table:table-cell office:value-type="float" office:value="101.3192831565721" table:formula="of:=[.F21]+[.G21]" table:style-name="ce21">
            <text:p>101,32</text:p>
          </table:table-cell>
          <table:table-cell office:value-type="float" office:value="1.5843751218082505" table:formula="of:=([.$C$4]*[.$C$6]*([.$C$5]-[.F22])+[.$C$7]*([.$C$8]-[.F22]))/[.$C$2]/[.$C$6]" table:style-name="ce22">
            <text:p>1,5844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10" table:formula="of:=[.E22]+[.$C$9]" table:style-name="ce20">
            <text:p>10,00</text:p>
          </table:table-cell>
          <table:table-cell office:value-type="float" office:value="102.90365827838035" table:formula="of:=[.F22]+[.G22]" table:style-name="ce21">
            <text:p>102,90</text:p>
          </table:table-cell>
          <table:table-cell office:value-type="float" office:value="1.4582958429503967" table:formula="of:=([.$C$4]*[.$C$6]*([.$C$5]-[.F23])+[.$C$7]*([.$C$8]-[.F23]))/[.$C$2]/[.$C$6]" table:style-name="ce22">
            <text:p>1,4583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10.5" table:formula="of:=[.E23]+[.$C$9]" table:style-name="ce20">
            <text:p>10,50</text:p>
          </table:table-cell>
          <table:table-cell office:value-type="float" office:value="104.36195412133074" table:formula="of:=[.F23]+[.G23]" table:style-name="ce21">
            <text:p>104,36</text:p>
          </table:table-cell>
          <table:table-cell office:value-type="float" office:value="1.3422495318780863" table:formula="of:=([.$C$4]*[.$C$6]*([.$C$5]-[.F24])+[.$C$7]*([.$C$8]-[.F24]))/[.$C$2]/[.$C$6]" table:style-name="ce22">
            <text:p>1,3422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11" table:formula="of:=[.E24]+[.$C$9]" table:style-name="ce20">
            <text:p>11,00</text:p>
          </table:table-cell>
          <table:table-cell office:value-type="float" office:value="105.70420365320882" table:formula="of:=[.F24]+[.G24]" table:style-name="ce21">
            <text:p>105,70</text:p>
          </table:table-cell>
          <table:table-cell office:value-type="float" office:value="1.2354377985346987" table:formula="of:=([.$C$4]*[.$C$6]*([.$C$5]-[.F25])+[.$C$7]*([.$C$8]-[.F25]))/[.$C$2]/[.$C$6]" table:style-name="ce22">
            <text:p>1,2354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11.5" table:formula="of:=[.E25]+[.$C$9]" table:style-name="ce20">
            <text:p>11,50</text:p>
          </table:table-cell>
          <table:table-cell office:value-type="float" office:value="106.93964145174353" table:formula="of:=[.F25]+[.G25]" table:style-name="ce21">
            <text:p>106,94</text:p>
          </table:table-cell>
          <table:table-cell office:value-type="float" office:value="1.137125786076931" table:formula="of:=([.$C$4]*[.$C$6]*([.$C$5]-[.F26])+[.$C$7]*([.$C$8]-[.F26]))/[.$C$2]/[.$C$6]" table:style-name="ce22">
            <text:p>1,1371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12" table:formula="of:=[.E26]+[.$C$9]" table:style-name="ce20">
            <text:p>12,00</text:p>
          </table:table-cell>
          <table:table-cell office:value-type="float" office:value="108.07676723782046" table:formula="of:=[.F26]+[.G26]" table:style-name="ce21">
            <text:p>108,08</text:p>
          </table:table-cell>
          <table:table-cell office:value-type="float" office:value="1.0466371151139435" table:formula="of:=([.$C$4]*[.$C$6]*([.$C$5]-[.F27])+[.$C$7]*([.$C$8]-[.F27]))/[.$C$2]/[.$C$6]" table:style-name="ce22">
            <text:p>1,0466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12.5" table:formula="of:=[.E27]+[.$C$9]" table:style-name="ce20">
            <text:p>12,50</text:p>
          </table:table-cell>
          <table:table-cell office:value-type="float" office:value="109.1234043529344" table:formula="of:=[.F27]+[.G27]" table:style-name="ce21">
            <text:p>109,12</text:p>
          </table:table-cell>
          <table:table-cell office:value-type="float" office:value="0.96334923026706287" table:formula="of:=([.$C$4]*[.$C$6]*([.$C$5]-[.F28])+[.$C$7]*([.$C$8]-[.F28]))/[.$C$2]/[.$C$6]" table:style-name="ce22">
            <text:p>0,9633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13" table:formula="of:=[.E28]+[.$C$9]" table:style-name="ce20">
            <text:p>13,00</text:p>
          </table:table-cell>
          <table:table-cell office:value-type="float" office:value="110.08675358320146" table:formula="of:=[.F28]+[.G28]" table:style-name="ce21">
            <text:p>110,09</text:p>
          </table:table-cell>
          <table:table-cell office:value-type="float" office:value="0.88668911703471232" table:formula="of:=([.$C$4]*[.$C$6]*([.$C$5]-[.F29])+[.$C$7]*([.$C$8]-[.F29]))/[.$C$2]/[.$C$6]" table:style-name="ce22">
            <text:p>0,8867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13.5" table:formula="of:=[.E29]+[.$C$9]" table:style-name="ce20">
            <text:p>13,50</text:p>
          </table:table-cell>
          <table:table-cell office:value-type="float" office:value="110.97344270023616" table:formula="of:=[.F29]+[.G29]" table:style-name="ce21">
            <text:p>110,97</text:p>
          </table:table-cell>
          <table:table-cell office:value-type="float" office:value="0.81612935949493715" table:formula="of:=([.$C$4]*[.$C$6]*([.$C$5]-[.F30])+[.$C$7]*([.$C$8]-[.F30]))/[.$C$2]/[.$C$6]" table:style-name="ce22">
            <text:p>0,8161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14" table:formula="of:=[.E30]+[.$C$9]" table:style-name="ce20">
            <text:p>14,00</text:p>
          </table:table-cell>
          <table:table-cell office:value-type="float" office:value="111.7895720597311" table:formula="of:=[.F30]+[.G30]" table:style-name="ce21">
            <text:p>111,79</text:p>
          </table:table-cell>
          <table:table-cell office:value-type="float" office:value="0.75118451172277145" table:formula="of:=([.$C$4]*[.$C$6]*([.$C$5]-[.F31])+[.$C$7]*([.$C$8]-[.F31]))/[.$C$2]/[.$C$6]" table:style-name="ce22">
            <text:p>0,7512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14.5" table:formula="of:=[.E31]+[.$C$9]" table:style-name="ce20">
            <text:p>14,50</text:p>
          </table:table-cell>
          <table:table-cell office:value-type="float" office:value="112.54075657145387" table:formula="of:=[.F31]+[.G31]" table:style-name="ce21">
            <text:p>112,54</text:p>
          </table:table-cell>
          <table:table-cell office:value-type="float" office:value="0.69140775795810461" table:formula="of:=([.$C$4]*[.$C$6]*([.$C$5]-[.F32])+[.$C$7]*([.$C$8]-[.F32]))/[.$C$2]/[.$C$6]" table:style-name="ce22">
            <text:p>0,6914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15" table:formula="of:=[.E32]+[.$C$9]" table:style-name="ce20">
            <text:p>15,00</text:p>
          </table:table-cell>
          <table:table-cell office:value-type="float" office:value="113.23216432941197" table:formula="of:=[.F32]+[.G32]" table:style-name="ce21">
            <text:p>113,23</text:p>
          </table:table-cell>
          <table:table-cell office:value-type="float" office:value="0.63638783854622138" table:formula="of:=([.$C$4]*[.$C$6]*([.$C$5]-[.F33])+[.$C$7]*([.$C$8]-[.F33]))/[.$C$2]/[.$C$6]" table:style-name="ce22">
            <text:p>0,6364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15.5" table:formula="of:=[.E33]+[.$C$9]" table:style-name="ce20">
            <text:p>15,50</text:p>
          </table:table-cell>
          <table:table-cell office:value-type="float" office:value="113.8685521679582" table:formula="of:=[.F33]+[.G33]" table:style-name="ce21">
            <text:p>113,87</text:p>
          </table:table-cell>
          <table:table-cell office:value-type="float" office:value="0.58574622050172465" table:formula="of:=([.$C$4]*[.$C$6]*([.$C$5]-[.F34])+[.$C$7]*([.$C$8]-[.F34]))/[.$C$2]/[.$C$6]" table:style-name="ce22">
            <text:p>0,5857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16" table:formula="of:=[.E34]+[.$C$9]" table:style-name="ce20">
            <text:p>16,00</text:p>
          </table:table-cell>
          <table:table-cell office:value-type="float" office:value="114.45429838845992" table:formula="of:=[.F34]+[.G34]" table:style-name="ce21">
            <text:p>114,45</text:p>
          </table:table-cell>
          <table:table-cell office:value-type="float" office:value="0.53913449322953422" table:formula="of:=([.$C$4]*[.$C$6]*([.$C$5]-[.F35])+[.$C$7]*([.$C$8]-[.F35]))/[.$C$2]/[.$C$6]" table:style-name="ce22">
            <text:p>0,5391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16.5" table:formula="of:=[.E35]+[.$C$9]" table:style-name="ce20">
            <text:p>16,50</text:p>
          </table:table-cell>
          <table:table-cell office:value-type="float" office:value="114.99343288168946" table:formula="of:=[.F35]+[.G35]" table:style-name="ce21">
            <text:p>114,99</text:p>
          </table:table-cell>
          <table:table-cell office:value-type="float" office:value="0.49623197148569592" table:formula="of:=([.$C$4]*[.$C$6]*([.$C$5]-[.F36])+[.$C$7]*([.$C$8]-[.F36]))/[.$C$2]/[.$C$6]" table:style-name="ce22">
            <text:p>0,4962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17" table:formula="of:=[.E36]+[.$C$9]" table:style-name="ce20">
            <text:p>17,00</text:p>
          </table:table-cell>
          <table:table-cell office:value-type="float" office:value="115.48966485317516" table:formula="of:=[.F36]+[.G36]" table:style-name="ce21">
            <text:p>115,49</text:p>
          </table:table-cell>
          <table:table-cell office:value-type="float" office:value="0.45674348908657642" table:formula="of:=([.$C$4]*[.$C$6]*([.$C$5]-[.F37])+[.$C$7]*([.$C$8]-[.F37]))/[.$C$2]/[.$C$6]" table:style-name="ce22">
            <text:p>0,4567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17.5" table:formula="of:=[.E37]+[.$C$9]" table:style-name="ce20">
            <text:p>17,50</text:p>
          </table:table-cell>
          <table:table-cell office:value-type="float" office:value="115.94640834226173" table:formula="of:=[.F37]+[.G37]" table:style-name="ce21">
            <text:p>115,95</text:p>
          </table:table-cell>
          <table:table-cell office:value-type="float" office:value="0.42039736818729567" table:formula="of:=([.$C$4]*[.$C$6]*([.$C$5]-[.F38])+[.$C$7]*([.$C$8]-[.F38]))/[.$C$2]/[.$C$6]" table:style-name="ce22">
            <text:p>0,4204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18" table:formula="of:=[.E38]+[.$C$9]" table:style-name="ce20">
            <text:p>18,00</text:p>
          </table:table-cell>
          <table:table-cell office:value-type="float" office:value="116.36680571044903" table:formula="of:=[.F38]+[.G38]" table:style-name="ce21">
            <text:p>116,37</text:p>
          </table:table-cell>
          <table:table-cell office:value-type="float" office:value="0.38694355015820386" table:formula="of:=([.$C$4]*[.$C$6]*([.$C$5]-[.F39])+[.$C$7]*([.$C$8]-[.F39]))/[.$C$2]/[.$C$6]" table:style-name="ce22">
            <text:p>0,3869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18.5" table:formula="of:=[.E39]+[.$C$9]" table:style-name="ce20">
            <text:p>18,50</text:p>
          </table:table-cell>
          <table:table-cell office:value-type="float" office:value="116.75374926060724" table:formula="of:=[.F39]+[.G39]" table:style-name="ce21">
            <text:p>116,75</text:p>
          </table:table-cell>
          <table:table-cell office:value-type="float" office:value="0.35615187519996194" table:formula="of:=([.$C$4]*[.$C$6]*([.$C$5]-[.F40])+[.$C$7]*([.$C$8]-[.F40]))/[.$C$2]/[.$C$6]" table:style-name="ce22">
            <text:p>0,3562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19" table:formula="of:=[.E40]+[.$C$9]" table:style-name="ce20">
            <text:p>19,00</text:p>
          </table:table-cell>
          <table:table-cell office:value-type="float" office:value="117.10990113580719" table:formula="of:=[.F40]+[.G40]" table:style-name="ce21">
            <text:p>117,11</text:p>
          </table:table-cell>
          <table:table-cell office:value-type="float" office:value="0.32781049886110969" table:formula="of:=([.$C$4]*[.$C$6]*([.$C$5]-[.F41])+[.$C$7]*([.$C$8]-[.F41]))/[.$C$2]/[.$C$6]" table:style-name="ce22">
            <text:p>0,3278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19.5" table:formula="of:=[.E41]+[.$C$9]" table:style-name="ce20">
            <text:p>19,50</text:p>
          </table:table-cell>
          <table:table-cell office:value-type="float" office:value="117.4377116346683" table:formula="of:=[.F41]+[.G41]" table:style-name="ce21">
            <text:p>117,44</text:p>
          </table:table-cell>
          <table:table-cell office:value-type="float" office:value="0.30172443456386688" table:formula="of:=([.$C$4]*[.$C$6]*([.$C$5]-[.F42])+[.$C$7]*([.$C$8]-[.F42]))/[.$C$2]/[.$C$6]" table:style-name="ce22">
            <text:p>0,3017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20" table:formula="of:=[.E42]+[.$C$9]" table:style-name="ce20">
            <text:p>20,00</text:p>
          </table:table-cell>
          <table:table-cell office:value-type="float" office:value="117.73943606923217" table:formula="of:=[.F42]+[.G42]" table:style-name="ce21">
            <text:p>117,74</text:p>
          </table:table-cell>
          <table:table-cell office:value-type="float" office:value="0.27771421211087266" table:formula="of:=([.$C$4]*[.$C$6]*([.$C$5]-[.F43])+[.$C$7]*([.$C$8]-[.F43]))/[.$C$2]/[.$C$6]" table:style-name="ce22">
            <text:p>0,2777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20.5" table:formula="of:=[.E43]+[.$C$9]" table:style-name="ce20">
            <text:p>20,50</text:p>
          </table:table-cell>
          <table:table-cell office:value-type="float" office:value="118.01715028134305" table:formula="of:=[.F43]+[.G43]" table:style-name="ce21">
            <text:p>118,02</text:p>
          </table:table-cell>
          <table:table-cell office:value-type="float" office:value="0.25561464294346781" table:formula="of:=([.$C$4]*[.$C$6]*([.$C$5]-[.F44])+[.$C$7]*([.$C$8]-[.F44]))/[.$C$2]/[.$C$6]" table:style-name="ce22">
            <text:p>0,2556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21" table:formula="of:=[.E44]+[.$C$9]" table:style-name="ce20">
            <text:p>21,00</text:p>
          </table:table-cell>
          <table:table-cell office:value-type="float" office:value="118.27276492428652" table:formula="of:=[.F44]+[.G44]" table:style-name="ce21">
            <text:p>118,27</text:p>
          </table:table-cell>
          <table:table-cell office:value-type="float" office:value="0.23527368365660487" table:formula="of:=([.$C$4]*[.$C$6]*([.$C$5]-[.F45])+[.$C$7]*([.$C$8]-[.F45]))/[.$C$2]/[.$C$6]" table:style-name="ce22">
            <text:p>0,2353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21.5" table:formula="of:=[.E45]+[.$C$9]" table:style-name="ce20">
            <text:p>21,50</text:p>
          </table:table-cell>
          <table:table-cell office:value-type="float" office:value="118.50803860794312" table:formula="of:=[.F45]+[.G45]" table:style-name="ce21">
            <text:p>118,51</text:p>
          </table:table-cell>
          <table:table-cell office:value-type="float" office:value="0.21655138995143733" table:formula="of:=([.$C$4]*[.$C$6]*([.$C$5]-[.F46])+[.$C$7]*([.$C$8]-[.F46]))/[.$C$2]/[.$C$6]" table:style-name="ce22">
            <text:p>0,2166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22" table:formula="of:=[.E46]+[.$C$9]" table:style-name="ce20">
            <text:p>22,00</text:p>
          </table:table-cell>
          <table:table-cell office:value-type="float" office:value="118.72458999789455" table:formula="of:=[.F46]+[.G46]" table:style-name="ce21">
            <text:p>118,72</text:p>
          </table:table-cell>
          <table:table-cell office:value-type="float" office:value="0.1993189538288716" table:formula="of:=([.$C$4]*[.$C$6]*([.$C$5]-[.F47])+[.$C$7]*([.$C$8]-[.F47]))/[.$C$2]/[.$C$6]" table:style-name="ce22">
            <text:p>0,1993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22.5" table:formula="of:=[.E47]+[.$C$9]" table:style-name="ce20">
            <text:p>22,50</text:p>
          </table:table-cell>
          <table:table-cell office:value-type="float" office:value="118.92390895172342" table:formula="of:=[.F47]+[.G47]" table:style-name="ce21">
            <text:p>118,92</text:p>
          </table:table-cell>
          <table:table-cell office:value-type="float" office:value="0.18345781740004169" table:formula="of:=([.$C$4]*[.$C$6]*([.$C$5]-[.F48])+[.$C$7]*([.$C$8]-[.F48]))/[.$C$2]/[.$C$6]" table:style-name="ce22">
            <text:p>0,1835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23" table:formula="of:=[.E48]+[.$C$9]" table:style-name="ce20">
            <text:p>23,00</text:p>
          </table:table-cell>
          <table:table-cell office:value-type="float" office:value="119.10736676912346" table:formula="of:=[.F48]+[.G48]" table:style-name="ce21">
            <text:p>119,11</text:p>
          </table:table-cell>
          <table:table-cell office:value-type="float" office:value="0.1688588572167774" table:formula="of:=([.$C$4]*[.$C$6]*([.$C$5]-[.F49])+[.$C$7]*([.$C$8]-[.F49]))/[.$C$2]/[.$C$6]" table:style-name="ce22">
            <text:p>0,1689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23.5" table:formula="of:=[.E49]+[.$C$9]" table:style-name="ce20">
            <text:p>23,50</text:p>
          </table:table-cell>
          <table:table-cell office:value-type="float" office:value="119.27622562634023" table:formula="of:=[.F49]+[.G49]" table:style-name="ce21">
            <text:p>119,28</text:p>
          </table:table-cell>
          <table:table-cell office:value-type="float" office:value="0.15542163351033958" table:formula="of:=([.$C$4]*[.$C$6]*([.$C$5]-[.F50])+[.$C$7]*([.$C$8]-[.F50]))/[.$C$2]/[.$C$6]" table:style-name="ce22">
            <text:p>0,1554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24" table:formula="of:=[.E50]+[.$C$9]" table:style-name="ce20">
            <text:p>24,00</text:p>
          </table:table-cell>
          <table:table-cell office:value-type="float" office:value="119.43164725985058" table:formula="of:=[.F50]+[.G50]" table:style-name="ce21">
            <text:p>119,43</text:p>
          </table:table-cell>
          <table:table-cell office:value-type="float" office:value="0.14305369917321784" table:formula="of:=([.$C$4]*[.$C$6]*([.$C$5]-[.F51])+[.$C$7]*([.$C$8]-[.F51]))/[.$C$2]/[.$C$6]" table:style-name="ce22">
            <text:p>0,1431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24.5" table:formula="of:=[.E51]+[.$C$9]" table:style-name="ce20">
            <text:p>24,50</text:p>
          </table:table-cell>
          <table:table-cell office:value-type="float" office:value="119.5747009590238" table:formula="of:=[.F51]+[.G51]" table:style-name="ce21">
            <text:p>119,57</text:p>
          </table:table-cell>
          <table:table-cell office:value-type="float" office:value="0.13166996372985687" table:formula="of:=([.$C$4]*[.$C$6]*([.$C$5]-[.F52])+[.$C$7]*([.$C$8]-[.F52]))/[.$C$2]/[.$C$6]" table:style-name="ce22">
            <text:p>0,1317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25" table:formula="of:=[.E52]+[.$C$9]" table:style-name="ce20">
            <text:p>25,00</text:p>
          </table:table-cell>
          <table:table-cell office:value-type="float" office:value="119.70637092275366" table:formula="of:=[.F52]+[.G52]" table:style-name="ce21">
            <text:p>119,71</text:p>
          </table:table-cell>
          <table:table-cell office:value-type="float" office:value="0.12119210792046083" table:formula="of:=([.$C$4]*[.$C$6]*([.$C$5]-[.F53])+[.$C$7]*([.$C$8]-[.F53]))/[.$C$2]/[.$C$6]" table:style-name="ce22">
            <text:p>0,1212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25.5" table:formula="of:=[.E53]+[.$C$9]" table:style-name="ce20">
            <text:p>25,50</text:p>
          </table:table-cell>
          <table:table-cell office:value-type="float" office:value="119.82756303067413" table:formula="of:=[.F53]+[.G53]" table:style-name="ce21">
            <text:p>119,83</text:p>
          </table:table-cell>
          <table:table-cell office:value-type="float" office:value="0.11154804487026848" table:formula="of:=([.$C$4]*[.$C$6]*([.$C$5]-[.F54])+[.$C$7]*([.$C$8]-[.F54]))/[.$C$2]/[.$C$6]" table:style-name="ce22">
            <text:p>0,1115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26" table:formula="of:=[.E54]+[.$C$9]" table:style-name="ce20">
            <text:p>26,00</text:p>
          </table:table-cell>
          <table:table-cell office:value-type="float" office:value="119.9391110755444" table:formula="of:=[.F54]+[.G54]" table:style-name="ce21">
            <text:p>119,94</text:p>
          </table:table-cell>
          <table:table-cell office:value-type="float" office:value="0.10267142413717052" table:formula="of:=([.$C$4]*[.$C$6]*([.$C$5]-[.F55])+[.$C$7]*([.$C$8]-[.F55]))/[.$C$2]/[.$C$6]" table:style-name="ce22">
            <text:p>0,1027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26.5" table:formula="of:=[.E55]+[.$C$9]" table:style-name="ce20">
            <text:p>26,50</text:p>
          </table:table-cell>
          <table:table-cell office:value-type="float" office:value="120.04178249968157" table:formula="of:=[.F55]+[.G55]" table:style-name="ce21">
            <text:p>120,04</text:p>
          </table:table-cell>
          <table:table-cell office:value-type="float" office:value="9.4501175225568154E-2" table:formula="of:=([.$C$4]*[.$C$6]*([.$C$5]-[.F56])+[.$C$7]*([.$C$8]-[.F56]))/[.$C$2]/[.$C$6]" table:style-name="ce22">
            <text:p>0,0945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27" table:formula="of:=[.E56]+[.$C$9]" table:style-name="ce20">
            <text:p>27,00</text:p>
          </table:table-cell>
          <table:table-cell office:value-type="float" office:value="120.13628367490715" table:formula="of:=[.F56]+[.G56]" table:style-name="ce21">
            <text:p>120,14</text:p>
          </table:table-cell>
          <table:table-cell office:value-type="float" office:value="8.6981087425867215E-2" table:formula="of:=([.$C$4]*[.$C$6]*([.$C$5]-[.F57])+[.$C$7]*([.$C$8]-[.F57]))/[.$C$2]/[.$C$6]" table:style-name="ce22">
            <text:p>0,0870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27.5" table:formula="of:=[.E57]+[.$C$9]" table:style-name="ce20">
            <text:p>27,50</text:p>
          </table:table-cell>
          <table:table-cell office:value-type="float" office:value="120.22326476233302" table:formula="of:=[.F57]+[.G57]" table:style-name="ce21">
            <text:p>120,22</text:p>
          </table:table-cell>
          <table:table-cell office:value-type="float" office:value="8.0059423088945911E-2" table:formula="of:=([.$C$4]*[.$C$6]*([.$C$5]-[.F58])+[.$C$7]*([.$C$8]-[.F58]))/[.$C$2]/[.$C$6]" table:style-name="ce22">
            <text:p>0,0801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28" table:formula="of:=[.E58]+[.$C$9]" table:style-name="ce20">
            <text:p>28,00</text:p>
          </table:table-cell>
          <table:table-cell office:value-type="float" office:value="120.30332418542196" table:formula="of:=[.F58]+[.G58]" table:style-name="ce21">
            <text:p>120,30</text:p>
          </table:table-cell>
          <table:table-cell office:value-type="float" office:value="7.3688561674946168E-2" table:formula="of:=([.$C$4]*[.$C$6]*([.$C$5]-[.F59])+[.$C$7]*([.$C$8]-[.F59]))/[.$C$2]/[.$C$6]" table:style-name="ce22">
            <text:p>0,0737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28.5" table:formula="of:=[.E59]+[.$C$9]" table:style-name="ce20">
            <text:p>28,50</text:p>
          </table:table-cell>
          <table:table-cell office:value-type="float" office:value="120.3770127470969" table:formula="of:=[.F59]+[.G59]" table:style-name="ce21">
            <text:p>120,38</text:p>
          </table:table-cell>
          <table:table-cell office:value-type="float" office:value="6.7824672127472313E-2" table:formula="of:=([.$C$4]*[.$C$6]*([.$C$5]-[.F60])+[.$C$7]*([.$C$8]-[.F60]))/[.$C$2]/[.$C$6]" table:style-name="ce22">
            <text:p>0,0678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29" table:formula="of:=[.E60]+[.$C$9]" table:style-name="ce20">
            <text:p>29,00</text:p>
          </table:table-cell>
          <table:table-cell office:value-type="float" office:value="120.44483741922437" table:formula="of:=[.F60]+[.G60]" table:style-name="ce21">
            <text:p>120,44</text:p>
          </table:table-cell>
          <table:table-cell office:value-type="float" office:value="6.2427411319159291E-2" table:formula="of:=([.$C$4]*[.$C$6]*([.$C$5]-[.F61])+[.$C$7]*([.$C$8]-[.F61]))/[.$C$2]/[.$C$6]" table:style-name="ce22">
            <text:p>0,0624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29.5" table:formula="of:=[.E61]+[.$C$9]" table:style-name="ce20">
            <text:p>29,50</text:p>
          </table:table-cell>
          <table:table-cell office:value-type="float" office:value="120.50726483054353" table:formula="of:=[.F61]+[.G61]" table:style-name="ce21">
            <text:p>120,51</text:p>
          </table:table-cell>
          <table:table-cell office:value-type="float" office:value="5.7459646493932905E-2" table:formula="of:=([.$C$4]*[.$C$6]*([.$C$5]-[.F62])+[.$C$7]*([.$C$8]-[.F62]))/[.$C$2]/[.$C$6]" table:style-name="ce22">
            <text:p>0,0575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30" table:formula="of:=[.E62]+[.$C$9]" table:style-name="ce20">
            <text:p>30,00</text:p>
          </table:table-cell>
          <table:table-cell office:value-type="float" office:value="120.56472447703747" table:formula="of:=[.F62]+[.G62]" table:style-name="ce21">
            <text:p>120,56</text:p>
          </table:table-cell>
          <table:table-cell office:value-type="float" office:value="5.2887199796388965E-2" table:formula="of:=([.$C$4]*[.$C$6]*([.$C$5]-[.F63])+[.$C$7]*([.$C$8]-[.F63]))/[.$C$2]/[.$C$6]" table:style-name="ce22">
            <text:p>0,0529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30.5" table:formula="of:=[.E63]+[.$C$9]" table:style-name="ce20">
            <text:p>30,50</text:p>
          </table:table-cell>
          <table:table-cell office:value-type="float" office:value="120.61761167683386" table:formula="of:=[.F63]+[.G63]" table:style-name="ce21">
            <text:p>120,62</text:p>
          </table:table-cell>
          <table:table-cell office:value-type="float" office:value="4.8678613130669415E-2" table:formula="of:=([.$C$4]*[.$C$6]*([.$C$5]-[.F64])+[.$C$7]*([.$C$8]-[.F64]))/[.$C$2]/[.$C$6]" table:style-name="ce22">
            <text:p>0,0487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31" table:formula="of:=[.E64]+[.$C$9]" table:style-name="ce20">
            <text:p>31,00</text:p>
          </table:table-cell>
          <table:table-cell office:value-type="float" office:value="120.66629028996454" table:formula="of:=[.F64]+[.G64]" table:style-name="ce21">
            <text:p>120,67</text:p>
          </table:table-cell>
          <table:table-cell office:value-type="float" office:value="4.4804931731083124E-2" table:formula="of:=([.$C$4]*[.$C$6]*([.$C$5]-[.F65])+[.$C$7]*([.$C$8]-[.F65]))/[.$C$2]/[.$C$6]" table:style-name="ce22">
            <text:p>0,0448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31.5" table:formula="of:=[.E65]+[.$C$9]" table:style-name="ce20">
            <text:p>31,50</text:p>
          </table:table-cell>
          <table:table-cell office:value-type="float" office:value="120.71109522169562" table:formula="of:=[.F65]+[.G65]" table:style-name="ce21">
            <text:p>120,71</text:p>
          </table:table-cell>
          <table:table-cell office:value-type="float" office:value="4.1239504955457702E-2" table:formula="of:=([.$C$4]*[.$C$6]*([.$C$5]-[.F66])+[.$C$7]*([.$C$8]-[.F66]))/[.$C$2]/[.$C$6]" table:style-name="ce22">
            <text:p>0,0412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32" table:formula="of:=[.E66]+[.$C$9]" table:style-name="ce20">
            <text:p>32,00</text:p>
          </table:table-cell>
          <table:table-cell office:value-type="float" office:value="120.75233472665107" table:formula="of:=[.F66]+[.G66]" table:style-name="ce21">
            <text:p>120,75</text:p>
          </table:table-cell>
          <table:table-cell office:value-type="float" office:value="3.7957802930684521E-2" table:formula="of:=([.$C$4]*[.$C$6]*([.$C$5]-[.F67])+[.$C$7]*([.$C$8]-[.F67]))/[.$C$2]/[.$C$6]" table:style-name="ce22">
            <text:p>0,0380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32.5" table:formula="of:=[.E67]+[.$C$9]" table:style-name="ce20">
            <text:p>32,50</text:p>
          </table:table-cell>
          <table:table-cell office:value-type="float" office:value="120.79029252958176" table:formula="of:=[.F67]+[.G67]" table:style-name="ce21">
            <text:p>120,79</text:p>
          </table:table-cell>
          <table:table-cell office:value-type="float" office:value="3.4937247789003131E-2" table:formula="of:=([.$C$4]*[.$C$6]*([.$C$5]-[.F68])+[.$C$7]*([.$C$8]-[.F68]))/[.$C$2]/[.$C$6]" table:style-name="ce22">
            <text:p>0,0349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33" table:formula="of:=[.E68]+[.$C$9]" table:style-name="ce20">
            <text:p>33,00</text:p>
          </table:table-cell>
          <table:table-cell office:value-type="float" office:value="120.82522977737077" table:formula="of:=[.F68]+[.G68]" table:style-name="ce21">
            <text:p>120,83</text:p>
          </table:table-cell>
          <table:table-cell office:value-type="float" office:value="3.215705833393985E-2" table:formula="of:=([.$C$4]*[.$C$6]*([.$C$5]-[.F69])+[.$C$7]*([.$C$8]-[.F69]))/[.$C$2]/[.$C$6]" table:style-name="ce22">
            <text:p>0,0322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33.5" table:formula="of:=[.E69]+[.$C$9]" table:style-name="ce20">
            <text:p>33,50</text:p>
          </table:table-cell>
          <table:table-cell office:value-type="float" office:value="120.8573868357047" table:formula="of:=[.F69]+[.G69]" table:style-name="ce21">
            <text:p>120,86</text:p>
          </table:table-cell>
          <table:table-cell office:value-type="float" office:value="2.9598107067206055E-2" table:formula="of:=([.$C$4]*[.$C$6]*([.$C$5]-[.F70])+[.$C$7]*([.$C$8]-[.F70]))/[.$C$2]/[.$C$6]" table:style-name="ce22">
            <text:p>0,0296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34" table:formula="of:=[.E70]+[.$C$9]" table:style-name="ce20">
            <text:p>34,00</text:p>
          </table:table-cell>
          <table:table-cell office:value-type="float" office:value="120.8869849427719" table:formula="of:=[.F70]+[.G70]" table:style-name="ce21">
            <text:p>120,89</text:p>
          </table:table-cell>
          <table:table-cell office:value-type="float" office:value="2.7242788592922507E-2" table:formula="of:=([.$C$4]*[.$C$6]*([.$C$5]-[.F71])+[.$C$7]*([.$C$8]-[.F71]))/[.$C$2]/[.$C$6]" table:style-name="ce22">
            <text:p>0,0272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34.5" table:formula="of:=[.E71]+[.$C$9]" table:style-name="ce20">
            <text:p>34,50</text:p>
          </table:table-cell>
          <table:table-cell office:value-type="float" office:value="120.91422773136483" table:formula="of:=[.F71]+[.G71]" table:style-name="ce21">
            <text:p>120,91</text:p>
          </table:table-cell>
          <table:table-cell office:value-type="float" office:value="2.5074898493794254E-2" table:formula="of:=([.$C$4]*[.$C$6]*([.$C$5]-[.F72])+[.$C$7]*([.$C$8]-[.F72]))/[.$C$2]/[.$C$6]" table:style-name="ce22">
            <text:p>0,0251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35" table:formula="of:=[.E72]+[.$C$9]" table:style-name="ce20">
            <text:p>35,00</text:p>
          </table:table-cell>
          <table:table-cell office:value-type="float" office:value="120.93930262985863" table:formula="of:=[.F72]+[.G72]" table:style-name="ce21">
            <text:p>120,94</text:p>
          </table:table-cell>
          <table:table-cell office:value-type="float" office:value="2.3079521845918185E-2" table:formula="of:=([.$C$4]*[.$C$6]*([.$C$5]-[.F73])+[.$C$7]*([.$C$8]-[.F73]))/[.$C$2]/[.$C$6]" table:style-name="ce22">
            <text:p>0,0231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35.5" table:formula="of:=[.E73]+[.$C$9]" table:style-name="ce20">
            <text:p>35,50</text:p>
          </table:table-cell>
          <table:table-cell office:value-type="float" office:value="120.96238215170455" table:formula="of:=[.F73]+[.G73]" table:style-name="ce21">
            <text:p>120,96</text:p>
          </table:table-cell>
          <table:table-cell office:value-type="float" office:value="2.1242930605204841E-2" table:formula="of:=([.$C$4]*[.$C$6]*([.$C$5]-[.F74])+[.$C$7]*([.$C$8]-[.F74]))/[.$C$2]/[.$C$6]" table:style-name="ce22">
            <text:p>0,0212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36" table:formula="of:=[.E74]+[.$C$9]" table:style-name="ce20">
            <text:p>36,00</text:p>
          </table:table-cell>
          <table:table-cell office:value-type="float" office:value="120.98362508230976" table:formula="of:=[.F74]+[.G74]" table:style-name="ce21">
            <text:p>120,98</text:p>
          </table:table-cell>
          <table:table-cell office:value-type="float" office:value="1.9552489159446879E-2" table:formula="of:=([.$C$4]*[.$C$6]*([.$C$5]-[.F75])+[.$C$7]*([.$C$8]-[.F75]))/[.$C$2]/[.$C$6]" table:style-name="ce22">
            <text:p>0,0196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36.5" table:formula="of:=[.E75]+[.$C$9]" table:style-name="ce20">
            <text:p>36,50</text:p>
          </table:table-cell>
          <table:table-cell office:value-type="float" office:value="121.00317757146921" table:formula="of:=[.F75]+[.G75]" table:style-name="ce21">
            <text:p>121,00</text:p>
          </table:table-cell>
          <table:table-cell office:value-type="float" office:value="1.7996567396243311E-2" table:formula="of:=([.$C$4]*[.$C$6]*([.$C$5]-[.F76])+[.$C$7]*([.$C$8]-[.F76]))/[.$C$2]/[.$C$6]" table:style-name="ce22">
            <text:p>0,0180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37" table:formula="of:=[.E76]+[.$C$9]" table:style-name="ce20">
            <text:p>37,00</text:p>
          </table:table-cell>
          <table:table-cell office:value-type="float" office:value="121.02117413886545" table:formula="of:=[.F76]+[.G76]" table:style-name="ce21">
            <text:p>121,02</text:p>
          </table:table-cell>
          <table:table-cell office:value-type="float" office:value="1.6564460688682288E-2" table:formula="of:=([.$C$4]*[.$C$6]*([.$C$5]-[.F77])+[.$C$7]*([.$C$8]-[.F77]))/[.$C$2]/[.$C$6]" table:style-name="ce22">
            <text:p>0,0166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37.5" table:formula="of:=[.E77]+[.$C$9]" table:style-name="ce20">
            <text:p>37,50</text:p>
          </table:table-cell>
          <table:table-cell office:value-type="float" office:value="121.03773859955413" table:formula="of:=[.F77]+[.G77]" table:style-name="ce21">
            <text:p>121,04</text:p>
          </table:table-cell>
          <table:table-cell office:value-type="float" office:value="1.5246316248295574E-2" table:formula="of:=([.$C$4]*[.$C$6]*([.$C$5]-[.F78])+[.$C$7]*([.$C$8]-[.F78]))/[.$C$2]/[.$C$6]" table:style-name="ce22">
            <text:p>0,0152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38" table:formula="of:=[.E78]+[.$C$9]" table:style-name="ce20">
            <text:p>38,00</text:p>
          </table:table-cell>
          <table:table-cell office:value-type="float" office:value="121.05298491580243" table:formula="of:=[.F78]+[.G78]" table:style-name="ce21">
            <text:p>121,05</text:p>
          </table:table-cell>
          <table:table-cell office:value-type="float" office:value="1.4033065338605944E-2" table:formula="of:=([.$C$4]*[.$C$6]*([.$C$5]-[.F79])+[.$C$7]*([.$C$8]-[.F79]))/[.$C$2]/[.$C$6]" table:style-name="ce22">
            <text:p>0,0140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38.5" table:formula="of:=[.E79]+[.$C$9]" table:style-name="ce20">
            <text:p>38,50</text:p>
          </table:table-cell>
          <table:table-cell office:value-type="float" office:value="121.06701798114103" table:formula="of:=[.F79]+[.G79]" table:style-name="ce21">
            <text:p>121,07</text:p>
          </table:table-cell>
          <table:table-cell office:value-type="float" office:value="1.2916360882884519E-2" table:formula="of:=([.$C$4]*[.$C$6]*([.$C$5]-[.F80])+[.$C$7]*([.$C$8]-[.F80]))/[.$C$2]/[.$C$6]" table:style-name="ce22">
            <text:p>0,0129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39" table:formula="of:=[.E80]+[.$C$9]" table:style-name="ce20">
            <text:p>39,00</text:p>
          </table:table-cell>
          <table:table-cell office:value-type="float" office:value="121.07993434202392" table:formula="of:=[.F80]+[.G80]" table:style-name="ce21">
            <text:p>121,08</text:p>
          </table:table-cell>
          <table:table-cell office:value-type="float" office:value="1.1888520036883921E-2" table:formula="of:=([.$C$4]*[.$C$6]*([.$C$5]-[.F81])+[.$C$7]*([.$C$8]-[.F81]))/[.$C$2]/[.$C$6]" table:style-name="ce22">
            <text:p>0,0119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39.5" table:formula="of:=[.E81]+[.$C$9]" table:style-name="ce20">
            <text:p>39,50</text:p>
          </table:table-cell>
          <table:table-cell office:value-type="float" office:value="121.09182286206081" table:formula="of:=[.F81]+[.G81]" table:style-name="ce21">
            <text:p>121,09</text:p>
          </table:table-cell>
          <table:table-cell office:value-type="float" office:value="1.0942471331431355E-2" table:formula="of:=([.$C$4]*[.$C$6]*([.$C$5]-[.F82])+[.$C$7]*([.$C$8]-[.F82]))/[.$C$2]/[.$C$6]" table:style-name="ce22">
            <text:p>0,0109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40" table:formula="of:=[.E82]+[.$C$9]" table:style-name="ce20">
            <text:p>40,00</text:p>
          </table:table-cell>
          <table:table-cell office:value-type="float" office:value="121.10276533339224" table:formula="of:=[.F82]+[.G82]" table:style-name="ce21">
            <text:p>121,10</text:p>
          </table:table-cell>
          <table:table-cell office:value-type="float" office:value="1.0071706021246846E-2" table:formula="of:=([.$C$4]*[.$C$6]*([.$C$5]-[.F83])+[.$C$7]*([.$C$8]-[.F83]))/[.$C$2]/[.$C$6]" table:style-name="ce22">
            <text:p>0,0101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40.5" table:formula="of:=[.E83]+[.$C$9]" table:style-name="ce20">
            <text:p>40,50</text:p>
          </table:table-cell>
          <table:table-cell office:value-type="float" office:value="121.11283703941349" table:formula="of:=[.F83]+[.G83]" table:style-name="ce21">
            <text:p>121,11</text:p>
          </table:table-cell>
          <table:table-cell office:value-type="float" office:value="9.2702333052535838E-3" table:formula="of:=([.$C$4]*[.$C$6]*([.$C$5]-[.F84])+[.$C$7]*([.$C$8]-[.F84]))/[.$C$2]/[.$C$6]" table:style-name="ce22">
            <text:p>0,0093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41" table:formula="of:=[.E84]+[.$C$9]" table:style-name="ce20">
            <text:p>41,00</text:p>
          </table:table-cell>
          <table:table-cell office:value-type="float" office:value="121.12210727271875" table:formula="of:=[.F84]+[.G84]" table:style-name="ce21">
            <text:p>121,12</text:p>
          </table:table-cell>
          <table:table-cell office:value-type="float" office:value="8.5325391103100792E-3" table:formula="of:=([.$C$4]*[.$C$6]*([.$C$5]-[.F85])+[.$C$7]*([.$C$8]-[.F85]))/[.$C$2]/[.$C$6]" table:style-name="ce22">
            <text:p>0,0085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41.5" table:formula="of:=[.E85]+[.$C$9]" table:style-name="ce20">
            <text:p>41,50</text:p>
          </table:table-cell>
          <table:table-cell office:value-type="float" office:value="121.13063981182906" table:formula="of:=[.F85]+[.G85]" table:style-name="ce21">
            <text:p>121,13</text:p>
          </table:table-cell>
          <table:table-cell office:value-type="float" office:value="7.8535481547933102E-3" table:formula="of:=([.$C$4]*[.$C$6]*([.$C$5]-[.F86])+[.$C$7]*([.$C$8]-[.F86]))/[.$C$2]/[.$C$6]" table:style-name="ce22">
            <text:p>0,0079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42" table:formula="of:=[.E86]+[.$C$9]" table:style-name="ce20">
            <text:p>42,00</text:p>
          </table:table-cell>
          <table:table-cell office:value-type="float" office:value="121.13849335998385" table:formula="of:=[.F86]+[.G86]" table:style-name="ce21">
            <text:p>121,14</text:p>
          </table:table-cell>
          <table:table-cell office:value-type="float" office:value="7.2285890310333188E-3" table:formula="of:=([.$C$4]*[.$C$6]*([.$C$5]-[.F87])+[.$C$7]*([.$C$8]-[.F87]))/[.$C$2]/[.$C$6]" table:style-name="ce22">
            <text:p>0,0072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42.5" table:formula="of:=[.E87]+[.$C$9]" table:style-name="ce20">
            <text:p>42,50</text:p>
          </table:table-cell>
          <table:table-cell office:value-type="float" office:value="121.14572194901488" table:formula="of:=[.F87]+[.G87]" table:style-name="ce21">
            <text:p>121,15</text:p>
          </table:table-cell>
          <table:table-cell office:value-type="float" office:value="6.6533620663787457E-3" table:formula="of:=([.$C$4]*[.$C$6]*([.$C$5]-[.F88])+[.$C$7]*([.$C$8]-[.F88]))/[.$C$2]/[.$C$6]" table:style-name="ce22">
            <text:p>0,0067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43" table:formula="of:=[.E88]+[.$C$9]" table:style-name="ce20">
            <text:p>43,00</text:p>
          </table:table-cell>
          <table:table-cell office:value-type="float" office:value="121.15237531108126" table:formula="of:=[.F88]+[.G88]" table:style-name="ce21">
            <text:p>121,15</text:p>
          </table:table-cell>
          <table:table-cell office:value-type="float" office:value="6.1239097417604216E-3" table:formula="of:=([.$C$4]*[.$C$6]*([.$C$5]-[.F89])+[.$C$7]*([.$C$8]-[.F89]))/[.$C$2]/[.$C$6]" table:style-name="ce22">
            <text:p>0,0061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43.5" table:formula="of:=[.E89]+[.$C$9]" table:style-name="ce20">
            <text:p>43,50</text:p>
          </table:table-cell>
          <table:table-cell office:value-type="float" office:value="121.15849922082302" table:formula="of:=[.F89]+[.G89]" table:style-name="ce21">
            <text:p>121,16</text:p>
          </table:table-cell>
          <table:table-cell office:value-type="float" office:value="5.6365894642554058E-3" table:formula="of:=([.$C$4]*[.$C$6]*([.$C$5]-[.F90])+[.$C$7]*([.$C$8]-[.F90]))/[.$C$2]/[.$C$6]" table:style-name="ce22">
            <text:p>0,0056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44" table:formula="of:=[.E90]+[.$C$9]" table:style-name="ce20">
            <text:p>44,00</text:p>
          </table:table-cell>
          <table:table-cell office:value-type="float" office:value="121.16413581028728" table:formula="of:=[.F90]+[.G90]" table:style-name="ce21">
            <text:p>121,16</text:p>
          </table:table-cell>
          <table:table-cell office:value-type="float" office:value="5.1880485063158484E-3" table:formula="of:=([.$C$4]*[.$C$6]*([.$C$5]-[.F91])+[.$C$7]*([.$C$8]-[.F91]))/[.$C$2]/[.$C$6]" table:style-name="ce22">
            <text:p>0,0052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44.5" table:formula="of:=[.E91]+[.$C$9]" table:style-name="ce20">
            <text:p>44,50</text:p>
          </table:table-cell>
          <table:table-cell office:value-type="float" office:value="121.16932385879359" table:formula="of:=[.F91]+[.G91]" table:style-name="ce21">
            <text:p>121,17</text:p>
          </table:table-cell>
          <table:table-cell office:value-type="float" office:value="4.7752009392517713E-3" table:formula="of:=([.$C$4]*[.$C$6]*([.$C$5]-[.F92])+[.$C$7]*([.$C$8]-[.F92]))/[.$C$2]/[.$C$6]" table:style-name="ce22">
            <text:p>0,0048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45" table:formula="of:=[.E92]+[.$C$9]" table:style-name="ce20">
            <text:p>45,00</text:p>
          </table:table-cell>
          <table:table-cell office:value-type="float" office:value="121.17409905973284" table:formula="of:=[.F92]+[.G92]" table:style-name="ce21">
            <text:p>121,17</text:p>
          </table:table-cell>
          <table:table-cell office:value-type="float" office:value="4.3952064022666805E-3" table:formula="of:=([.$C$4]*[.$C$6]*([.$C$5]-[.F93])+[.$C$7]*([.$C$8]-[.F93]))/[.$C$2]/[.$C$6]" table:style-name="ce22">
            <text:p>0,0044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45.5" table:formula="of:=[.E93]+[.$C$9]" table:style-name="ce20">
            <text:p>45,50</text:p>
          </table:table-cell>
          <table:table-cell office:value-type="float" office:value="121.1784942661351" table:formula="of:=[.F93]+[.G93]" table:style-name="ce21">
            <text:p>121,18</text:p>
          </table:table-cell>
          <table:table-cell office:value-type="float" office:value="4.0454505609880597E-3" table:formula="of:=([.$C$4]*[.$C$6]*([.$C$5]-[.F94])+[.$C$7]*([.$C$8]-[.F94]))/[.$C$2]/[.$C$6]" table:style-name="ce22">
            <text:p>0,0040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46" table:formula="of:=[.E94]+[.$C$9]" table:style-name="ce20">
            <text:p>46,00</text:p>
          </table:table-cell>
          <table:table-cell office:value-type="float" office:value="121.1825397166961" table:formula="of:=[.F94]+[.G94]" table:style-name="ce21">
            <text:p>121,18</text:p>
          </table:table-cell>
          <table:table-cell office:value-type="float" office:value="3.7235271210371342E-3" table:formula="of:=([.$C$4]*[.$C$6]*([.$C$5]-[.F95])+[.$C$7]*([.$C$8]-[.F95]))/[.$C$2]/[.$C$6]" table:style-name="ce22">
            <text:p>0,0037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46.5" table:formula="of:=[.E95]+[.$C$9]" table:style-name="ce20">
            <text:p>46,50</text:p>
          </table:table-cell>
          <table:table-cell office:value-type="float" office:value="121.18626324381714" table:formula="of:=[.F95]+[.G95]" table:style-name="ce21">
            <text:p>121,19</text:p>
          </table:table-cell>
          <table:table-cell office:value-type="float" office:value="3.4272212729039575E-3" table:formula="of:=([.$C$4]*[.$C$6]*([.$C$5]-[.F96])+[.$C$7]*([.$C$8]-[.F96]))/[.$C$2]/[.$C$6]" table:style-name="ce22">
            <text:p>0,0034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47" table:formula="of:=[.E96]+[.$C$9]" table:style-name="ce20">
            <text:p>47,00</text:p>
          </table:table-cell>
          <table:table-cell office:value-type="float" office:value="121.18969046509004" table:formula="of:=[.F96]+[.G96]" table:style-name="ce21">
            <text:p>121,19</text:p>
          </table:table-cell>
          <table:table-cell office:value-type="float" office:value="3.1544944542195811E-3" table:formula="of:=([.$C$4]*[.$C$6]*([.$C$5]-[.F97])+[.$C$7]*([.$C$8]-[.F97]))/[.$C$2]/[.$C$6]" table:style-name="ce22">
            <text:p>0,0032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47.5" table:formula="of:=[.E97]+[.$C$9]" table:style-name="ce20">
            <text:p>47,50</text:p>
          </table:table-cell>
          <table:table-cell office:value-type="float" office:value="121.19284495954426" table:formula="of:=[.F97]+[.G97]" table:style-name="ce21">
            <text:p>121,19</text:p>
          </table:table-cell>
          <table:table-cell office:value-type="float" office:value="2.9034703245959161E-3" table:formula="of:=([.$C$4]*[.$C$6]*([.$C$5]-[.F98])+[.$C$7]*([.$C$8]-[.F98]))/[.$C$2]/[.$C$6]" table:style-name="ce22">
            <text:p>0,0029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48" table:formula="of:=[.E98]+[.$C$9]" table:style-name="ce20">
            <text:p>48,00</text:p>
          </table:table-cell>
          <table:table-cell office:value-type="float" office:value="121.19574842986886" table:formula="of:=[.F98]+[.G98]" table:style-name="ce21">
            <text:p>121,20</text:p>
          </table:table-cell>
          <table:table-cell office:value-type="float" office:value="2.6724218565459213E-3" table:formula="of:=([.$C$4]*[.$C$6]*([.$C$5]-[.F99])+[.$C$7]*([.$C$8]-[.F99]))/[.$C$2]/[.$C$6]" table:style-name="ce22">
            <text:p>0,0027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48.5" table:formula="of:=[.E99]+[.$C$9]" table:style-name="ce20">
            <text:p>48,50</text:p>
          </table:table-cell>
          <table:table-cell office:value-type="float" office:value="121.1984208517254" table:formula="of:=[.F99]+[.G99]" table:style-name="ce21">
            <text:p>121,20</text:p>
          </table:table-cell>
          <table:table-cell office:value-type="float" office:value="2.4597594536595931E-3" table:formula="of:=([.$C$4]*[.$C$6]*([.$C$5]-[.F100])+[.$C$7]*([.$C$8]-[.F100]))/[.$C$2]/[.$C$6]" table:style-name="ce22">
            <text:p>0,0025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49" table:formula="of:=[.E100]+[.$C$9]" table:style-name="ce20">
            <text:p>49,00</text:p>
          </table:table-cell>
          <table:table-cell office:value-type="float" office:value="121.20088061117906" table:formula="of:=[.F100]+[.G100]" table:style-name="ce21">
            <text:p>121,20</text:p>
          </table:table-cell>
          <table:table-cell office:value-type="float" office:value="2.2640200142980326E-3" table:formula="of:=([.$C$4]*[.$C$6]*([.$C$5]-[.F101])+[.$C$7]*([.$C$8]-[.F101]))/[.$C$2]/[.$C$6]" table:style-name="ce22">
            <text:p>0,0023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49.5" table:formula="of:=[.E101]+[.$C$9]" table:style-name="ce20">
            <text:p>49,50</text:p>
          </table:table-cell>
          <table:table-cell office:value-type="float" office:value="121.20314463119335" table:formula="of:=[.F101]+[.G101]" table:style-name="ce21">
            <text:p>121,20</text:p>
          </table:table-cell>
          <table:table-cell office:value-type="float" office:value="2.083856865563376E-3" table:formula="of:=([.$C$4]*[.$C$6]*([.$C$5]-[.F102])+[.$C$7]*([.$C$8]-[.F102]))/[.$C$2]/[.$C$6]" table:style-name="ce22">
            <text:p>0,0021</text:p>
          </table:table-cell>
          <table:table-cell table:number-columns-repeated="16377"/>
        </table:table-row>
        <table:table-row table:style-name="ro2">
          <table:table-cell table:number-columns-repeated="4"/>
          <table:table-cell office:value-type="float" office:value="50" table:formula="of:=[.E102]+[.$C$9]" table:style-name="ce26">
            <text:p>50,00</text:p>
          </table:table-cell>
          <table:table-cell office:value-type="float" office:value="121.20522848805892" table:formula="of:=[.F102]+[.G102]" table:style-name="ce27">
            <text:p>121,21</text:p>
          </table:table-cell>
          <table:table-cell office:value-type="float" office:value="1.9180304982861548E-3" table:formula="of:=([.$C$4]*[.$C$6]*([.$C$5]-[.F103])+[.$C$7]*([.$C$8]-[.F103]))/[.$C$2]/[.$C$6]" table:style-name="ce28">
            <text:p>0,0019</text:p>
          </table:table-cell>
          <table:table-cell table:number-columns-repeated="16377"/>
        </table:table-row>
        <table:table-row table:number-rows-repeated="10484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Arial1" svg:font-family="Arial1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6" number:min-decimal-places="6" number:min-integer-digits="1"/>
    </number:number-style>
    <number:currency-style style:name="N37P0" number:language="gl" number:country="ES">
      <number:number number:decimal-places="2" number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37" number:language="gl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37P0"/>
    </number:currency-style>
    <number:number-style style:name="N38">
      <number:number number:decimal-places="4" number:min-decimal-places="4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75in" fo:margin-right="0.75in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Anxo Sánchez Bermúdez</meta:initial-creator>
    <dc:creator>Anxo</dc:creator>
    <meta:creation-date>2001-06-20T19:34:53Z</meta:creation-date>
    <dc:date>2022-01-09T16:14:01Z</dc:date>
    <meta:editing-cycles>2</meta:editing-cycles>
    <meta:editing-duration>PT60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5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2">
      <style:chart-properties chart:gap-width="150" chart:overlap="0" chart:link-data-style-to-source="true" chart:visible="true" chart:logarithmic="false" chart:maximum="125" chart:minimum="2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778in" svg:stroke-color="#ff0000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2778in" svg:stroke-color="#0070c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324.0pt" svg:width="471.75pt" chart:style-name="Crt0">
        <chart:plot-area chart:style-name="Plt0" chart:data-source-has-labels="both">
          <chart:axis chart:dimension="x" chart:name="primary-x" chart:style-name="Axs0">
            <chart:title chart:style-name="AT00">
              <text:p text:style-name="a0" text:class-names="" text:cond-style-name="">Tempo (min)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1" text:class-names="" text:cond-style-name="">Temperatura (ºC)<text:line-break/></text:p>
            </chart:title>
            <chart:grid chart:class="major" chart:style-name="GMa1"/>
          </chart:axis>
          <chart:series chart:label-cell-address="local-table.$C$1" chart:values-cell-range-address="local-table.$C$2:.$C$102" chart:class="chart:scatter" chart:attached-axis="primary-y" chart:style-name="G0S0">
            <chart:domain table:cell-range-address="local-table.$B$2:.$B$102"/>
            <chart:data-point chart:repeated="101"/>
          </chart:series>
          <chart:series chart:label-cell-address="local-table.$E$1" chart:values-cell-range-address="local-table.$E$2" chart:class="chart:scatter" chart:attached-axis="primary-y" chart:style-name="G0S1">
            <chart:domain table:cell-range-address="local-table.$D$2"/>
            <chart:data-point/>
          </chart:series>
          <chart:series chart:label-cell-address="local-table.$G$1" chart:values-cell-range-address="local-table.$G$2:.$G$102" chart:class="chart:scatter" chart:attached-axis="primary-y" chart:style-name="G0S2">
            <chart:domain table:cell-range-address="local-table.$F$2:.$F$102"/>
            <chart:data-point chart:repeated="10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/>
              <table:table-cell/>
              <table:table-cell office:value-type="string">
                <text:p>T1 (t) (°C)</text:p>
              </table:table-cell>
              <table:table-cell/>
              <table:table-cell office:value-type="string">
                <text:p>Series2</text:p>
              </table:table-cell>
              <table:table-cell/>
              <table:table-cell office:value-type="string">
                <text:p>Series4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25"/>
            <table:table-cell office:value-type="float" office:value="1"/>
            <table:table-cell office:value-type="float" office:value="1"/>
            <table:table-cell office:value-type="float" office:value="0"/>
            <table:table-cell office:value-type="float" office:value="25"/>
          </table:table-row>
          <table:table-row>
            <table:table-cell office:value-type="string">
              <text:p>2</text:p>
            </table:table-cell>
            <table:table-cell office:value-type="float" office:value="0.5"/>
            <table:table-cell office:value-type="float" office:value="28.753633671538047"/>
            <table:table-cell/>
            <table:table-cell/>
            <table:table-cell office:value-type="float" office:value="0.5"/>
            <table:table-cell office:value-type="float" office:value="32.657608695652172"/>
          </table:table-row>
          <table:table-row>
            <table:table-cell office:value-type="string">
              <text:p>3</text:p>
            </table:table-cell>
            <table:table-cell office:value-type="float" office:value="1"/>
            <table:table-cell office:value-type="float" office:value="32.360848724836323"/>
            <table:table-cell/>
            <table:table-cell/>
            <table:table-cell office:value-type="float" office:value="1"/>
            <table:table-cell office:value-type="float" office:value="39.705850475077106"/>
          </table:table-row>
          <table:table-row>
            <table:table-cell office:value-type="string">
              <text:p>4</text:p>
            </table:table-cell>
            <table:table-cell office:value-type="float" office:value="1.5"/>
            <table:table-cell office:value-type="float" office:value="35.827356535495966"/>
            <table:table-cell/>
            <table:table-cell/>
            <table:table-cell office:value-type="float" office:value="1.5"/>
            <table:table-cell office:value-type="float" office:value="46.193216721597004"/>
          </table:table-row>
          <table:table-row>
            <table:table-cell office:value-type="string">
              <text:p>5</text:p>
            </table:table-cell>
            <table:table-cell office:value-type="float" office:value="2"/>
            <table:table-cell office:value-type="float" office:value="39.158645694532048"/>
            <table:table-cell/>
            <table:table-cell/>
            <table:table-cell office:value-type="float" office:value="2"/>
            <table:table-cell office:value-type="float" office:value="52.164340036257101"/>
          </table:table-row>
          <table:table-row>
            <table:table-cell office:value-type="string">
              <text:p>6</text:p>
            </table:table-cell>
            <table:table-cell office:value-type="float" office:value="2.5"/>
            <table:table-cell office:value-type="float" office:value="42.359990698569291"/>
            <table:table-cell/>
            <table:table-cell/>
            <table:table-cell office:value-type="float" office:value="2.5"/>
            <table:table-cell office:value-type="float" office:value="57.660301306827265"/>
          </table:table-row>
          <table:table-row>
            <table:table-cell office:value-type="string">
              <text:p>7</text:p>
            </table:table-cell>
            <table:table-cell office:value-type="float" office:value="3"/>
            <table:table-cell office:value-type="float" office:value="45.436460301057856"/>
            <table:table-cell/>
            <table:table-cell/>
            <table:table-cell office:value-type="float" office:value="3"/>
            <table:table-cell office:value-type="float" office:value="62.718912341278255"/>
          </table:table-row>
          <table:table-row>
            <table:table-cell office:value-type="string">
              <text:p>8</text:p>
            </table:table-cell>
            <table:table-cell office:value-type="float" office:value="3.5"/>
            <table:table-cell office:value-type="float" office:value="48.392925537731884"/>
            <table:table-cell/>
            <table:table-cell/>
            <table:table-cell office:value-type="float" office:value="3.5"/>
            <table:table-cell office:value-type="float" office:value="67.374976010230313"/>
          </table:table-row>
          <table:table-row>
            <table:table-cell office:value-type="string">
              <text:p>9</text:p>
            </table:table-cell>
            <table:table-cell office:value-type="float" office:value="4"/>
            <table:table-cell office:value-type="float" office:value="51.234067439017572"/>
            <table:table-cell/>
            <table:table-cell/>
            <table:table-cell office:value-type="float" office:value="4"/>
            <table:table-cell office:value-type="float" office:value="71.660525688134754"/>
          </table:table-row>
          <table:table-row>
            <table:table-cell office:value-type="string">
              <text:p>10</text:p>
            </table:table-cell>
            <table:table-cell office:value-type="float" office:value="4.5"/>
            <table:table-cell office:value-type="float" office:value="53.964384441602121"/>
            <table:table-cell/>
            <table:table-cell/>
            <table:table-cell office:value-type="float" office:value="4.5"/>
            <table:table-cell office:value-type="float" office:value="75.605045640526313"/>
          </table:table-row>
          <table:table-row>
            <table:table-cell office:value-type="string">
              <text:p>11</text:p>
            </table:table-cell>
            <table:table-cell office:value-type="float" office:value="5"/>
            <table:table-cell office:value-type="float" office:value="56.588199510898335"/>
            <table:table-cell/>
            <table:table-cell/>
            <table:table-cell office:value-type="float" office:value="5"/>
            <table:table-cell office:value-type="float" office:value="79.235673873594266"/>
          </table:table-row>
          <table:table-row>
            <table:table-cell office:value-type="string">
              <text:p>12</text:p>
            </table:table-cell>
            <table:table-cell office:value-type="float" office:value="5.5"/>
            <table:table-cell office:value-type="float" office:value="59.109666985682047"/>
            <table:table-cell/>
            <table:table-cell/>
            <table:table-cell office:value-type="float" office:value="5.5"/>
            <table:table-cell office:value-type="float" office:value="82.577388841662369"/>
          </table:table-row>
          <table:table-row>
            <table:table-cell office:value-type="string">
              <text:p>13</text:p>
            </table:table-cell>
            <table:table-cell office:value-type="float" office:value="6"/>
            <table:table-cell office:value-type="float" office:value="61.53277915573964"/>
            <table:table-cell/>
            <table:table-cell/>
            <table:table-cell office:value-type="float" office:value="6"/>
            <table:table-cell office:value-type="float" office:value="85.653181297111317"/>
          </table:table-row>
          <table:table-row>
            <table:table-cell office:value-type="string">
              <text:p>14</text:p>
            </table:table-cell>
            <table:table-cell office:value-type="float" office:value="6.5"/>
            <table:table-cell office:value-type="float" office:value="63.861372582940142"/>
            <table:table-cell/>
            <table:table-cell/>
            <table:table-cell office:value-type="float" office:value="6.5"/>
            <table:table-cell office:value-type="float" office:value="88.484212465058576"/>
          </table:table-row>
          <table:table-row>
            <table:table-cell office:value-type="string">
              <text:p>15</text:p>
            </table:table-cell>
            <table:table-cell office:value-type="float" office:value="7"/>
            <table:table-cell office:value-type="float" office:value="66.099134175740247"/>
            <table:table-cell/>
            <table:table-cell/>
            <table:table-cell office:value-type="float" office:value="7"/>
            <table:table-cell office:value-type="float" office:value="91.089959631025593"/>
          </table:table-row>
          <table:table-row>
            <table:table-cell office:value-type="string">
              <text:p>16</text:p>
            </table:table-cell>
            <table:table-cell office:value-type="float" office:value="7.5"/>
            <table:table-cell office:value-type="float" office:value="68.249607026740037"/>
            <table:table-cell/>
            <table:table-cell/>
            <table:table-cell office:value-type="float" office:value="7.5"/>
            <table:table-cell office:value-type="float" office:value="93.488350143224878"/>
          </table:table-row>
          <table:table-row>
            <table:table-cell office:value-type="string">
              <text:p>17</text:p>
            </table:table-cell>
            <table:table-cell office:value-type="float" office:value="8"/>
            <table:table-cell office:value-type="float" office:value="70.316196022532267"/>
            <table:table-cell/>
            <table:table-cell/>
            <table:table-cell office:value-type="float" office:value="8"/>
            <table:table-cell office:value-type="float" office:value="95.69588475139274"/>
          </table:table-row>
          <table:table-row>
            <table:table-cell office:value-type="string">
              <text:p>18</text:p>
            </table:table-cell>
            <table:table-cell office:value-type="float" office:value="8.5"/>
            <table:table-cell office:value-type="float" office:value="72.302173234727235"/>
            <table:table-cell/>
            <table:table-cell/>
            <table:table-cell office:value-type="float" office:value="8.5"/>
            <table:table-cell office:value-type="float" office:value="97.727751130729857"/>
          </table:table-row>
          <table:table-row>
            <table:table-cell office:value-type="string">
              <text:p>19</text:p>
            </table:table-cell>
            <table:table-cell office:value-type="float" office:value="9"/>
            <table:table-cell office:value-type="float" office:value="74.210683100689096"/>
            <table:table-cell/>
            <table:table-cell/>
            <table:table-cell office:value-type="float" office:value="9"/>
            <table:table-cell office:value-type="float" office:value="99.597928371985844"/>
          </table:table-row>
          <table:table-row>
            <table:table-cell office:value-type="string">
              <text:p>20</text:p>
            </table:table-cell>
            <table:table-cell office:value-type="float" office:value="9.5"/>
            <table:table-cell office:value-type="float" office:value="76.044747402186331"/>
            <table:table-cell/>
            <table:table-cell/>
            <table:table-cell office:value-type="float" office:value="9.5"/>
            <table:table-cell office:value-type="float" office:value="101.3192831565721"/>
          </table:table-row>
          <table:table-row>
            <table:table-cell office:value-type="string">
              <text:p>21</text:p>
            </table:table-cell>
            <table:table-cell office:value-type="float" office:value="10"/>
            <table:table-cell office:value-type="float" office:value="77.80727004983909"/>
            <table:table-cell/>
            <table:table-cell/>
            <table:table-cell office:value-type="float" office:value="10"/>
            <table:table-cell office:value-type="float" office:value="102.90365827838035"/>
          </table:table-row>
          <table:table-row>
            <table:table-cell office:value-type="string">
              <text:p>22</text:p>
            </table:table-cell>
            <table:table-cell office:value-type="float" office:value="10.5"/>
            <table:table-cell office:value-type="float" office:value="79.501041680938897"/>
            <table:table-cell/>
            <table:table-cell/>
            <table:table-cell office:value-type="float" office:value="10.5"/>
            <table:table-cell office:value-type="float" office:value="104.36195412133074"/>
          </table:table-row>
          <table:table-row>
            <table:table-cell office:value-type="string">
              <text:p>23</text:p>
            </table:table-cell>
            <table:table-cell office:value-type="float" office:value="11"/>
            <table:table-cell office:value-type="float" office:value="81.128744077920359"/>
            <table:table-cell/>
            <table:table-cell/>
            <table:table-cell office:value-type="float" office:value="11"/>
            <table:table-cell office:value-type="float" office:value="105.70420365320882"/>
          </table:table-row>
          <table:table-row>
            <table:table-cell office:value-type="string">
              <text:p>24</text:p>
            </table:table-cell>
            <table:table-cell office:value-type="float" office:value="11.5"/>
            <table:table-cell office:value-type="float" office:value="82.692954414480823"/>
            <table:table-cell/>
            <table:table-cell/>
            <table:table-cell office:value-type="float" office:value="11.5"/>
            <table:table-cell office:value-type="float" office:value="106.93964145174353"/>
          </table:table-row>
          <table:table-row>
            <table:table-cell office:value-type="string">
              <text:p>25</text:p>
            </table:table-cell>
            <table:table-cell office:value-type="float" office:value="12"/>
            <table:table-cell office:value-type="float" office:value="84.196149336070945"/>
            <table:table-cell/>
            <table:table-cell/>
            <table:table-cell office:value-type="float" office:value="12"/>
            <table:table-cell office:value-type="float" office:value="108.07676723782046"/>
          </table:table-row>
          <table:table-row>
            <table:table-cell office:value-type="string">
              <text:p>26</text:p>
            </table:table-cell>
            <table:table-cell office:value-type="float" office:value="12.5"/>
            <table:table-cell office:value-type="float" office:value="85.640708881216852"/>
            <table:table-cell/>
            <table:table-cell/>
            <table:table-cell office:value-type="float" office:value="12.5"/>
            <table:table-cell office:value-type="float" office:value="109.1234043529344"/>
          </table:table-row>
          <table:table-row>
            <table:table-cell office:value-type="string">
              <text:p>27</text:p>
            </table:table-cell>
            <table:table-cell office:value-type="float" office:value="13"/>
            <table:table-cell office:value-type="float" office:value="87.028920249882702"/>
            <table:table-cell/>
            <table:table-cell/>
            <table:table-cell office:value-type="float" office:value="13"/>
            <table:table-cell office:value-type="float" office:value="110.08675358320146"/>
          </table:table-row>
          <table:table-row>
            <table:table-cell office:value-type="string">
              <text:p>28</text:p>
            </table:table-cell>
            <table:table-cell office:value-type="float" office:value="13.5"/>
            <table:table-cell office:value-type="float" office:value="88.362981424839973"/>
            <table:table-cell/>
            <table:table-cell/>
            <table:table-cell office:value-type="float" office:value="13.5"/>
            <table:table-cell office:value-type="float" office:value="110.97344270023616"/>
          </table:table-row>
          <table:table-row>
            <table:table-cell office:value-type="string">
              <text:p>29</text:p>
            </table:table-cell>
            <table:table-cell office:value-type="float" office:value="14"/>
            <table:table-cell office:value-type="float" office:value="89.645004651777526"/>
            <table:table-cell/>
            <table:table-cell/>
            <table:table-cell office:value-type="float" office:value="14"/>
            <table:table-cell office:value-type="float" office:value="111.7895720597311"/>
          </table:table-row>
          <table:table-row>
            <table:table-cell office:value-type="string">
              <text:p>30</text:p>
            </table:table-cell>
            <table:table-cell office:value-type="float" office:value="14.5"/>
            <table:table-cell office:value-type="float" office:value="90.877019783662334"/>
            <table:table-cell/>
            <table:table-cell/>
            <table:table-cell office:value-type="float" office:value="14.5"/>
            <table:table-cell office:value-type="float" office:value="112.54075657145387"/>
          </table:table-row>
          <table:table-row>
            <table:table-cell office:value-type="string">
              <text:p>31</text:p>
            </table:table-cell>
            <table:table-cell office:value-type="float" office:value="15"/>
            <table:table-cell office:value-type="float" office:value="92.060977494646195"/>
            <table:table-cell/>
            <table:table-cell/>
            <table:table-cell office:value-type="float" office:value="15"/>
            <table:table-cell office:value-type="float" office:value="113.23216432941197"/>
          </table:table-row>
          <table:table-row>
            <table:table-cell office:value-type="string">
              <text:p>32</text:p>
            </table:table-cell>
            <table:table-cell office:value-type="float" office:value="15.5"/>
            <table:table-cell office:value-type="float" office:value="93.198752368607074"/>
            <table:table-cell/>
            <table:table-cell/>
            <table:table-cell office:value-type="float" office:value="15.5"/>
            <table:table-cell office:value-type="float" office:value="113.8685521679582"/>
          </table:table-row>
          <table:table-row>
            <table:table-cell office:value-type="string">
              <text:p>33</text:p>
            </table:table-cell>
            <table:table-cell office:value-type="float" office:value="16"/>
            <table:table-cell office:value-type="float" office:value="94.292145867215197"/>
            <table:table-cell/>
            <table:table-cell/>
            <table:table-cell office:value-type="float" office:value="16"/>
            <table:table-cell office:value-type="float" office:value="114.45429838845992"/>
          </table:table-row>
          <table:table-row>
            <table:table-cell office:value-type="string">
              <text:p>34</text:p>
            </table:table-cell>
            <table:table-cell office:value-type="float" office:value="16.5"/>
            <table:table-cell office:value-type="float" office:value="95.342889182223232"/>
            <table:table-cell/>
            <table:table-cell/>
            <table:table-cell office:value-type="float" office:value="16.5"/>
            <table:table-cell office:value-type="float" office:value="114.99343288168946"/>
          </table:table-row>
          <table:table-row>
            <table:table-cell office:value-type="string">
              <text:p>35</text:p>
            </table:table-cell>
            <table:table-cell office:value-type="float" office:value="17"/>
            <table:table-cell office:value-type="float" office:value="96.352645976496788"/>
            <table:table-cell/>
            <table:table-cell/>
            <table:table-cell office:value-type="float" office:value="17"/>
            <table:table-cell office:value-type="float" office:value="115.48966485317516"/>
          </table:table-row>
          <table:table-row>
            <table:table-cell office:value-type="string">
              <text:p>36</text:p>
            </table:table-cell>
            <table:table-cell office:value-type="float" office:value="17.5"/>
            <table:table-cell office:value-type="float" office:value="97.323015018125005"/>
            <table:table-cell/>
            <table:table-cell/>
            <table:table-cell office:value-type="float" office:value="17.5"/>
            <table:table-cell office:value-type="float" office:value="115.94640834226173"/>
          </table:table-row>
          <table:table-row>
            <table:table-cell office:value-type="string">
              <text:p>37</text:p>
            </table:table-cell>
            <table:table-cell office:value-type="float" office:value="18"/>
            <table:table-cell office:value-type="float" office:value="98.25553271178201"/>
            <table:table-cell/>
            <table:table-cell/>
            <table:table-cell office:value-type="float" office:value="18"/>
            <table:table-cell office:value-type="float" office:value="116.36680571044903"/>
          </table:table-row>
          <table:table-row>
            <table:table-cell office:value-type="string">
              <text:p>38</text:p>
            </table:table-cell>
            <table:table-cell office:value-type="float" office:value="18.5"/>
            <table:table-cell office:value-type="float" office:value="99.151675531347081"/>
            <table:table-cell/>
            <table:table-cell/>
            <table:table-cell office:value-type="float" office:value="18.5"/>
            <table:table-cell office:value-type="float" office:value="116.75374926060724"/>
          </table:table-row>
          <table:table-row>
            <table:table-cell office:value-type="string">
              <text:p>39</text:p>
            </table:table-cell>
            <table:table-cell office:value-type="float" office:value="19"/>
            <table:table-cell office:value-type="float" office:value="100.01286235763526"/>
            <table:table-cell/>
            <table:table-cell/>
            <table:table-cell office:value-type="float" office:value="19"/>
            <table:table-cell office:value-type="float" office:value="117.10990113580719"/>
          </table:table-row>
          <table:table-row>
            <table:table-cell office:value-type="string">
              <text:p>40</text:p>
            </table:table-cell>
            <table:table-cell office:value-type="float" office:value="19.5"/>
            <table:table-cell office:value-type="float" office:value="100.84045672493963"/>
            <table:table-cell/>
            <table:table-cell/>
            <table:table-cell office:value-type="float" office:value="19.5"/>
            <table:table-cell office:value-type="float" office:value="117.4377116346683"/>
          </table:table-row>
          <table:table-row>
            <table:table-cell office:value-type="string">
              <text:p>41</text:p>
            </table:table-cell>
            <table:table-cell office:value-type="float" office:value="20"/>
            <table:table-cell office:value-type="float" office:value="101.63576897994237"/>
            <table:table-cell/>
            <table:table-cell/>
            <table:table-cell office:value-type="float" office:value="20"/>
            <table:table-cell office:value-type="float" office:value="117.73943606923217"/>
          </table:table-row>
          <table:table-row>
            <table:table-cell office:value-type="string">
              <text:p>42</text:p>
            </table:table-cell>
            <table:table-cell office:value-type="float" office:value="20.5"/>
            <table:table-cell office:value-type="float" office:value="102.40005835641287"/>
            <table:table-cell/>
            <table:table-cell/>
            <table:table-cell office:value-type="float" office:value="20.5"/>
            <table:table-cell office:value-type="float" office:value="118.01715028134305"/>
          </table:table-row>
          <table:table-row>
            <table:table-cell office:value-type="string">
              <text:p>43</text:p>
            </table:table-cell>
            <table:table-cell office:value-type="float" office:value="21"/>
            <table:table-cell office:value-type="float" office:value="103.13453496897765"/>
            <table:table-cell/>
            <table:table-cell/>
            <table:table-cell office:value-type="float" office:value="21"/>
            <table:table-cell office:value-type="float" office:value="118.27276492428652"/>
          </table:table-row>
          <table:table-row>
            <table:table-cell office:value-type="string">
              <text:p>44</text:p>
            </table:table-cell>
            <table:table-cell office:value-type="float" office:value="21.5"/>
            <table:table-cell office:value-type="float" office:value="103.840361729119"/>
            <table:table-cell/>
            <table:table-cell/>
            <table:table-cell office:value-type="float" office:value="21.5"/>
            <table:table-cell office:value-type="float" office:value="118.50803860794312"/>
          </table:table-row>
          <table:table-row>
            <table:table-cell office:value-type="string">
              <text:p>45</text:p>
            </table:table-cell>
            <table:table-cell office:value-type="float" office:value="22"/>
            <table:table-cell office:value-type="float" office:value="104.51865618643598"/>
            <table:table-cell/>
            <table:table-cell/>
            <table:table-cell office:value-type="float" office:value="22"/>
            <table:table-cell office:value-type="float" office:value="118.72458999789455"/>
          </table:table-row>
          <table:table-row>
            <table:table-cell office:value-type="string">
              <text:p>46</text:p>
            </table:table-cell>
            <table:table-cell office:value-type="float" office:value="22.5"/>
            <table:table-cell office:value-type="float" office:value="105.17049229808298"/>
            <table:table-cell/>
            <table:table-cell/>
            <table:table-cell office:value-type="float" office:value="22.5"/>
            <table:table-cell office:value-type="float" office:value="118.92390895172342"/>
          </table:table-row>
          <table:table-row>
            <table:table-cell office:value-type="string">
              <text:p>47</text:p>
            </table:table-cell>
            <table:table-cell office:value-type="float" office:value="23"/>
            <table:table-cell office:value-type="float" office:value="105.79690212918752"/>
            <table:table-cell/>
            <table:table-cell/>
            <table:table-cell office:value-type="float" office:value="23"/>
            <table:table-cell office:value-type="float" office:value="119.10736676912346"/>
          </table:table-row>
          <table:table-row>
            <table:table-cell office:value-type="string">
              <text:p>48</text:p>
            </table:table-cell>
            <table:table-cell office:value-type="float" office:value="23.5"/>
            <table:table-cell office:value-type="float" office:value="106.39887748693958"/>
            <table:table-cell/>
            <table:table-cell/>
            <table:table-cell office:value-type="float" office:value="23.5"/>
            <table:table-cell office:value-type="float" office:value="119.27622562634023"/>
          </table:table-row>
          <table:table-row>
            <table:table-cell office:value-type="string">
              <text:p>49</text:p>
            </table:table-cell>
            <table:table-cell office:value-type="float" office:value="24"/>
            <table:table-cell office:value-type="float" office:value="106.97737149093975"/>
            <table:table-cell/>
            <table:table-cell/>
            <table:table-cell office:value-type="float" office:value="24"/>
            <table:table-cell office:value-type="float" office:value="119.43164725985058"/>
          </table:table-row>
          <table:table-row>
            <table:table-cell office:value-type="string">
              <text:p>50</text:p>
            </table:table-cell>
            <table:table-cell office:value-type="float" office:value="24.5"/>
            <table:table-cell office:value-type="float" office:value="107.53330008229243"/>
            <table:table-cell/>
            <table:table-cell/>
            <table:table-cell office:value-type="float" office:value="24.5"/>
            <table:table-cell office:value-type="float" office:value="119.5747009590238"/>
          </table:table-row>
          <table:table-row>
            <table:table-cell office:value-type="string">
              <text:p>51</text:p>
            </table:table-cell>
            <table:table-cell office:value-type="float" office:value="25"/>
            <table:table-cell office:value-type="float" office:value="108.06754347383378"/>
            <table:table-cell/>
            <table:table-cell/>
            <table:table-cell office:value-type="float" office:value="25"/>
            <table:table-cell office:value-type="float" office:value="119.70637092275366"/>
          </table:table-row>
          <table:table-row>
            <table:table-cell office:value-type="string">
              <text:p>52</text:p>
            </table:table-cell>
            <table:table-cell office:value-type="float" office:value="25.5"/>
            <table:table-cell office:value-type="float" office:value="108.5809475437902"/>
            <table:table-cell/>
            <table:table-cell/>
            <table:table-cell office:value-type="float" office:value="25.5"/>
            <table:table-cell office:value-type="float" office:value="119.82756303067413"/>
          </table:table-row>
          <table:table-row>
            <table:table-cell office:value-type="string">
              <text:p>53</text:p>
            </table:table-cell>
            <table:table-cell office:value-type="float" office:value="26"/>
            <table:table-cell office:value-type="float" office:value="109.07432517507424"/>
            <table:table-cell/>
            <table:table-cell/>
            <table:table-cell office:value-type="float" office:value="26"/>
            <table:table-cell office:value-type="float" office:value="119.9391110755444"/>
          </table:table-row>
          <table:table-row>
            <table:table-cell office:value-type="string">
              <text:p>54</text:p>
            </table:table-cell>
            <table:table-cell office:value-type="float" office:value="26.5"/>
            <table:table-cell office:value-type="float" office:value="109.54845754233828"/>
            <table:table-cell/>
            <table:table-cell/>
            <table:table-cell office:value-type="float" office:value="26.5"/>
            <table:table-cell office:value-type="float" office:value="120.04178249968157"/>
          </table:table-row>
          <table:table-row>
            <table:table-cell office:value-type="string">
              <text:p>55</text:p>
            </table:table-cell>
            <table:table-cell office:value-type="float" office:value="27"/>
            <table:table-cell office:value-type="float" office:value="110.00409534882408"/>
            <table:table-cell/>
            <table:table-cell/>
            <table:table-cell office:value-type="float" office:value="27"/>
            <table:table-cell office:value-type="float" office:value="120.13628367490715"/>
          </table:table-row>
          <table:table-row>
            <table:table-cell office:value-type="string">
              <text:p>56</text:p>
            </table:table-cell>
            <table:table-cell office:value-type="float" office:value="27.5"/>
            <table:table-cell office:value-type="float" office:value="110.44196001496609"/>
            <table:table-cell/>
            <table:table-cell/>
            <table:table-cell office:value-type="float" office:value="27.5"/>
            <table:table-cell office:value-type="float" office:value="120.22326476233302"/>
          </table:table-row>
          <table:table-row>
            <table:table-cell office:value-type="string">
              <text:p>57</text:p>
            </table:table-cell>
            <table:table-cell office:value-type="float" office:value="28"/>
            <table:table-cell office:value-type="float" office:value="110.86274482063085"/>
            <table:table-cell/>
            <table:table-cell/>
            <table:table-cell office:value-type="float" office:value="28"/>
            <table:table-cell office:value-type="float" office:value="120.30332418542196"/>
          </table:table-row>
          <table:table-row>
            <table:table-cell office:value-type="string">
              <text:p>58</text:p>
            </table:table-cell>
            <table:table-cell office:value-type="float" office:value="28.5"/>
            <table:table-cell office:value-type="float" office:value="111.26711600280089"/>
            <table:table-cell/>
            <table:table-cell/>
            <table:table-cell office:value-type="float" office:value="28.5"/>
            <table:table-cell office:value-type="float" office:value="120.3770127470969"/>
          </table:table-row>
          <table:table-row>
            <table:table-cell office:value-type="string">
              <text:p>59</text:p>
            </table:table-cell>
            <table:table-cell office:value-type="float" office:value="29"/>
            <table:table-cell office:value-type="float" office:value="111.655713810441"/>
            <table:table-cell/>
            <table:table-cell/>
            <table:table-cell office:value-type="float" office:value="29"/>
            <table:table-cell office:value-type="float" office:value="120.44483741922437"/>
          </table:table-row>
          <table:table-row>
            <table:table-cell office:value-type="string">
              <text:p>60</text:p>
            </table:table-cell>
            <table:table-cell office:value-type="float" office:value="29.5"/>
            <table:table-cell office:value-type="float" office:value="112.02915351821721"/>
            <table:table-cell/>
            <table:table-cell/>
            <table:table-cell office:value-type="float" office:value="29.5"/>
            <table:table-cell office:value-type="float" office:value="120.50726483054353"/>
          </table:table-row>
          <table:table-row>
            <table:table-cell office:value-type="string">
              <text:p>61</text:p>
            </table:table-cell>
            <table:table-cell office:value-type="float" office:value="30"/>
            <table:table-cell office:value-type="float" office:value="112.38802640067345"/>
            <table:table-cell/>
            <table:table-cell/>
            <table:table-cell office:value-type="float" office:value="30"/>
            <table:table-cell office:value-type="float" office:value="120.56472447703747"/>
          </table:table-row>
          <table:table-row>
            <table:table-cell office:value-type="string">
              <text:p>62</text:p>
            </table:table-cell>
            <table:table-cell office:value-type="float" office:value="30.5"/>
            <table:table-cell office:value-type="float" office:value="112.73290066840835"/>
            <table:table-cell/>
            <table:table-cell/>
            <table:table-cell office:value-type="float" office:value="30.5"/>
            <table:table-cell office:value-type="float" office:value="120.61761167683386"/>
          </table:table-row>
          <table:table-row>
            <table:table-cell office:value-type="string">
              <text:p>63</text:p>
            </table:table-cell>
            <table:table-cell office:value-type="float" office:value="31"/>
            <table:table-cell office:value-type="float" office:value="113.06432236773436"/>
            <table:table-cell/>
            <table:table-cell/>
            <table:table-cell office:value-type="float" office:value="31"/>
            <table:table-cell office:value-type="float" office:value="120.66629028996454"/>
          </table:table-row>
          <table:table-row>
            <table:table-cell office:value-type="string">
              <text:p>64</text:p>
            </table:table-cell>
            <table:table-cell office:value-type="float" office:value="31.5"/>
            <table:table-cell office:value-type="float" office:value="113.3828162452439"/>
            <table:table-cell/>
            <table:table-cell/>
            <table:table-cell office:value-type="float" office:value="31.5"/>
            <table:table-cell office:value-type="float" office:value="120.71109522169562"/>
          </table:table-row>
          <table:table-row>
            <table:table-cell office:value-type="string">
              <text:p>65</text:p>
            </table:table-cell>
            <table:table-cell office:value-type="float" office:value="32"/>
            <table:table-cell office:value-type="float" office:value="113.68888657865099"/>
            <table:table-cell/>
            <table:table-cell/>
            <table:table-cell office:value-type="float" office:value="32"/>
            <table:table-cell office:value-type="float" office:value="120.75233472665107"/>
          </table:table-row>
          <table:table-row>
            <table:table-cell office:value-type="string">
              <text:p>66</text:p>
            </table:table-cell>
            <table:table-cell office:value-type="float" office:value="32.5"/>
            <table:table-cell office:value-type="float" office:value="113.9830179752243"/>
            <table:table-cell/>
            <table:table-cell/>
            <table:table-cell office:value-type="float" office:value="32.5"/>
            <table:table-cell office:value-type="float" office:value="120.79029252958176"/>
          </table:table-row>
          <table:table-row>
            <table:table-cell office:value-type="string">
              <text:p>67</text:p>
            </table:table-cell>
            <table:table-cell office:value-type="float" office:value="33"/>
            <table:table-cell office:value-type="float" office:value="114.26567613907548"/>
            <table:table-cell/>
            <table:table-cell/>
            <table:table-cell office:value-type="float" office:value="33"/>
            <table:table-cell office:value-type="float" office:value="120.82522977737077"/>
          </table:table-row>
          <table:table-row>
            <table:table-cell office:value-type="string">
              <text:p>68</text:p>
            </table:table-cell>
            <table:table-cell office:value-type="float" office:value="33.5"/>
            <table:table-cell office:value-type="float" office:value="114.53730860851778"/>
            <table:table-cell/>
            <table:table-cell/>
            <table:table-cell office:value-type="float" office:value="33.5"/>
            <table:table-cell office:value-type="float" office:value="120.8573868357047"/>
          </table:table-row>
          <table:table-row>
            <table:table-cell office:value-type="string">
              <text:p>69</text:p>
            </table:table-cell>
            <table:table-cell office:value-type="float" office:value="34"/>
            <table:table-cell office:value-type="float" office:value="114.79834546466238"/>
            <table:table-cell/>
            <table:table-cell/>
            <table:table-cell office:value-type="float" office:value="34"/>
            <table:table-cell office:value-type="float" office:value="120.8869849427719"/>
          </table:table-row>
          <table:table-row>
            <table:table-cell office:value-type="string">
              <text:p>70</text:p>
            </table:table-cell>
            <table:table-cell office:value-type="float" office:value="34.5"/>
            <table:table-cell office:value-type="float" office:value="115.04920001237444"/>
            <table:table-cell/>
            <table:table-cell/>
            <table:table-cell office:value-type="float" office:value="34.5"/>
            <table:table-cell office:value-type="float" office:value="120.91422773136483"/>
          </table:table-row>
          <table:table-row>
            <table:table-cell office:value-type="string">
              <text:p>71</text:p>
            </table:table-cell>
            <table:table-cell office:value-type="float" office:value="35"/>
            <table:table-cell office:value-type="float" office:value="115.29026943466693"/>
            <table:table-cell/>
            <table:table-cell/>
            <table:table-cell office:value-type="float" office:value="35"/>
            <table:table-cell office:value-type="float" office:value="120.93930262985863"/>
          </table:table-row>
          <table:table-row>
            <table:table-cell office:value-type="string">
              <text:p>72</text:p>
            </table:table-cell>
            <table:table-cell office:value-type="float" office:value="35.5"/>
            <table:table-cell office:value-type="float" office:value="115.52193542156837"/>
            <table:table-cell/>
            <table:table-cell/>
            <table:table-cell office:value-type="float" office:value="35.5"/>
            <table:table-cell office:value-type="float" office:value="120.96238215170455"/>
          </table:table-row>
          <table:table-row>
            <table:table-cell office:value-type="string">
              <text:p>73</text:p>
            </table:table-cell>
            <table:table-cell office:value-type="float" office:value="36"/>
            <table:table-cell office:value-type="float" office:value="115.74456477446037"/>
            <table:table-cell/>
            <table:table-cell/>
            <table:table-cell office:value-type="float" office:value="36"/>
            <table:table-cell office:value-type="float" office:value="120.98362508230976"/>
          </table:table-row>
          <table:table-row>
            <table:table-cell office:value-type="string">
              <text:p>74</text:p>
            </table:table-cell>
            <table:table-cell office:value-type="float" office:value="36.5"/>
            <table:table-cell office:value-type="float" office:value="115.95850998684146"/>
            <table:table-cell/>
            <table:table-cell/>
            <table:table-cell office:value-type="float" office:value="36.5"/>
            <table:table-cell office:value-type="float" office:value="121.00317757146921"/>
          </table:table-row>
          <table:table-row>
            <table:table-cell office:value-type="string">
              <text:p>75</text:p>
            </table:table-cell>
            <table:table-cell office:value-type="float" office:value="37"/>
            <table:table-cell office:value-type="float" office:value="116.16410980243721"/>
            <table:table-cell/>
            <table:table-cell/>
            <table:table-cell office:value-type="float" office:value="37"/>
            <table:table-cell office:value-type="float" office:value="121.02117413886545"/>
          </table:table-row>
          <table:table-row>
            <table:table-cell office:value-type="string">
              <text:p>76</text:p>
            </table:table-cell>
            <table:table-cell office:value-type="float" office:value="37.5"/>
            <table:table-cell office:value-type="float" office:value="116.36168975153981"/>
            <table:table-cell/>
            <table:table-cell/>
            <table:table-cell office:value-type="float" office:value="37.5"/>
            <table:table-cell office:value-type="float" office:value="121.03773859955413"/>
          </table:table-row>
          <table:table-row>
            <table:table-cell office:value-type="string">
              <text:p>77</text:p>
            </table:table-cell>
            <table:table-cell office:value-type="float" office:value="38"/>
            <table:table-cell office:value-type="float" office:value="116.55156266642679"/>
            <table:table-cell/>
            <table:table-cell/>
            <table:table-cell office:value-type="float" office:value="38"/>
            <table:table-cell office:value-type="float" office:value="121.05298491580243"/>
          </table:table-row>
          <table:table-row>
            <table:table-cell office:value-type="string">
              <text:p>78</text:p>
            </table:table-cell>
            <table:table-cell office:value-type="float" office:value="38.5"/>
            <table:table-cell office:value-type="float" office:value="116.73402917667451"/>
            <table:table-cell/>
            <table:table-cell/>
            <table:table-cell office:value-type="float" office:value="38.5"/>
            <table:table-cell office:value-type="float" office:value="121.06701798114103"/>
          </table:table-row>
          <table:table-row>
            <table:table-cell office:value-type="string">
              <text:p>79</text:p>
            </table:table-cell>
            <table:table-cell office:value-type="float" office:value="39"/>
            <table:table-cell office:value-type="float" office:value="116.90937818515107"/>
            <table:table-cell/>
            <table:table-cell/>
            <table:table-cell office:value-type="float" office:value="39"/>
            <table:table-cell office:value-type="float" office:value="121.07993434202392"/>
          </table:table-row>
          <table:table-row>
            <table:table-cell office:value-type="string">
              <text:p>80</text:p>
            </table:table-cell>
            <table:table-cell office:value-type="float" office:value="39.5"/>
            <table:table-cell office:value-type="float" office:value="117.07788732544189"/>
            <table:table-cell/>
            <table:table-cell/>
            <table:table-cell office:value-type="float" office:value="39.5"/>
            <table:table-cell office:value-type="float" office:value="121.09182286206081"/>
          </table:table-row>
          <table:table-row>
            <table:table-cell office:value-type="string">
              <text:p>81</text:p>
            </table:table-cell>
            <table:table-cell office:value-type="float" office:value="40"/>
            <table:table-cell office:value-type="float" office:value="117.23982340143259"/>
            <table:table-cell/>
            <table:table-cell/>
            <table:table-cell office:value-type="float" office:value="40"/>
            <table:table-cell office:value-type="float" office:value="121.10276533339224"/>
          </table:table-row>
          <table:table-row>
            <table:table-cell office:value-type="string">
              <text:p>82</text:p>
            </table:table-cell>
            <table:table-cell office:value-type="float" office:value="40.5"/>
            <table:table-cell office:value-type="float" office:value="117.39544280974484"/>
            <table:table-cell/>
            <table:table-cell/>
            <table:table-cell office:value-type="float" office:value="40.5"/>
            <table:table-cell office:value-type="float" office:value="121.11283703941349"/>
          </table:table-row>
          <table:table-row>
            <table:table-cell office:value-type="string">
              <text:p>83</text:p>
            </table:table-cell>
            <table:table-cell office:value-type="float" office:value="41"/>
            <table:table-cell office:value-type="float" office:value="117.54499194569429"/>
            <table:table-cell/>
            <table:table-cell/>
            <table:table-cell office:value-type="float" office:value="41"/>
            <table:table-cell office:value-type="float" office:value="121.12210727271875"/>
          </table:table-row>
          <table:table-row>
            <table:table-cell office:value-type="string">
              <text:p>84</text:p>
            </table:table-cell>
            <table:table-cell office:value-type="float" office:value="41.5"/>
            <table:table-cell office:value-type="float" office:value="117.68870759341321"/>
            <table:table-cell/>
            <table:table-cell/>
            <table:table-cell office:value-type="float" office:value="41.5"/>
            <table:table-cell office:value-type="float" office:value="121.13063981182906"/>
          </table:table-row>
          <table:table-row>
            <table:table-cell office:value-type="string">
              <text:p>85</text:p>
            </table:table-cell>
            <table:table-cell office:value-type="float" office:value="42"/>
            <table:table-cell office:value-type="float" office:value="117.82681730075548"/>
            <table:table-cell/>
            <table:table-cell/>
            <table:table-cell office:value-type="float" office:value="42"/>
            <table:table-cell office:value-type="float" office:value="121.13849335998385"/>
          </table:table-row>
          <table:table-row>
            <table:table-cell office:value-type="string">
              <text:p>86</text:p>
            </table:table-cell>
            <table:table-cell office:value-type="float" office:value="42.5"/>
            <table:table-cell office:value-type="float" office:value="117.95953973957768"/>
            <table:table-cell/>
            <table:table-cell/>
            <table:table-cell office:value-type="float" office:value="42.5"/>
            <table:table-cell office:value-type="float" office:value="121.14572194901488"/>
          </table:table-row>
          <table:table-row>
            <table:table-cell office:value-type="string">
              <text:p>87</text:p>
            </table:table-cell>
            <table:table-cell office:value-type="float" office:value="43"/>
            <table:table-cell office:value-type="float" office:value="118.0870850519666"/>
            <table:table-cell/>
            <table:table-cell/>
            <table:table-cell office:value-type="float" office:value="43"/>
            <table:table-cell office:value-type="float" office:value="121.15237531108126"/>
          </table:table-row>
          <table:table-row>
            <table:table-cell office:value-type="string">
              <text:p>88</text:p>
            </table:table-cell>
            <table:table-cell office:value-type="float" office:value="43.5"/>
            <table:table-cell office:value-type="float" office:value="118.2096551829614"/>
            <table:table-cell/>
            <table:table-cell/>
            <table:table-cell office:value-type="float" office:value="43.5"/>
            <table:table-cell office:value-type="float" office:value="121.15849922082302"/>
          </table:table-row>
          <table:table-row>
            <table:table-cell office:value-type="string">
              <text:p>89</text:p>
            </table:table-cell>
            <table:table-cell office:value-type="float" office:value="44"/>
            <table:table-cell office:value-type="float" office:value="118.32744420029725"/>
            <table:table-cell/>
            <table:table-cell/>
            <table:table-cell office:value-type="float" office:value="44"/>
            <table:table-cell office:value-type="float" office:value="121.16413581028728"/>
          </table:table-row>
          <table:table-row>
            <table:table-cell office:value-type="string">
              <text:p>90</text:p>
            </table:table-cell>
            <table:table-cell office:value-type="float" office:value="44.5"/>
            <table:table-cell office:value-type="float" office:value="118.44063860167658"/>
            <table:table-cell/>
            <table:table-cell/>
            <table:table-cell office:value-type="float" office:value="44.5"/>
            <table:table-cell office:value-type="float" office:value="121.16932385879359"/>
          </table:table-row>
          <table:table-row>
            <table:table-cell office:value-type="string">
              <text:p>91</text:p>
            </table:table-cell>
            <table:table-cell office:value-type="float" office:value="45"/>
            <table:table-cell office:value-type="float" office:value="118.5494176100547"/>
            <table:table-cell/>
            <table:table-cell/>
            <table:table-cell office:value-type="float" office:value="45"/>
            <table:table-cell office:value-type="float" office:value="121.17409905973284"/>
          </table:table-row>
          <table:table-row>
            <table:table-cell office:value-type="string">
              <text:p>92</text:p>
            </table:table-cell>
            <table:table-cell office:value-type="float" office:value="45.5"/>
            <table:table-cell office:value-type="float" office:value="118.65395345740701"/>
            <table:table-cell/>
            <table:table-cell/>
            <table:table-cell office:value-type="float" office:value="45.5"/>
            <table:table-cell office:value-type="float" office:value="121.1784942661351"/>
          </table:table-row>
          <table:table-row>
            <table:table-cell office:value-type="string">
              <text:p>93</text:p>
            </table:table-cell>
            <table:table-cell office:value-type="float" office:value="46"/>
            <table:table-cell office:value-type="float" office:value="118.75441165742738"/>
            <table:table-cell/>
            <table:table-cell/>
            <table:table-cell office:value-type="float" office:value="46"/>
            <table:table-cell office:value-type="float" office:value="121.1825397166961"/>
          </table:table-row>
          <table:table-row>
            <table:table-cell office:value-type="string">
              <text:p>94</text:p>
            </table:table-cell>
            <table:table-cell office:value-type="float" office:value="46.5"/>
            <table:table-cell office:value-type="float" office:value="118.85095126758925"/>
            <table:table-cell/>
            <table:table-cell/>
            <table:table-cell office:value-type="float" office:value="46.5"/>
            <table:table-cell office:value-type="float" office:value="121.18626324381714"/>
          </table:table-row>
          <table:table-row>
            <table:table-cell office:value-type="string">
              <text:p>95</text:p>
            </table:table-cell>
            <table:table-cell office:value-type="float" office:value="47"/>
            <table:table-cell office:value-type="float" office:value="118.9437251409845"/>
            <table:table-cell/>
            <table:table-cell/>
            <table:table-cell office:value-type="float" office:value="47"/>
            <table:table-cell office:value-type="float" office:value="121.18969046509004"/>
          </table:table-row>
          <table:table-row>
            <table:table-cell office:value-type="string">
              <text:p>96</text:p>
            </table:table-cell>
            <table:table-cell office:value-type="float" office:value="47.5"/>
            <table:table-cell office:value-type="float" office:value="119.03288016833883"/>
            <table:table-cell/>
            <table:table-cell/>
            <table:table-cell office:value-type="float" office:value="47.5"/>
            <table:table-cell office:value-type="float" office:value="121.19284495954426"/>
          </table:table-row>
          <table:table-row>
            <table:table-cell office:value-type="string">
              <text:p>97</text:p>
            </table:table-cell>
            <table:table-cell office:value-type="float" office:value="48"/>
            <table:table-cell office:value-type="float" office:value="119.11855751058678"/>
            <table:table-cell/>
            <table:table-cell/>
            <table:table-cell office:value-type="float" office:value="48"/>
            <table:table-cell office:value-type="float" office:value="121.19574842986886"/>
          </table:table-row>
          <table:table-row>
            <table:table-cell office:value-type="string">
              <text:p>98</text:p>
            </table:table-cell>
            <table:table-cell office:value-type="float" office:value="48.5"/>
            <table:table-cell office:value-type="float" office:value="119.20089282237461"/>
            <table:table-cell/>
            <table:table-cell/>
            <table:table-cell office:value-type="float" office:value="48.5"/>
            <table:table-cell office:value-type="float" office:value="121.1984208517254"/>
          </table:table-row>
          <table:table-row>
            <table:table-cell office:value-type="string">
              <text:p>99</text:p>
            </table:table-cell>
            <table:table-cell office:value-type="float" office:value="49"/>
            <table:table-cell office:value-type="float" office:value="119.28001646684505"/>
            <table:table-cell/>
            <table:table-cell/>
            <table:table-cell office:value-type="float" office:value="49"/>
            <table:table-cell office:value-type="float" office:value="121.20088061117906"/>
          </table:table-row>
          <table:table-row>
            <table:table-cell office:value-type="string">
              <text:p>100</text:p>
            </table:table-cell>
            <table:table-cell office:value-type="float" office:value="49.5"/>
            <table:table-cell office:value-type="float" office:value="119.35605372204387"/>
            <table:table-cell/>
            <table:table-cell/>
            <table:table-cell office:value-type="float" office:value="49.5"/>
            <table:table-cell office:value-type="float" office:value="121.20314463119335"/>
          </table:table-row>
          <table:table-row>
            <table:table-cell office:value-type="string">
              <text:p>101</text:p>
            </table:table-cell>
            <table:table-cell office:value-type="float" office:value="50"/>
            <table:table-cell office:value-type="float" office:value="119.42912497927507"/>
            <table:table-cell/>
            <table:table-cell/>
            <table:table-cell office:value-type="float" office:value="50"/>
            <table:table-cell office:value-type="float" office:value="121.20522848805892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mml:math xmlns:mml="http://www.w3.org/1998/Math/MathML" display="block">
  <mml:msub>
    <mml:mrow>
      <mml:mi>M</mml:mi>
      <mml:mi>C</mml:mi>
    </mml:mrow>
    <mml:mi>p</mml:mi>
  </mml:msub>
  <mml:mfrac>
    <mml:mrow>
      <mml:msub>
        <mml:mrow>
          <mml:mi>d</mml:mi>
          <mml:mi>T</mml:mi>
        </mml:mrow>
        <mml:mn>1</mml:mn>
      </mml:msub>
    </mml:mrow>
    <mml:mrow>
      <mml:mi>d</mml:mi>
      <mml:mi>t</mml:mi>
    </mml:mrow>
  </mml:mfrac>
  <mml:mo>=</mml:mo>
  <mml:msub>
    <mml:mrow>
      <mml:mi>W</mml:mi>
      <mml:mi>C</mml:mi>
    </mml:mrow>
    <mml:mi>P</mml:mi>
  </mml:msub>
  <mml:msub>
    <mml:mi>T</mml:mi>
    <mml:mn>0</mml:mn>
  </mml:msub>
  <mml:mo>+</mml:mo>
  <mml:mi>U</mml:mi>
  <mml:mi>A</mml:mi>
  <mml:mfenced>
    <mml:mrow>
      <mml:msub>
        <mml:mi>T</mml:mi>
        <mml:mrow>
          <mml:mi>v</mml:mi>
          <mml:mi>a</mml:mi>
          <mml:mi>p</mml:mi>
          <mml:mi>o</mml:mi>
          <mml:mi>r</mml:mi>
        </mml:mrow>
      </mml:msub>
      <mml:mo>−</mml:mo>
      <mml:mi>T</mml:mi>
    </mml:mrow>
  </mml:mfenced>
</mml:math>
</file>

<file path=Object 3/content.xml><?xml version="1.0" encoding="utf-8"?>
<mml:math xmlns:mml="http://www.w3.org/1998/Math/MathML" display="block">
  <mml:mfrac>
    <mml:mrow>
      <mml:msub>
        <mml:mrow>
          <mml:mi>d</mml:mi>
          <mml:mi>T</mml:mi>
        </mml:mrow>
        <mml:mn>1</mml:mn>
      </mml:msub>
    </mml:mrow>
    <mml:mrow>
      <mml:mi>d</mml:mi>
      <mml:mi>t</mml:mi>
    </mml:mrow>
  </mml:mfrac>
  <mml:mo>=</mml:mo>
  <mml:mfrac>
    <mml:mrow>
      <mml:mi>W</mml:mi>
      <mml:msub>
        <mml:mi>C</mml:mi>
        <mml:mi>P</mml:mi>
      </mml:msub>
      <mml:mfenced>
        <mml:mrow>
          <mml:msub>
            <mml:mi>T</mml:mi>
            <mml:mn>0</mml:mn>
          </mml:msub>
          <mml:mo>−</mml:mo>
          <mml:mi>T</mml:mi>
        </mml:mrow>
      </mml:mfenced>
      <mml:mo>+</mml:mo>
      <mml:mi>U</mml:mi>
      <mml:mi>A</mml:mi>
      <mml:mfenced>
        <mml:mrow>
          <mml:msub>
            <mml:mi>T</mml:mi>
            <mml:mrow>
              <mml:mi>v</mml:mi>
              <mml:mi>a</mml:mi>
              <mml:mi>p</mml:mi>
              <mml:mi>o</mml:mi>
              <mml:mi>r</mml:mi>
            </mml:mrow>
          </mml:msub>
          <mml:mo>−</mml:mo>
          <mml:mi>T</mml:mi>
        </mml:mrow>
      </mml:mfenced>
    </mml:mrow>
    <mml:mrow>
      <mml:mi>M</mml:mi>
      <mml:msub>
        <mml:mi>C</mml:mi>
        <mml:mi>P</mml:mi>
      </mml:msub>
    </mml:mrow>
  </mml:mfrac>
</mml:math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Ma1">
      <style:graphic-properties draw:fill="none" draw:stroke="solid" svg:stroke-width="0.00694in" svg:stroke-color="#89898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125" chart:minimum="25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maximum="50" chart:minimum="0" chart:origin="0" chart:interval-major="5" chart:tick-marks-major-inner="tru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scatter" svg:height="283.0pt" svg:width="453.5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.A1" chart:values-cell-range-address=".A1" chart:class="chart:scatter" chart:attached-axis="primary-y" chart:style-name="G0S0">
            <chart:domain table:cell-range-address=".A1"/>
            <chart:data-point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